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1.4382in"/>
    </style:style>
    <style:style style:name="co13" style:family="table-column">
      <style:table-column-properties fo:break-before="auto" style:column-width="1.6425in"/>
    </style:style>
    <style:style style:name="co14" style:family="table-column">
      <style:table-column-properties fo:break-before="auto" style:column-width="1.8571in"/>
    </style:style>
    <style:style style:name="co15" style:family="table-column">
      <style:table-column-properties fo:break-before="auto" style:column-width="1.8783in"/>
    </style:style>
    <style:style style:name="co16" style:family="table-column">
      <style:table-column-properties fo:break-before="auto" style:column-width="1.922in"/>
    </style:style>
    <style:style style:name="co17" style:family="table-column">
      <style:table-column-properties fo:break-before="auto" style:column-width="2.1736in"/>
    </style:style>
    <style:style style:name="co25" style:family="table-column">
      <style:table-column-properties fo:break-before="auto" style:column-width="1.0047in"/>
    </style:style>
    <style:style style:name="co26" style:family="table-column">
      <style:table-column-properties fo:break-before="auto" style:column-width="1.0264in"/>
    </style:style>
    <style:style style:name="co27" style:family="table-column">
      <style:table-column-properties fo:break-before="auto" style:column-width="1.9028in"/>
    </style:style>
    <style:style style:name="co28" style:family="table-column">
      <style:table-column-properties fo:break-before="auto" style:column-width="2.4575in"/>
    </style:style>
    <style:style style:name="co19" style:family="table-column">
      <style:table-column-properties fo:break-before="auto" style:column-width="0.7126in"/>
    </style:style>
    <style:style style:name="co20" style:family="table-column">
      <style:table-column-properties fo:break-before="auto" style:column-width="2.2437in"/>
    </style:style>
    <style:style style:name="co21" style:family="table-column">
      <style:table-column-properties fo:break-before="auto" style:column-width="0.9319in"/>
    </style:style>
    <style:style style:name="co22" style:family="table-column">
      <style:table-column-properties fo:break-before="auto" style:column-width="2.698in"/>
    </style:style>
    <style:style style:name="co23" style:family="table-column">
      <style:table-column-properties fo:break-before="auto" style:column-width="1.1756in"/>
    </style:style>
    <style:style style:name="co24" style:family="table-column">
      <style:table-column-properties fo:break-before="auto" style:column-width="1.2709in"/>
    </style:style>
    <style:style style:name="co29" style:family="table-column">
      <style:table-column-properties fo:break-before="auto" style:column-width="1.6528in"/>
    </style:style>
    <style:style style:name="co30" style:family="table-column">
      <style:table-column-properties fo:break-before="auto" style:column-width="1.6193in"/>
    </style:style>
    <style:style style:name="co31" style:family="table-column">
      <style:table-column-properties fo:break-before="auto" style:column-width="5.1453in"/>
    </style:style>
    <style:style style:name="co32" style:family="table-column">
      <style:table-column-properties fo:break-before="auto" style:column-width="1.5091in"/>
    </style:style>
    <style:style style:name="ro12" style:family="table-row">
      <style:table-row-properties style:row-height="0.2071in" fo:break-before="auto" style:use-optimal-row-height="true"/>
    </style:style>
    <style:style style:name="ro13" style:family="table-row">
      <style:table-row-properties style:row-height="0.2618in" fo:break-before="auto" style:use-optimal-row-height="false"/>
    </style:style>
    <style:style style:name="ro14" style:family="table-row">
      <style:table-row-properties style:row-height="0.2083in" fo:break-before="auto" style:use-optimal-row-height="false"/>
    </style:style>
    <style:style style:name="ro15" style:family="table-row">
      <style:table-row-properties style:row-height="0.1791in" fo:break-before="auto" style:use-optimal-row-height="true"/>
    </style:style>
    <style:style style:name="ro16" style:family="table-row">
      <style:table-row-properties style:row-height="0.9535in" fo:break-before="auto" style:use-optimal-row-height="true"/>
    </style:style>
    <style:style style:name="ro17" style:family="table-row">
      <style:table-row-properties style:row-height="1.0728in" fo:break-before="auto" style:use-optimal-row-height="false"/>
    </style:style>
    <style:style style:name="ro18" style:family="table-row">
      <style:table-row-properties style:row-height="1.4193in" fo:break-before="auto" style:use-optimal-row-height="true"/>
    </style:style>
    <style:style style:name="ro19" style:family="table-row">
      <style:table-row-properties style:row-height="1.5272in" fo:break-before="auto" style:use-optimal-row-height="false"/>
    </style:style>
    <style:style style:name="ro20" style:family="table-row">
      <style:table-row-properties style:row-height="0.7417in" fo:break-before="auto" style:use-optimal-row-height="false"/>
    </style:style>
    <style:style style:name="ro21" style:family="table-row">
      <style:table-row-properties style:row-height="1.0909in" fo:break-before="auto" style:use-optimal-row-height="false"/>
    </style:style>
    <style:style style:name="ro22" style:family="table-row">
      <style:table-row-properties style:row-height="0.6764in" fo:break-before="auto" style:use-optimal-row-height="false"/>
    </style:style>
    <style:style style:name="ro23" style:family="table-row">
      <style:table-row-properties style:row-height="1.1563in" fo:break-before="auto" style:use-optimal-row-height="false"/>
    </style:style>
    <style:style style:name="ro24" style:family="table-row">
      <style:table-row-properties style:row-height="0.9925in" fo:break-before="auto" style:use-optimal-row-height="false"/>
    </style:style>
    <style:style style:name="ro25" style:family="table-row">
      <style:table-row-properties style:row-height="1.0472in" fo:break-before="auto" style:use-optimal-row-height="false"/>
    </style:style>
    <style:style style:name="ro26" style:family="table-row">
      <style:table-row-properties style:row-height="1.8764in" fo:break-before="auto" style:use-optimal-row-height="false"/>
    </style:style>
    <style:style style:name="ro27" style:family="table-row">
      <style:table-row-properties style:row-height="1.3528in" fo:break-before="auto" style:use-optimal-row-height="false"/>
    </style:style>
    <style:style style:name="ro28" style:family="table-row">
      <style:table-row-properties style:row-height="1.7346in" fo:break-before="auto" style:use-optimal-row-height="false"/>
    </style:style>
    <style:style style:name="ro29" style:family="table-row">
      <style:table-row-properties style:row-height="1.4618in" fo:break-before="auto" style:use-optimal-row-height="false"/>
    </style:style>
    <style:style style:name="ro30" style:family="table-row">
      <style:table-row-properties style:row-height="1.8in" fo:break-before="auto" style:use-optimal-row-height="false"/>
    </style:style>
    <style:style style:name="ro31" style:family="table-row">
      <style:table-row-properties style:row-height="1.7016in" fo:break-before="auto" style:use-optimal-row-height="false"/>
    </style:style>
    <style:style style:name="ro32" style:family="table-row">
      <style:table-row-properties style:row-height="2.0945in" fo:break-before="auto" style:use-optimal-row-height="false"/>
    </style:style>
    <style:style style:name="ro33" style:family="table-row">
      <style:table-row-properties style:row-height="2.2799in" fo:break-before="auto" style:use-optimal-row-height="false"/>
    </style:style>
    <style:style style:name="ro34" style:family="table-row">
      <style:table-row-properties style:row-height="1.2638in" fo:break-before="auto" style:use-optimal-row-height="true"/>
    </style:style>
    <style:style style:name="ro35" style:family="table-row">
      <style:table-row-properties style:row-height="1.3634in" fo:break-before="auto" style:use-optimal-row-height="false"/>
    </style:style>
    <style:style style:name="ro36" style:family="table-row">
      <style:table-row-properties style:row-height="1.5752in" fo:break-before="auto" style:use-optimal-row-height="true"/>
    </style:style>
    <style:style style:name="ro37" style:family="table-row">
      <style:table-row-properties style:row-height="1.8866in" fo:break-before="auto" style:use-optimal-row-height="false"/>
    </style:style>
    <style:style style:name="ro38" style:family="table-row">
      <style:table-row-properties style:row-height="1.9634in" fo:break-before="auto" style:use-optimal-row-height="false"/>
    </style:style>
    <style:style style:name="ro39" style:family="table-row">
      <style:table-row-properties style:row-height="2.8189in" fo:break-before="auto" style:use-optimal-row-height="true"/>
    </style:style>
    <style:style style:name="ro40" style:family="table-row">
      <style:table-row-properties style:row-height="1.9528in" fo:break-before="auto" style:use-optimal-row-height="false"/>
    </style:style>
    <style:style style:name="ro41" style:family="table-row">
      <style:table-row-properties style:row-height="1.8862in" fo:break-before="auto" style:use-optimal-row-height="true"/>
    </style:style>
    <style:style style:name="ro42" style:family="table-row">
      <style:table-row-properties style:row-height="1.7307in" fo:break-before="auto" style:use-optimal-row-height="true"/>
    </style:style>
    <style:style style:name="ro43" style:family="table-row">
      <style:table-row-properties style:row-height="1.5819in" fo:break-before="auto" style:use-optimal-row-height="false"/>
    </style:style>
    <style:style style:name="ro44" style:family="table-row">
      <style:table-row-properties style:row-height="1.811in" fo:break-before="auto" style:use-optimal-row-height="false"/>
    </style:style>
    <style:style style:name="ro45" style:family="table-row">
      <style:table-row-properties style:row-height="1.5709in" fo:break-before="auto" style:use-optimal-row-height="false"/>
    </style:style>
    <style:style style:name="ro46" style:family="table-row">
      <style:table-row-properties style:row-height="2.1972in" fo:break-before="auto" style:use-optimal-row-height="true"/>
    </style:style>
    <style:style style:name="ro47" style:family="table-row">
      <style:table-row-properties style:row-height="0.9118in" fo:break-before="auto" style:use-optimal-row-height="false"/>
    </style:style>
    <style:style style:name="ro58" style:family="table-row">
      <style:table-row-properties style:row-height="0.2484in" fo:break-before="auto" style:use-optimal-row-height="false"/>
    </style:style>
    <style:style style:name="ro59" style:family="table-row">
      <style:table-row-properties style:row-height="0.4972in" fo:break-before="auto" style:use-optimal-row-height="false"/>
    </style:style>
    <style:style style:name="ro60" style:family="table-row">
      <style:table-row-properties style:row-height="0.3311in" fo:break-before="auto" style:use-optimal-row-height="true"/>
    </style:style>
    <style:style style:name="ro61" style:family="table-row">
      <style:table-row-properties style:row-height="0.4866in" fo:break-before="auto" style:use-optimal-row-height="true"/>
    </style:style>
    <style:style style:name="ro55" style:family="table-row">
      <style:table-row-properties style:row-height="0.178in" fo:break-before="auto" style:use-optimal-row-height="true"/>
    </style:style>
    <style:style style:name="ro53" style:family="table-row">
      <style:table-row-properties style:row-height="0.1945in" fo:break-before="auto" style:use-optimal-row-height="true"/>
    </style:style>
    <style:style style:name="ro54" style:family="table-row">
      <style:table-row-properties style:row-height="0.1965in" fo:break-before="auto" style:use-optimal-row-height="false"/>
    </style:style>
    <style:style style:name="ro56" style:family="table-row">
      <style:table-row-properties style:row-height="0.3417in" fo:break-before="auto" style:use-optimal-row-height="false"/>
    </style:style>
    <style:style style:name="ro57" style:family="table-row">
      <style:table-row-properties style:row-height="0.302in" fo:break-before="auto" style:use-optimal-row-height="false"/>
    </style:style>
    <style:style style:name="ro62" style:family="table-row">
      <style:table-row-properties style:row-height="0.3728in" fo:break-before="auto" style:use-optimal-row-height="false"/>
    </style:style>
    <style:style style:name="ro63" style:family="table-row">
      <style:table-row-properties style:row-height="0.4146in" fo:break-before="auto" style:use-optimal-row-height="true"/>
    </style:style>
    <style:style style:name="ro64" style:family="table-row">
      <style:table-row-properties style:row-height="0.211in" fo:break-before="auto" style:use-optimal-row-height="true"/>
    </style:style>
    <style:style style:name="ro65" style:family="table-row">
      <style:table-row-properties style:row-height="0.3626in" fo:break-before="auto" style:use-optimal-row-height="false"/>
    </style:style>
    <style:style style:name="ro66" style:family="table-row">
      <style:table-row-properties style:row-height="0.3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2" style:family="table-cell" style:parent-style-name="Default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/>
      <style:text-properties fo:color="#000000" style:font-name="Arial" fo:font-size="10pt"/>
    </style:style>
    <style:style style:name="ce10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4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5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/>
      <style:text-properties fo:color="#000000"/>
    </style:style>
    <style:style style:name="ce107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fo:background-color="#ffffff" style:text-align-source="fix" style:repeat-content="false" fo:wrap-option="wrap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9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padding-bottom="0.0193in" fo:padding-left="0.0138in" fo:padding-right="0.0138in" fo:padding-top="0.0193in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1" style:family="table-cell" style:parent-style-name="Normal_5f_Sheet1">
      <style:table-cell-properties style:glyph-orientation-vertical="0" fo:background-color="#ffffff" style:text-align-source="fix" style:repeat-content="false" fo:wrap-option="wrap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padding-bottom="0.0193in" fo:padding-left="0.0138in" fo:padding-right="0.0138in" fo:padding-top="0.0193in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3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4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Default">
      <style:table-cell-properties fo:wrap-option="wrap"/>
      <style:text-properties fo:color="#000000" style:font-name="Arial" fo:font-size="10pt" fo:font-weight="normal" style:font-weight-asian="normal" style:font-weight-complex="normal"/>
    </style:style>
    <style:style style:name="ce118" style:family="table-cell" style:parent-style-name="Default">
      <style:text-properties fo:color="#000000" style:font-name="Arial" fo:font-size="10pt" fo:font-weight="normal" style:font-weight-asian="normal" style:font-weight-complex="normal"/>
    </style:style>
    <style:style style:name="ce11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0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2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23" style:family="table-cell" style:parent-style-name="Default">
      <style:text-properties fo:color="#000000"/>
    </style:style>
    <style:style style:name="ce124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8pt" style:font-style-complex="normal" style:font-weight-complex="bold"/>
    </style:style>
    <style:style style:name="ce12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6" style:family="table-cell" style:parent-style-name="Default">
      <style:table-cell-properties fo:wrap-option="wrap"/>
      <style:text-properties fo:color="#000000" style:font-name="Arial" fo:font-size="10pt" fo:font-weight="bold" style:font-weight-asian="bold" style:font-weight-complex="bold"/>
    </style:style>
    <style:style style:name="ce127" style:family="table-cell" style:parent-style-name="Default">
      <style:text-properties fo:color="#000000" style:font-name="Arial" fo:font-size="10pt" fo:font-weight="bold" style:font-weight-asian="bold" style:font-weight-complex="bold"/>
    </style:style>
    <style:style style:name="ce128" style:family="table-cell" style:parent-style-name="Default">
      <style:text-properties fo:color="#000000" fo:font-weight="bold" style:font-weight-asian="bold" style:font-weight-complex="bold"/>
    </style:style>
    <style:style style:name="ce129" style:family="table-cell" style:parent-style-name="Default">
      <style:text-properties fo:color="#000000" style:font-name="Arial" fo:font-size="10pt"/>
    </style:style>
    <style:style style:name="ce13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normal"/>
    </style:style>
    <style:style style:name="ce13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3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13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13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135" style:family="table-cell" style:parent-style-name="Default">
      <style:table-cell-properties fo:wrap-option="wrap" style:vertical-align="top"/>
      <style:text-properties fo:color="#000000" style:font-name="Arial" fo:font-size="10pt"/>
    </style:style>
    <style:style style:name="ce136" style:family="table-cell" style:parent-style-name="Default">
      <style:table-cell-properties fo:wrap-option="wrap"/>
      <style:text-properties fo:color="#000000" style:font-name="Arial" fo:font-size="10pt"/>
    </style:style>
    <style:style style:name="ce1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3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41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4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normal"/>
    </style:style>
    <style:style style:name="ce144" style:family="table-cell" style:parent-style-name="Default">
      <style:table-cell-properties fo:background-color="transparent" fo:wrap-option="wrap" fo:border="0.0008in solid #000000"/>
      <style:text-properties fo:color="#000000" style:font-name="Arial" fo:font-size="10pt" style:font-name-asian="Tahoma1" style:font-size-asian="10pt"/>
    </style:style>
    <style:style style:name="ce14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4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4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4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49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1" style:family="table-cell" style:parent-style-name="Default">
      <style:text-properties fo:color="#ffffff"/>
    </style:style>
    <style:style style:name="ce47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bold" style:font-name-asian="Lucida Sans Unicode" style:font-weight-asian="normal" style:font-name-complex="Tahoma2" style:font-weight-complex="normal"/>
    </style:style>
    <style:style style:name="ce5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5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6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61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62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fo:font-weight="bold"/>
    </style:style>
    <style:style style:name="ce15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0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0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07" style:family="table-cell" style:parent-style-name="Default">
      <style:text-properties fo:font-weight="bold" style:font-weight-asian="bold" style:font-weight-complex="bold"/>
    </style:style>
    <style:style style:name="ce20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09" style:family="table-cell" style:parent-style-name="Default">
      <style:table-cell-properties fo:wrap-option="wrap" fo:border="0.0008in solid #000000" style:vertical-align="top"/>
    </style:style>
    <style:style style:name="ce21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normal"/>
    </style:style>
    <style:style style:name="ce21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2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73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4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8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9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0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1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2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3" style:family="table-cell" style:parent-style-name="Default" style:data-style-name="N225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 style:data-style-name="N16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 style:data-style-name="N16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 style:data-style-name="N16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 style:data-style-name="N168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 style:data-style-name="N167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 style:data-style-name="N22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Default">
      <style:text-properties style:font-name="Arial" fo:font-size="10pt" fo:font-weight="normal"/>
    </style:style>
    <style:style style:name="ce91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9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5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 style:data-style-name="N167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62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6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170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17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bold"/>
    </style:style>
    <style:style style:name="ce173" style:family="table-cell" style:parent-style-name="Default">
      <style:text-properties style:font-name="Arial" fo:font-weight="bold"/>
    </style:style>
    <style:style style:name="ce174" style:family="table-cell" style:parent-style-name="Default">
      <style:text-properties fo:font-weight="bold"/>
    </style:style>
    <style:style style:name="ce17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/>
    </style:style>
    <style:style style:name="ce177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17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7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80" style:family="table-cell" style:parent-style-name="Default">
      <style:table-cell-properties fo:background-color="transparent"/>
      <style:text-properties style:font-name="Arial"/>
    </style:style>
    <style:style style:name="ce181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82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183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weight="bold"/>
    </style:style>
    <style:style style:name="ce184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18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186" style:family="table-cell" style:parent-style-name="Default">
      <style:text-properties fo:font-weight="bold" style:font-name-asian="Tahoma1" style:font-weight-asian="bold" style:font-weight-complex="bold"/>
    </style:style>
    <style:style style:name="ce187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18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18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190" style:family="table-cell" style:parent-style-name="Default">
      <style:table-cell-properties fo:background-color="transparent" fo:wrap-option="wrap" fo:border="0.0008in solid #000000" style:vertical-align="top"/>
      <style:text-properties style:font-name="Arial" fo:font-weight="bold"/>
    </style:style>
    <style:style style:name="ce19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192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bold" style:font-name-asian="Tahoma1"/>
    </style:style>
    <style:style style:name="ce19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194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/>
    </style:style>
    <style:style style:name="ce195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 style:font-name-asian="Tahoma1"/>
    </style:style>
    <style:style style:name="ce19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197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 style:font-name-asian="Tahoma1" style:font-weight-asian="bold" style:font-weight-complex="bold"/>
    </style:style>
    <style:style style:name="ce198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199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200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201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202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03" style:family="table-cell" style:parent-style-name="Default">
      <style:text-properties style:font-name="Arial" fo:font-weight="bold" style:font-name-asian="Tahoma1"/>
    </style:style>
    <style:style style:name="ce204" style:family="table-cell" style:parent-style-name="Default">
      <style:text-properties style:font-name="Arial" fo:font-weight="bold" style:font-weight-asian="bold" style:font-weight-complex="bold"/>
    </style:style>
    <style:style style:name="ce214" style:family="table-cell" style:parent-style-name="Default">
      <style:text-properties style:font-name="Arial"/>
    </style:style>
    <style:style style:name="ce215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1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1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218" style:family="table-cell" style:parent-style-name="Default">
      <style:table-cell-properties fo:border="0.0008in solid #000000"/>
      <style:text-properties style:font-name="Arial" fo:font-weight="bold"/>
    </style:style>
    <style:style style:name="ce219" style:family="table-cell" style:parent-style-name="Default">
      <style:table-cell-properties fo:border="0.0008in solid #000000"/>
      <style:text-properties style:font-name="Arial"/>
    </style:style>
    <style:style style:name="ce220" style:family="table-cell" style:parent-style-name="Default">
      <style:table-cell-properties fo:border="0.0008in solid #000000"/>
      <style:text-properties style:font-name="Arial" fo:font-weight="normal"/>
    </style:style>
    <style:style style:name="ce221" style:family="table-cell" style:parent-style-name="Default">
      <style:table-cell-properties fo:border="0.0008in solid #000000"/>
      <style:text-properties style:font-name="Arial" fo:font-weight="bold" style:font-weight-asian="bold" style:font-weight-complex="bold"/>
    </style:style>
    <style:style style:name="ce222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223" style:family="table-cell" style:parent-style-name="Default">
      <style:table-cell-properties fo:background-color="transparent" fo:border="0.0008in solid #000000"/>
      <style:text-properties fo:color="#000000" style:font-name="Times New Roma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fo:color="#000000" style:font-name="Arial" fo:language="en" fo:country="GB" style:font-name-asian="Tahoma1" style:font-name-complex="Tahoma2"/>
    </style:style>
    <style:style style:name="T3" style:family="text">
      <style:text-properties style:font-name="Arial" style:font-name-asian="Lucida Sans Unicode" style:font-name-complex="Tahoma2"/>
    </style:style>
    <style:style style:name="T4" style:family="text">
      <style:text-properties fo:language="en" fo:country="GB" style:font-name-asian="Tahoma1" style:font-name-complex="Tahoma2"/>
    </style:style>
    <style:style style:name="T5" style:family="text">
      <style:text-properties style:font-name="Arial" fo:language="en" fo:country="GB" style:font-name-asian="Tahoma1" style:font-name-complex="Tahoma2"/>
    </style:style>
    <style:style style:name="T6" style:family="text">
      <style:text-properties fo:language="en" fo:country="GB" style:font-name-asian="Tahoma1"/>
    </style:style>
    <style:style style:name="T7" style:family="text">
      <style:text-properties style:font-name="Arial" fo:language="en" fo:country="GB" style:font-name-asian="Lucida Sans Unicode" style:font-name-complex="Tahoma2"/>
    </style:style>
    <style:style style:name="T8" style:family="text">
      <style:text-properties style:font-name="Arial" fo:language="en" fo:country="US" style:font-name-asian="Lucida Sans Unicode" style:font-name-complex="Tahoma2"/>
    </style:style>
    <style:style style:name="T9" style:family="text">
      <style:text-properties fo:language="en" fo:country="US" style:font-name-asian="Lucida Sans Unicode"/>
    </style:style>
    <style:style style:name="T10" style:family="text">
      <style:text-properties fo:color="#4c4c4c" style:font-name="Arial" fo:language="en" fo:country="GB" style:font-name-asian="Tahoma1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9" table:default-cell-style-name="ce73"/>
        <table:table-column table:style-name="co20" table:default-cell-style-name="Default"/>
        <table:table-column table:style-name="co21" table:default-cell-style-name="Default"/>
        <table:table-column table:style-name="co22" table:default-cell-style-name="ce73"/>
        <table:table-column table:style-name="co23" table:default-cell-style-name="ce159"/>
        <table:table-column table:style-name="co24" table:default-cell-style-name="ce73"/>
        <table:table-column table:style-name="co29" table:default-cell-style-name="ce73"/>
        <table:table-column table:style-name="co19" table:number-columns-repeated="248" table:default-cell-style-name="ce73"/>
        <table:table-column table:style-name="co19" table:default-cell-style-name="Default"/>
        <table:table-row table:style-name="ro53">
          <table:table-cell>
            <draw:frame table:end-cell-address="Cover.C6" table:end-x="0.0138in" table:end-y="0.1555in" draw:z-index="0" draw:name="Graphics 3" draw:style-name="gr1" draw:text-style-name="P1" svg:width="2.3114in" svg:height="1.126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77" table:number-columns-repeated="2"/>
          <table:table-cell/>
          <table:table-cell table:style-name="ce73" table:number-columns-spanned="3" table:number-rows-spanned="1"/>
          <table:covered-table-cell table:number-columns-repeated="2"/>
          <table:table-cell table:number-columns-repeated="249"/>
        </table:table-row>
        <table:table-row table:style-name="ro53" table:number-rows-repeated="3">
          <table:table-cell table:style-name="ce74"/>
          <table:table-cell table:number-columns-repeated="2"/>
          <table:table-cell table:style-name="ce74" table:number-columns-repeated="3"/>
          <table:table-cell table:number-columns-repeated="250"/>
        </table:table-row>
        <table:table-row table:style-name="ro54">
          <table:table-cell table:style-name="ce74"/>
          <table:table-cell table:number-columns-repeated="2"/>
          <table:table-cell table:style-name="ce74" table:number-columns-repeated="3"/>
          <table:table-cell table:number-columns-repeated="250"/>
        </table:table-row>
        <table:table-row table:style-name="ro56">
          <table:table-cell table:style-name="ce74"/>
          <table:table-cell table:style-name="ce78" office:value-type="string">
            <text:p>IPAD SNIFF TEST </text:p>
          </table:table-cell>
          <table:table-cell table:style-name="ce74" table:number-columns-repeated="4"/>
          <table:table-cell table:number-columns-repeated="250"/>
        </table:table-row>
        <table:table-row table:style-name="ro53">
          <table:table-cell table:style-name="ce74"/>
          <table:table-cell table:style-name="ce79" office:value-type="string">
            <text:p>Version:</text:p>
          </table:table-cell>
          <table:table-cell table:style-name="ce88" office:value-type="float" office:value="2">
            <text:p>2.0</text:p>
          </table:table-cell>
          <table:table-cell table:style-name="ce100"/>
          <table:table-cell table:style-name="ce74" table:number-columns-repeated="2"/>
          <table:table-cell table:number-columns-repeated="250"/>
        </table:table-row>
        <table:table-row table:style-name="ro53">
          <table:table-cell table:style-name="ce74"/>
          <table:table-cell table:style-name="ce79" office:value-type="string">
            <text:p>Issue date:</text:p>
          </table:table-cell>
          <table:table-cell table:style-name="ce89"/>
          <table:table-cell table:style-name="ce100"/>
          <table:table-cell table:style-name="ce74" table:number-columns-repeated="2"/>
          <table:table-cell table:number-columns-repeated="250"/>
        </table:table-row>
        <table:table-row table:style-name="ro53">
          <table:table-cell table:style-name="ce74"/>
          <table:table-cell table:style-name="ce79" office:value-type="string">
            <text:p>Project Suite:</text:p>
          </table:table-cell>
          <table:table-cell table:style-name="ce90" office:value-type="string">
            <text:p>Mobile</text:p>
          </table:table-cell>
          <table:table-cell table:style-name="ce100"/>
          <table:table-cell table:style-name="ce74" table:number-columns-repeated="2"/>
          <table:table-cell table:number-columns-repeated="250"/>
        </table:table-row>
        <table:table-row table:style-name="ro53">
          <table:table-cell table:style-name="ce74"/>
          <table:table-cell table:style-name="ce79" office:value-type="string">
            <text:p>Project Name:</text:p>
          </table:table-cell>
          <table:table-cell table:style-name="ce91" office:value-type="string">
            <text:p>Mobile Application</text:p>
          </table:table-cell>
          <table:table-cell table:style-name="ce100"/>
          <table:table-cell table:style-name="ce74" table:number-columns-repeated="2"/>
          <table:table-cell table:number-columns-repeated="250"/>
        </table:table-row>
        <table:table-row table:style-name="ro53">
          <table:table-cell table:style-name="ce74"/>
          <table:table-cell table:style-name="ce79" office:value-type="string">
            <text:p>Total Cases:</text:p>
          </table:table-cell>
          <table:table-cell table:style-name="ce92" table:formula="of:=SUM([SniffTest.C4:SniffTest.C4])" office:value-type="float" office:value="43">
            <text:p>43</text:p>
          </table:table-cell>
          <table:table-cell table:style-name="ce101"/>
          <table:table-cell table:style-name="ce74" table:number-columns-repeated="2"/>
          <table:table-cell table:number-columns-repeated="250"/>
        </table:table-row>
        <table:table-row table:style-name="ro53" table:number-rows-repeated="3">
          <table:table-cell table:style-name="ce74"/>
          <table:table-cell table:style-name="ce80"/>
          <table:table-cell table:style-name="ce93"/>
          <table:table-cell table:style-name="ce152"/>
          <table:table-cell table:style-name="ce74" table:number-columns-repeated="2"/>
          <table:table-cell table:number-columns-repeated="250"/>
        </table:table-row>
        <table:table-row table:style-name="ro53">
          <table:table-cell/>
          <table:table-cell table:style-name="ce80"/>
          <table:table-cell table:style-name="ce93"/>
          <table:table-cell table:style-name="Default" table:number-columns-repeated="4"/>
          <table:table-cell table:number-columns-repeated="249"/>
        </table:table-row>
        <table:table-row table:style-name="ro53" table:number-rows-repeated="3">
          <table:table-cell table:style-name="ce75"/>
          <table:table-cell table:number-columns-repeated="2"/>
          <table:table-cell table:style-name="Default" table:number-columns-repeated="4"/>
          <table:table-cell table:style-name="ce75" table:number-columns-repeated="248"/>
          <table:table-cell/>
        </table:table-row>
        <table:table-row table:style-name="ro57">
          <table:table-cell table:style-name="ce76"/>
          <table:table-cell table:style-name="ce81" office:value-type="string">
            <text:p>Record of change:</text:p>
          </table:table-cell>
          <table:table-cell table:style-name="ce73"/>
          <table:table-cell/>
          <table:table-cell table:style-name="ce73"/>
          <table:table-cell table:number-columns-repeated="2"/>
          <table:table-cell table:style-name="ce76" table:number-columns-repeated="248"/>
          <table:table-cell/>
        </table:table-row>
        <table:table-row table:style-name="ro62">
          <table:table-cell table:style-name="ce76"/>
          <table:table-cell table:style-name="ce82" office:value-type="string">
            <text:p>Effective Date</text:p>
          </table:table-cell>
          <table:table-cell table:style-name="ce94" office:value-type="string">
            <text:p>Version</text:p>
          </table:table-cell>
          <table:table-cell table:style-name="ce94" office:value-type="string">
            <text:p>Change description</text:p>
          </table:table-cell>
          <table:table-cell table:style-name="ce94" office:value-type="string">
            <text:p>Originator</text:p>
          </table:table-cell>
          <table:table-cell table:style-name="ce161" office:value-type="string">
            <text:p>Reviewer/</text:p>
            <text:p>Approver</text:p>
          </table:table-cell>
          <table:table-cell table:style-name="ce163" office:value-type="string">
            <text:p>Reference</text:p>
          </table:table-cell>
          <table:table-cell table:style-name="ce76" table:number-columns-repeated="248"/>
          <table:table-cell/>
        </table:table-row>
        <table:table-row table:style-name="ro53">
          <table:table-cell table:style-name="ce76"/>
          <table:table-cell table:style-name="ce83" office:value-type="date" office:date-value="2011-01-03">
            <text:p>1/3/2011</text:p>
          </table:table-cell>
          <table:table-cell table:style-name="ce95" office:value-type="string">
            <text:p>1.0</text:p>
          </table:table-cell>
          <table:table-cell table:style-name="ce153" office:value-type="string">
            <text:p>update and run with TCM</text:p>
          </table:table-cell>
          <table:table-cell office:value-type="string">
            <text:p>hoa.nguyen</text:p>
          </table:table-cell>
          <table:table-cell table:style-name="ce159"/>
          <table:table-cell table:style-name="ce164"/>
          <table:table-cell table:style-name="ce75"/>
          <table:table-cell table:style-name="ce76" table:number-columns-repeated="247"/>
          <table:table-cell/>
        </table:table-row>
        <table:table-row table:style-name="ro53">
          <table:table-cell table:style-name="ce75"/>
          <table:table-cell table:style-name="ce84" office:value-type="date" office:date-value="2011-04-20">
            <text:p>20-Apr-2011</text:p>
          </table:table-cell>
          <table:table-cell table:style-name="ce95" office:value-type="string">
            <text:p>2.0</text:p>
          </table:table-cell>
          <table:table-cell table:style-name="ce154" office:value-type="string">
            <text:p>Update base on changes</text:p>
          </table:table-cell>
          <table:table-cell office:value-type="string">
            <text:p>hoa.nguyen</text:p>
          </table:table-cell>
          <table:table-cell table:style-name="ce159"/>
          <table:table-cell table:style-name="ce164"/>
          <table:table-cell table:style-name="ce75" table:number-columns-repeated="248"/>
          <table:table-cell/>
        </table:table-row>
        <table:table-row table:style-name="ro53">
          <table:table-cell table:style-name="ce75"/>
          <table:table-cell table:style-name="ce85" office:value-type="float" office:value="40673">
            <text:p>10-May-11</text:p>
          </table:table-cell>
          <table:table-cell table:style-name="ce95" office:value-type="string">
            <text:p>2.1</text:p>
          </table:table-cell>
          <table:table-cell table:style-name="ce154" office:value-type="string">
            <text:p>Update Home Page base on spec</text:p>
          </table:table-cell>
          <table:table-cell office:value-type="string">
            <text:p>hoa.nguyen</text:p>
          </table:table-cell>
          <table:table-cell table:style-name="ce159"/>
          <table:table-cell table:style-name="ce165"/>
          <table:table-cell table:style-name="ce75" table:number-columns-repeated="248"/>
          <table:table-cell/>
        </table:table-row>
        <table:table-row table:style-name="ro53">
          <table:table-cell table:style-name="ce75"/>
          <table:table-cell table:style-name="ce85" office:value-type="float" office:value="40696">
            <text:p>2-Jun-11</text:p>
          </table:table-cell>
          <table:table-cell table:style-name="ce95" office:value-type="string">
            <text:p>2.2</text:p>
          </table:table-cell>
          <table:table-cell table:style-name="ce155" office:value-type="string">
            <text:p>Update base on changes</text:p>
          </table:table-cell>
          <table:table-cell office:value-type="string">
            <text:p>hoa.nguyen</text:p>
          </table:table-cell>
          <table:table-cell table:style-name="ce159"/>
          <table:table-cell table:style-name="ce165"/>
          <table:table-cell table:style-name="ce75" table:number-columns-repeated="248"/>
          <table:table-cell/>
        </table:table-row>
        <table:table-row table:style-name="ro53">
          <table:table-cell table:style-name="ce75"/>
          <table:table-cell table:style-name="ce85"/>
          <table:table-cell table:style-name="ce95"/>
          <table:table-cell table:style-name="ce154"/>
          <table:table-cell/>
          <table:table-cell table:style-name="ce159"/>
          <table:table-cell table:style-name="ce165"/>
          <table:table-cell table:style-name="ce75" table:number-columns-repeated="248"/>
          <table:table-cell/>
        </table:table-row>
        <table:table-row table:style-name="ro53">
          <table:table-cell table:style-name="ce75"/>
          <table:table-cell table:style-name="ce85"/>
          <table:table-cell table:style-name="ce95"/>
          <table:table-cell table:style-name="ce155"/>
          <table:table-cell/>
          <table:table-cell table:style-name="ce159"/>
          <table:table-cell table:style-name="ce166"/>
          <table:table-cell table:style-name="ce75" table:number-columns-repeated="248"/>
          <table:table-cell/>
        </table:table-row>
        <table:table-row table:style-name="ro53">
          <table:table-cell table:style-name="ce75"/>
          <table:table-cell table:style-name="ce85"/>
          <table:table-cell table:style-name="ce95"/>
          <table:table-cell table:style-name="ce155"/>
          <table:table-cell/>
          <table:table-cell table:style-name="ce159"/>
          <table:table-cell table:style-name="ce165"/>
          <table:table-cell table:style-name="ce75" table:number-columns-repeated="248"/>
          <table:table-cell/>
        </table:table-row>
        <table:table-row table:style-name="ro53">
          <table:table-cell table:style-name="ce75"/>
          <table:table-cell table:style-name="ce85"/>
          <table:table-cell table:style-name="ce96"/>
          <table:table-cell table:style-name="ce155"/>
          <table:table-cell/>
          <table:table-cell table:style-name="ce159"/>
          <table:table-cell table:style-name="ce165"/>
          <table:table-cell table:style-name="ce75" table:number-columns-repeated="248"/>
          <table:table-cell/>
        </table:table-row>
        <table:table-row table:style-name="ro53">
          <table:table-cell table:style-name="ce75"/>
          <table:table-cell table:style-name="ce85"/>
          <table:table-cell table:style-name="ce96"/>
          <table:table-cell table:style-name="ce155"/>
          <table:table-cell/>
          <table:table-cell table:style-name="ce159"/>
          <table:table-cell table:style-name="ce165"/>
          <table:table-cell/>
          <table:table-cell table:style-name="ce75" table:number-columns-repeated="247"/>
          <table:table-cell/>
        </table:table-row>
        <table:table-row table:style-name="ro53">
          <table:table-cell/>
          <table:table-cell table:style-name="ce85"/>
          <table:table-cell table:style-name="ce97"/>
          <table:table-cell table:style-name="ce156"/>
          <table:table-cell/>
          <table:table-cell table:style-name="ce159"/>
          <table:table-cell table:style-name="ce165"/>
          <table:table-cell table:number-columns-repeated="249"/>
        </table:table-row>
        <table:table-row table:style-name="ro53">
          <table:table-cell/>
          <table:table-cell table:style-name="ce85"/>
          <table:table-cell table:style-name="ce98"/>
          <table:table-cell table:style-name="ce95"/>
          <table:table-cell/>
          <table:table-cell table:style-name="ce160"/>
          <table:table-cell table:style-name="ce165"/>
          <table:table-cell table:number-columns-repeated="249"/>
        </table:table-row>
        <table:table-row table:style-name="ro53">
          <table:table-cell/>
          <table:table-cell table:style-name="ce85"/>
          <table:table-cell table:style-name="ce97"/>
          <table:table-cell table:style-name="ce156"/>
          <table:table-cell/>
          <table:table-cell table:style-name="ce160"/>
          <table:table-cell table:style-name="ce165"/>
          <table:table-cell table:number-columns-repeated="249"/>
        </table:table-row>
        <table:table-row table:style-name="ro53">
          <table:table-cell/>
          <table:table-cell table:style-name="ce86"/>
          <table:table-cell table:style-name="ce97"/>
          <table:table-cell table:style-name="ce157"/>
          <table:table-cell/>
          <table:table-cell table:style-name="ce162"/>
          <table:table-cell table:style-name="ce167"/>
          <table:table-cell table:number-columns-repeated="249"/>
        </table:table-row>
        <table:table-row table:style-name="ro53">
          <table:table-cell/>
          <table:table-cell table:style-name="ce86"/>
          <table:table-cell table:style-name="ce97"/>
          <table:table-cell table:style-name="ce159"/>
          <table:table-cell/>
          <table:table-cell table:style-name="ce159" table:number-columns-repeated="2"/>
          <table:table-cell table:number-columns-repeated="249"/>
        </table:table-row>
        <table:table-row table:style-name="ro53">
          <table:table-cell/>
          <table:table-cell table:style-name="ce86"/>
          <table:table-cell table:style-name="ce97"/>
          <table:table-cell table:style-name="ce159"/>
          <table:table-cell/>
          <table:table-cell table:style-name="ce159" table:number-columns-repeated="2"/>
          <table:table-cell table:style-name="Default"/>
          <table:table-cell table:number-columns-repeated="248"/>
        </table:table-row>
        <table:table-row table:style-name="ro53">
          <table:table-cell/>
          <table:table-cell table:style-name="ce87"/>
          <table:table-cell table:style-name="ce99"/>
          <table:table-cell table:style-name="ce160"/>
          <table:table-cell table:style-name="ce99"/>
          <table:table-cell table:style-name="ce160" table:number-columns-repeated="2"/>
          <table:table-cell table:number-columns-repeated="249"/>
        </table:table-row>
        <table:table-row table:style-name="ro53" table:number-rows-repeated="2">
          <table:table-cell/>
          <table:table-cell table:style-name="ce73" table:number-columns-repeated="2"/>
          <table:table-cell/>
          <table:table-cell table:style-name="ce73"/>
          <table:table-cell table:number-columns-repeated="251"/>
        </table:table-row>
        <table:table-row table:style-name="ro53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53" table:number-rows-repeated="10">
          <table:table-cell/>
          <table:table-cell table:style-name="ce73" table:number-columns-repeated="2"/>
          <table:table-cell/>
          <table:table-cell table:style-name="ce73"/>
          <table:table-cell table:number-columns-repeated="251"/>
        </table:table-row>
        <table:table-row table:style-name="ro53">
          <table:table-cell/>
          <table:table-cell table:style-name="ce73" table:number-columns-repeated="2"/>
          <table:table-cell/>
          <table:table-cell table:style-name="ce73"/>
          <table:table-cell table:number-columns-repeated="251"/>
        </table:table-row>
      </table:table>
      <table:table table:name="Check_List" table:style-name="ta1" table:print="false">
        <table:table-column table:style-name="co30" table:default-cell-style-name="ce171"/>
        <table:table-column table:style-name="co31" table:default-cell-style-name="ce171"/>
        <table:table-column table:style-name="co8" table:number-columns-repeated="2" table:default-cell-style-name="ce219"/>
        <table:table-column table:style-name="co32" table:default-cell-style-name="Default"/>
        <table:table-row table:style-name="ro63">
          <table:table-cell table:style-name="ce168" office:value-type="string" table:number-columns-spanned="4" table:number-rows-spanned="1">
            <text:p>Sniff Test Check List</text:p>
            <text:p>Based on Product version: 2.0</text:p>
          </table:table-cell>
          <table:covered-table-cell table:style-name="ce175"/>
          <table:covered-table-cell table:style-name="ce215"/>
          <table:covered-table-cell table:style-name="ce215"/>
          <table:table-cell/>
        </table:table-row>
        <table:table-row table:style-name="ro64">
          <table:table-cell table:style-name="ce158" office:value-type="string">
            <text:p>Id</text:p>
          </table:table-cell>
          <table:table-cell table:style-name="ce158" office:value-type="string">
            <text:p>Main cases</text:p>
          </table:table-cell>
          <table:table-cell table:style-name="ce216" office:value-type="string">
            <text:p>Priority</text:p>
          </table:table-cell>
          <table:table-cell table:style-name="ce216" office:value-type="string">
            <text:p>Affect</text:p>
          </table:table-cell>
          <table:table-cell/>
        </table:table-row>
        <table:table-row table:style-name="ro15">
          <table:table-cell table:style-name="ce47" office:value-type="string">
            <text:p>SNF_IPA_LGN_01</text:p>
          </table:table-cell>
          <table:table-cell table:style-name="ce55" office:value-type="string">
            <text:p>Sign in an eXo server with valid user/password</text:p>
          </table:table-cell>
          <table:table-cell table:style-name="ce217" office:value-type="string">
            <text:p>High</text:p>
          </table:table-cell>
          <table:table-cell table:number-columns-repeated="2"/>
        </table:table-row>
        <table:table-row table:style-name="ro15">
          <table:table-cell table:style-name="ce47" office:value-type="string">
            <text:p>SNF_IPA_LGN_02</text:p>
          </table:table-cell>
          <table:table-cell table:style-name="ce55" office:value-type="string">
            <text:p>Sign in an eXo server with invalid user name</text:p>
          </table:table-cell>
          <table:table-cell table:style-name="ce217" office:value-type="string">
            <text:p>High</text:p>
          </table:table-cell>
          <table:table-cell table:number-columns-repeated="2"/>
        </table:table-row>
        <table:table-row table:style-name="ro15">
          <table:table-cell table:style-name="ce47" office:value-type="string">
            <text:p>SNF_IPA_LGN_03</text:p>
          </table:table-cell>
          <table:table-cell table:style-name="ce55" office:value-type="string">
            <text:p>Sign in an eXo server with invalid password</text:p>
          </table:table-cell>
          <table:table-cell table:style-name="ce217" office:value-type="string">
            <text:p>High</text:p>
          </table:table-cell>
          <table:table-cell table:number-columns-repeated="2"/>
        </table:table-row>
        <table:table-row table:style-name="ro15">
          <table:table-cell table:style-name="ce47" office:value-type="string">
            <text:p>SNF_IPA_LGN_04</text:p>
          </table:table-cell>
          <table:table-cell table:style-name="ce56" office:value-type="string">
            <text:p>Sign in an eXo server <text:s/>with Remember User &amp; Password</text:p>
          </table:table-cell>
          <table:table-cell table:style-name="ce217" office:value-type="string">
            <text:p>High</text:p>
          </table:table-cell>
          <table:table-cell table:number-columns-repeated="2"/>
        </table:table-row>
        <table:table-row table:style-name="ro15">
          <table:table-cell table:style-name="ce47" office:value-type="string">
            <text:p>SNF_IPA_LGN_05</text:p>
          </table:table-cell>
          <table:table-cell table:style-name="ce57" office:value-type="string">
            <text:p>Sign in an eXo server with Auto Sign In option</text:p>
          </table:table-cell>
          <table:table-cell table:style-name="ce217" office:value-type="string">
            <text:p>High</text:p>
          </table:table-cell>
          <table:table-cell table:number-columns-repeated="2"/>
        </table:table-row>
        <table:table-row table:style-name="ro15">
          <table:table-cell table:style-name="ce47" office:value-type="string">
            <text:p>SNF_IPA_LGO_06</text:p>
          </table:table-cell>
          <table:table-cell table:style-name="ce55" office:value-type="string">
            <text:p>Logout of Home Screen</text:p>
          </table:table-cell>
          <table:table-cell table:style-name="ce217" office:value-type="string">
            <text:p>High</text:p>
          </table:table-cell>
          <table:table-cell table:number-columns-repeated="2"/>
        </table:table-row>
        <table:table-row table:style-name="ro15">
          <table:table-cell table:style-name="ce47" office:value-type="string">
            <text:p>SNF_IPA_SET_07</text:p>
          </table:table-cell>
          <table:table-cell table:style-name="ce55" office:value-type="string">
            <text:p>Display Setting screen</text:p>
          </table:table-cell>
          <table:table-cell table:style-name="ce217" office:value-type="string">
            <text:p>High</text:p>
          </table:table-cell>
          <table:table-cell table:number-columns-repeated="2"/>
        </table:table-row>
        <table:table-row table:style-name="ro15">
          <table:table-cell table:style-name="ce47" office:value-type="string">
            <text:p>SNF_IPA_SEV_08</text:p>
          </table:table-cell>
          <table:table-cell table:style-name="ce55" office:value-type="string">
            <text:p>Change server</text:p>
          </table:table-cell>
          <table:table-cell table:style-name="ce217" office:value-type="string">
            <text:p>High</text:p>
          </table:table-cell>
          <table:table-cell table:number-columns-repeated="2"/>
        </table:table-row>
        <table:table-row table:style-name="ro15">
          <table:table-cell table:style-name="ce47" office:value-type="string">
            <text:p>SNF_IPA_SEV_09</text:p>
          </table:table-cell>
          <table:table-cell table:style-name="ce55" office:value-type="string">
            <text:p>Try to modify the selected server after being authenticate</text:p>
          </table:table-cell>
          <table:table-cell table:style-name="ce217" office:value-type="string">
            <text:p>High</text:p>
          </table:table-cell>
          <table:table-cell table:number-columns-repeated="2"/>
        </table:table-row>
        <table:table-row table:style-name="ro15">
          <table:table-cell table:style-name="ce47" office:value-type="string">
            <text:p>SNF_IPA_SEV_10</text:p>
          </table:table-cell>
          <table:table-cell table:style-name="ce58" office:value-type="string">
            <text:p>Add a server into the list</text:p>
          </table:table-cell>
          <table:table-cell table:style-name="ce217" office:value-type="string">
            <text:p>High</text:p>
          </table:table-cell>
          <table:table-cell table:number-columns-repeated="2"/>
        </table:table-row>
        <table:table-row table:style-name="ro15">
          <table:table-cell table:style-name="ce47" office:value-type="string">
            <text:p>SNF_IPA_SEV_11</text:p>
          </table:table-cell>
          <table:table-cell table:style-name="ce59" office:value-type="string">
            <text:p>Add an existing server</text:p>
          </table:table-cell>
          <table:table-cell table:style-name="ce217" office:value-type="string">
            <text:p>High</text:p>
          </table:table-cell>
          <table:table-cell table:number-columns-repeated="2"/>
        </table:table-row>
        <table:table-row table:style-name="ro15">
          <table:table-cell table:style-name="ce47" office:value-type="string">
            <text:p>SNF_IPA_SEV_12</text:p>
          </table:table-cell>
          <table:table-cell table:style-name="ce59" office:value-type="string">
            <text:p>Edit a server</text:p>
          </table:table-cell>
          <table:table-cell table:style-name="ce217" office:value-type="string">
            <text:p>High</text:p>
          </table:table-cell>
          <table:table-cell table:number-columns-repeated="2"/>
        </table:table-row>
        <table:table-row table:style-name="ro15">
          <table:table-cell table:style-name="ce47" office:value-type="string">
            <text:p>SNF_IPA_SEV_13</text:p>
          </table:table-cell>
          <table:table-cell table:style-name="ce59" office:value-type="string">
            <text:p>Delete a server</text:p>
          </table:table-cell>
          <table:table-cell table:style-name="ce217" office:value-type="string">
            <text:p>High</text:p>
          </table:table-cell>
          <table:table-cell table:number-columns-repeated="2"/>
        </table:table-row>
        <table:table-row table:style-name="ro15">
          <table:table-cell table:style-name="ce47" office:value-type="string">
            <text:p>SNF_IPA_GUI_14</text:p>
          </table:table-cell>
          <table:table-cell table:style-name="ce56" office:value-type="string">
            <text:p>View User guide</text:p>
          </table:table-cell>
          <table:table-cell table:style-name="ce217" office:value-type="string">
            <text:p>High</text:p>
          </table:table-cell>
          <table:table-cell table:number-columns-repeated="2"/>
        </table:table-row>
        <table:table-row table:style-name="ro15">
          <table:table-cell table:style-name="ce47" office:value-type="string">
            <text:p>SNF_IPA_LAG_15</text:p>
          </table:table-cell>
          <table:table-cell table:style-name="ce56" office:value-type="string">
            <text:p>Setting language</text:p>
          </table:table-cell>
          <table:table-cell table:style-name="ce217" office:value-type="string">
            <text:p>High</text:p>
          </table:table-cell>
          <table:table-cell table:number-columns-repeated="2"/>
        </table:table-row>
        <table:table-row table:style-name="ro15">
          <table:table-cell table:style-name="ce47" office:value-type="string">
            <text:p>SNF_IPA_HOM_16</text:p>
          </table:table-cell>
          <table:table-cell table:style-name="ce60" office:value-type="string">
            <text:p>Check Home Screen </text:p>
          </table:table-cell>
          <table:table-cell table:style-name="ce217" office:value-type="string">
            <text:p>High</text:p>
          </table:table-cell>
          <table:table-cell table:number-columns-repeated="2"/>
        </table:table-row>
        <table:table-row table:style-name="ro15">
          <table:table-cell table:style-name="ce47" office:value-type="string">
            <text:p>SNF_IPA_DAB_17</text:p>
          </table:table-cell>
          <table:table-cell table:style-name="ce56" office:value-type="string">
            <text:p>Gadget List View</text:p>
          </table:table-cell>
          <table:table-cell table:style-name="ce217" office:value-type="string">
            <text:p>High</text:p>
          </table:table-cell>
          <table:table-cell table:number-columns-repeated="2"/>
        </table:table-row>
        <table:table-row table:style-name="ro15">
          <table:table-cell table:style-name="ce47" office:value-type="string">
            <text:p>SNF_IPA_DAB_18</text:p>
          </table:table-cell>
          <table:table-cell table:style-name="ce56" office:value-type="string">
            <text:p>Scroll Gadget in List View</text:p>
          </table:table-cell>
          <table:table-cell table:style-name="ce217" office:value-type="string">
            <text:p>High</text:p>
          </table:table-cell>
          <table:table-cell table:number-columns-repeated="2"/>
        </table:table-row>
        <table:table-row table:style-name="ro15">
          <table:table-cell table:style-name="ce47" office:value-type="string">
            <text:p>SNF_IPA_DAB_19</text:p>
          </table:table-cell>
          <table:table-cell table:style-name="ce56" office:value-type="string">
            <text:p>View Dashboard tabs</text:p>
          </table:table-cell>
          <table:table-cell table:style-name="ce217" office:value-type="string">
            <text:p>High</text:p>
          </table:table-cell>
          <table:table-cell table:number-columns-repeated="2"/>
        </table:table-row>
        <table:table-row table:style-name="ro15">
          <table:table-cell table:style-name="ce47" office:value-type="string">
            <text:p>SNF_IPA_DAB_20</text:p>
          </table:table-cell>
          <table:table-cell table:style-name="ce56" office:value-type="string">
            <text:p>Update Dashboard tabs</text:p>
          </table:table-cell>
          <table:table-cell table:style-name="ce217" office:value-type="string">
            <text:p>High</text:p>
          </table:table-cell>
          <table:table-cell table:number-columns-repeated="2"/>
        </table:table-row>
        <table:table-row table:style-name="ro15">
          <table:table-cell table:style-name="ce47" office:value-type="string">
            <text:p>SNF_IPA_DAB_21</text:p>
          </table:table-cell>
          <table:table-cell table:style-name="ce57" office:value-type="string">
            <text:p>View gadget list in Dashboard</text:p>
          </table:table-cell>
          <table:table-cell table:style-name="ce217" office:value-type="string">
            <text:p>High</text:p>
          </table:table-cell>
          <table:table-cell table:number-columns-repeated="2"/>
        </table:table-row>
        <table:table-row table:style-name="ro15">
          <table:table-cell table:style-name="ce47" office:value-type="string">
            <text:p>SNF_IPA_DAB_22</text:p>
          </table:table-cell>
          <table:table-cell table:style-name="ce57" office:value-type="string">
            <text:p>Update gadget list in Dashboard</text:p>
          </table:table-cell>
          <table:table-cell table:style-name="ce217" office:value-type="string">
            <text:p>High</text:p>
          </table:table-cell>
          <table:table-cell table:number-columns-repeated="2"/>
        </table:table-row>
        <table:table-row table:style-name="ro15">
          <table:table-cell table:style-name="ce47" office:value-type="string">
            <text:p>SNF_IPA_DAB_23</text:p>
          </table:table-cell>
          <table:table-cell table:style-name="ce57" office:value-type="string">
            <text:p>View Content of Gadget</text:p>
          </table:table-cell>
          <table:table-cell table:style-name="ce217" office:value-type="string">
            <text:p>High</text:p>
          </table:table-cell>
          <table:table-cell table:number-columns-repeated="2"/>
        </table:table-row>
        <table:table-row table:style-name="ro15">
          <table:table-cell table:style-name="ce47" office:value-type="string">
            <text:p>SNF_IPA_CHA_24</text:p>
          </table:table-cell>
          <table:table-cell table:style-name="ce56" office:value-type="string">
            <text:p>View Chat application screen</text:p>
          </table:table-cell>
          <table:table-cell table:style-name="ce217" office:value-type="string">
            <text:p>High</text:p>
          </table:table-cell>
          <table:table-cell table:number-columns-repeated="2"/>
        </table:table-row>
        <table:table-row table:style-name="ro15">
          <table:table-cell table:style-name="ce47" office:value-type="string">
            <text:p>SNF_IPA_CHA_25</text:p>
          </table:table-cell>
          <table:table-cell table:style-name="ce56" office:value-type="string">
            <text:p>Close Chat application screen</text:p>
          </table:table-cell>
          <table:table-cell table:style-name="ce217" office:value-type="string">
            <text:p>High</text:p>
          </table:table-cell>
          <table:table-cell table:number-columns-repeated="2"/>
        </table:table-row>
        <table:table-row table:style-name="ro15">
          <table:table-cell table:style-name="ce47" office:value-type="string">
            <text:p>SNF_IPA_CHA_26</text:p>
          </table:table-cell>
          <table:table-cell table:style-name="ce56" office:value-type="string">
            <text:p>View Chat window</text:p>
          </table:table-cell>
          <table:table-cell table:style-name="ce217" office:value-type="string">
            <text:p>High</text:p>
          </table:table-cell>
          <table:table-cell table:number-columns-repeated="2"/>
        </table:table-row>
        <table:table-row table:style-name="ro15">
          <table:table-cell table:style-name="ce47" office:value-type="string">
            <text:p>SNF_IPA_CHA_27</text:p>
          </table:table-cell>
          <table:table-cell table:style-name="ce56" office:value-type="string">
            <text:p>Typing message</text:p>
          </table:table-cell>
          <table:table-cell table:style-name="ce217" office:value-type="string">
            <text:p>High</text:p>
          </table:table-cell>
          <table:table-cell table:number-columns-repeated="2"/>
        </table:table-row>
        <table:table-row table:style-name="ro15">
          <table:table-cell table:style-name="ce47" office:value-type="string">
            <text:p>SNF_IPA_CHA_28</text:p>
          </table:table-cell>
          <table:table-cell table:style-name="ce56" office:value-type="string">
            <text:p>Send message</text:p>
          </table:table-cell>
          <table:table-cell table:style-name="ce217" office:value-type="string">
            <text:p>High</text:p>
          </table:table-cell>
          <table:table-cell table:number-columns-repeated="2"/>
        </table:table-row>
        <table:table-row table:style-name="ro15">
          <table:table-cell table:style-name="ce47" office:value-type="string">
            <text:p>SNF_IPA_CHA_29</text:p>
          </table:table-cell>
          <table:table-cell table:style-name="ce56" office:value-type="string">
            <text:p>Clear message</text:p>
          </table:table-cell>
          <table:table-cell table:style-name="ce217" office:value-type="string">
            <text:p>High</text:p>
          </table:table-cell>
          <table:table-cell table:number-columns-repeated="2"/>
        </table:table-row>
        <table:table-row table:style-name="ro15">
          <table:table-cell table:style-name="ce47" office:value-type="string">
            <text:p>SNF_IPA_CHA_30</text:p>
          </table:table-cell>
          <table:table-cell table:style-name="ce56" office:value-type="string">
            <text:p>Back to user chat previous</text:p>
          </table:table-cell>
          <table:table-cell table:style-name="ce217" office:value-type="string">
            <text:p>High</text:p>
          </table:table-cell>
          <table:table-cell table:number-columns-repeated="2"/>
        </table:table-row>
        <table:table-row table:style-name="ro15">
          <table:table-cell table:style-name="ce47" office:value-type="string">
            <text:p>SNF_IPA_CHA_31</text:p>
          </table:table-cell>
          <table:table-cell table:style-name="ce56" office:value-type="string">
            <text:p>Notify message</text:p>
          </table:table-cell>
          <table:table-cell table:style-name="ce217" office:value-type="string">
            <text:p>High</text:p>
          </table:table-cell>
          <table:table-cell table:number-columns-repeated="2"/>
        </table:table-row>
        <table:table-row table:style-name="ro15">
          <table:table-cell table:style-name="ce47" office:value-type="string">
            <text:p>SNF_IPA_DOC_32</text:p>
          </table:table-cell>
          <table:table-cell table:style-name="ce60" office:value-type="string">
            <text:p>View Documents application</text:p>
          </table:table-cell>
          <table:table-cell table:style-name="ce217" office:value-type="string">
            <text:p>High</text:p>
          </table:table-cell>
          <table:table-cell table:number-columns-repeated="2"/>
        </table:table-row>
        <table:table-row table:style-name="ro15">
          <table:table-cell table:style-name="ce47" office:value-type="string">
            <text:p>SNF_IPA_DOC_33</text:p>
          </table:table-cell>
          <table:table-cell table:style-name="ce60" office:value-type="string">
            <text:p>Close Documents application</text:p>
          </table:table-cell>
          <table:table-cell table:style-name="ce217" office:value-type="string">
            <text:p>High</text:p>
          </table:table-cell>
          <table:table-cell table:number-columns-repeated="2"/>
        </table:table-row>
        <table:table-row table:style-name="ro15">
          <table:table-cell table:style-name="ce47" office:value-type="string">
            <text:p>SNF_IPA_DOC_34</text:p>
          </table:table-cell>
          <table:table-cell table:style-name="ce56" office:value-type="string">
            <text:p>View Folder</text:p>
          </table:table-cell>
          <table:table-cell table:style-name="ce217" office:value-type="string">
            <text:p>High</text:p>
          </table:table-cell>
          <table:table-cell table:number-columns-repeated="2"/>
        </table:table-row>
        <table:table-row table:style-name="ro15">
          <table:table-cell table:style-name="ce47" office:value-type="string">
            <text:p>SNF_IPA_DOC_35</text:p>
          </table:table-cell>
          <table:table-cell table:style-name="ce60" office:value-type="string">
            <text:p>Back Folder List </text:p>
          </table:table-cell>
          <table:table-cell table:style-name="ce217" office:value-type="string">
            <text:p>High</text:p>
          </table:table-cell>
          <table:table-cell table:number-columns-repeated="2"/>
        </table:table-row>
        <table:table-row table:style-name="ro15">
          <table:table-cell table:style-name="ce47" office:value-type="string">
            <text:p>SNF_IPA_DOC_36</text:p>
          </table:table-cell>
          <table:table-cell table:style-name="ce57" office:value-type="string">
            <text:p>View a File</text:p>
          </table:table-cell>
          <table:table-cell table:style-name="ce217" office:value-type="string">
            <text:p>High</text:p>
          </table:table-cell>
          <table:table-cell table:number-columns-repeated="2"/>
        </table:table-row>
        <table:table-row table:style-name="ro15">
          <table:table-cell table:style-name="ce47" office:value-type="string">
            <text:p>SNF_IPA_DOC_37</text:p>
          </table:table-cell>
          <table:table-cell table:style-name="ce60" office:value-type="string">
            <text:p>View menu action of File/Folder</text:p>
          </table:table-cell>
          <table:table-cell table:style-name="ce217" office:value-type="string">
            <text:p>High</text:p>
          </table:table-cell>
          <table:table-cell table:number-columns-repeated="2"/>
        </table:table-row>
        <table:table-row table:style-name="ro15">
          <table:table-cell table:style-name="ce47" office:value-type="string">
            <text:p>SNF_IPA_DOC_38</text:p>
          </table:table-cell>
          <table:table-cell table:style-name="ce60" office:value-type="string">
            <text:p>Close menu action of File/Folder</text:p>
          </table:table-cell>
          <table:table-cell table:style-name="ce217" office:value-type="string">
            <text:p>High</text:p>
          </table:table-cell>
          <table:table-cell table:number-columns-repeated="2"/>
        </table:table-row>
        <table:table-row table:style-name="ro15">
          <table:table-cell table:style-name="ce47" office:value-type="string">
            <text:p>SNF_IPA_DOC_39</text:p>
          </table:table-cell>
          <table:table-cell table:style-name="ce61" office:value-type="string">
            <text:p>Delete a File/Folder</text:p>
          </table:table-cell>
          <table:table-cell table:style-name="ce217" office:value-type="string">
            <text:p>High</text:p>
          </table:table-cell>
          <table:table-cell table:number-columns-repeated="2"/>
        </table:table-row>
        <table:table-row table:style-name="ro15">
          <table:table-cell table:style-name="ce47" office:value-type="string">
            <text:p>SNF_IPA_DOC_40</text:p>
          </table:table-cell>
          <table:table-cell table:style-name="ce62" office:value-type="string">
            <text:p>Copy/Paste a File/Folder</text:p>
          </table:table-cell>
          <table:table-cell table:style-name="ce217" office:value-type="string">
            <text:p>High</text:p>
          </table:table-cell>
          <table:table-cell table:number-columns-repeated="2"/>
        </table:table-row>
        <table:table-row table:style-name="ro15">
          <table:table-cell table:style-name="ce47" office:value-type="string">
            <text:p>SNF_IPA_DOC_41</text:p>
          </table:table-cell>
          <table:table-cell table:style-name="ce62" office:value-type="string">
            <text:p>Cut/Paste a File/Folder</text:p>
          </table:table-cell>
          <table:table-cell table:style-name="ce217" office:value-type="string">
            <text:p>High</text:p>
          </table:table-cell>
          <table:table-cell table:number-columns-repeated="2"/>
        </table:table-row>
        <table:table-row table:style-name="ro15">
          <table:table-cell table:style-name="ce47" office:value-type="string">
            <text:p>SNF_IPA_DOC_42</text:p>
          </table:table-cell>
          <table:table-cell table:style-name="ce56" office:value-type="string">
            <text:p>Create new Folder</text:p>
          </table:table-cell>
          <table:table-cell table:style-name="ce217" office:value-type="string">
            <text:p>High</text:p>
          </table:table-cell>
          <table:table-cell table:number-columns-repeated="2"/>
        </table:table-row>
        <table:table-row table:style-name="ro15">
          <table:table-cell table:style-name="ce47" office:value-type="string">
            <text:p>SNF_IPA_DOC_43</text:p>
          </table:table-cell>
          <table:table-cell table:style-name="ce56" office:value-type="string">
            <text:p>Rename Folder</text:p>
          </table:table-cell>
          <table:table-cell table:style-name="ce217" office:value-type="string">
            <text:p>High</text:p>
          </table:table-cell>
          <table:table-cell table:number-columns-repeated="2"/>
        </table:table-row>
        <table:table-row table:style-name="ro55">
          <table:table-cell table:style-name="ce169"/>
          <table:table-cell/>
          <table:table-cell table:style-name="ce218"/>
          <table:table-cell table:number-columns-repeated="2"/>
        </table:table-row>
        <table:table-row table:style-name="ro55">
          <table:table-cell table:style-name="ce169"/>
          <table:table-cell table:style-name="ce176"/>
          <table:table-cell table:number-columns-repeated="3"/>
        </table:table-row>
        <table:table-row table:style-name="ro55" table:number-rows-repeated="2">
          <table:table-cell table:style-name="ce169"/>
          <table:table-cell table:number-columns-repeated="4"/>
        </table:table-row>
        <table:table-row table:style-name="ro55">
          <table:table-cell table:style-name="ce169"/>
          <table:table-cell/>
          <table:table-cell table:style-name="ce218"/>
          <table:table-cell table:number-columns-repeated="2"/>
        </table:table-row>
        <table:table-row table:style-name="ro55">
          <table:table-cell table:style-name="ce169"/>
          <table:table-cell table:number-columns-repeated="4"/>
        </table:table-row>
        <table:table-row table:style-name="ro55">
          <table:table-cell table:style-name="ce169"/>
          <table:table-cell/>
          <table:table-cell table:style-name="ce218"/>
          <table:table-cell table:number-columns-repeated="2"/>
        </table:table-row>
        <table:table-row table:style-name="ro55">
          <table:table-cell table:style-name="ce169"/>
          <table:table-cell table:number-columns-repeated="4"/>
        </table:table-row>
        <table:table-row table:style-name="ro55">
          <table:table-cell table:style-name="ce169"/>
          <table:table-cell/>
          <table:table-cell table:style-name="ce218"/>
          <table:table-cell table:number-columns-repeated="2"/>
        </table:table-row>
        <table:table-row table:style-name="ro55" table:number-rows-repeated="2">
          <table:table-cell table:style-name="ce169"/>
          <table:table-cell table:number-columns-repeated="4"/>
        </table:table-row>
        <table:table-row table:style-name="ro55">
          <table:table-cell table:style-name="ce169"/>
          <table:table-cell table:style-name="ce177"/>
          <table:table-cell table:number-columns-repeated="3"/>
        </table:table-row>
        <table:table-row table:style-name="ro55">
          <table:table-cell table:style-name="ce169"/>
          <table:table-cell/>
          <table:table-cell table:style-name="ce218"/>
          <table:table-cell table:number-columns-repeated="2"/>
        </table:table-row>
        <table:table-row table:style-name="ro55" table:number-rows-repeated="2">
          <table:table-cell table:style-name="ce169"/>
          <table:table-cell table:number-columns-repeated="4"/>
        </table:table-row>
        <table:table-row table:style-name="ro55">
          <table:table-cell table:style-name="ce169">
            <draw:frame table:end-cell-address="Check_List.B62" table:end-x="0.6252in" table:end-y="0.0256in" draw:z-index="0" draw:name="http://jira.exoplatform.org/images/icons/link_out_bot.gif" draw:style-name="gr1" draw:text-style-name="P1" svg:width="1.1165in" svg:height="0.0591in" svg:x="1.122in" svg:y="0.1437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C62" table:end-x="0.5012in" table:end-y="0.024in" draw:z-index="1" draw:name="http://jira.exoplatform.org/images/icons/link_out_bot.gif" draw:style-name="gr1" draw:text-style-name="P1" svg:width="0.5165in" svg:height="0.0575in" svg:x="5.1102in" svg:y="0.1437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55" table:number-rows-repeated="3">
          <table:table-cell table:style-name="ce169"/>
          <table:table-cell table:number-columns-repeated="4"/>
        </table:table-row>
        <table:table-row table:style-name="ro55">
          <table:table-cell table:style-name="ce169"/>
          <table:table-cell table:style-name="ce178"/>
          <table:table-cell table:number-columns-repeated="3"/>
        </table:table-row>
        <table:table-row table:style-name="ro55">
          <table:table-cell table:style-name="ce169"/>
          <table:table-cell table:number-columns-repeated="4"/>
        </table:table-row>
        <table:table-row table:style-name="ro55" table:number-rows-repeated="3">
          <table:table-cell table:style-name="ce169"/>
          <table:table-cell table:style-name="ce178"/>
          <table:table-cell table:number-columns-repeated="3"/>
        </table:table-row>
        <table:table-row table:style-name="ro55">
          <table:table-cell table:style-name="ce169">
            <draw:frame table:end-cell-address="Check_List.B70" table:end-x="0.6252in" table:end-y="0.087in" draw:z-index="2" draw:name="http://jira.exoplatform.org/images/icons/link_out_bot.gif" draw:style-name="gr1" draw:text-style-name="P1" svg:width="1.1165in" svg:height="0.035in" svg:x="1.122in" svg:y="0.052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178">
            <draw:frame table:end-cell-address="Check_List.C70" table:end-x="0.5012in" table:end-y="0.1028in" draw:z-index="3" draw:name="http://jira.exoplatform.org/images/icons/link_out_bot.gif" draw:style-name="gr1" draw:text-style-name="P1" svg:width="0.5165in" svg:height="0.0508in" svg:x="5.1102in" svg:y="0.052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55" table:number-rows-repeated="2">
          <table:table-cell table:style-name="ce169"/>
          <table:table-cell table:style-name="ce178"/>
          <table:table-cell table:number-columns-repeated="3"/>
        </table:table-row>
        <table:table-row table:style-name="ro55">
          <table:table-cell table:style-name="ce169"/>
          <table:table-cell table:style-name="ce178"/>
          <table:table-cell table:style-name="ce218"/>
          <table:table-cell table:number-columns-repeated="2"/>
        </table:table-row>
        <table:table-row table:style-name="ro55">
          <table:table-cell table:style-name="ce169"/>
          <table:table-cell table:style-name="ce178"/>
          <table:table-cell table:number-columns-repeated="3"/>
        </table:table-row>
        <table:table-row table:style-name="ro55" table:number-rows-repeated="2">
          <table:table-cell table:style-name="ce169"/>
          <table:table-cell table:number-columns-repeated="4"/>
        </table:table-row>
        <table:table-row table:style-name="ro55" table:number-rows-repeated="2">
          <table:table-cell table:style-name="ce169"/>
          <table:table-cell table:style-name="ce178"/>
          <table:table-cell table:style-name="ce218"/>
          <table:table-cell table:number-columns-repeated="2"/>
        </table:table-row>
        <table:table-row table:style-name="ro55" table:number-rows-repeated="4">
          <table:table-cell table:style-name="ce169"/>
          <table:table-cell table:style-name="ce178"/>
          <table:table-cell table:number-columns-repeated="3"/>
        </table:table-row>
        <table:table-row table:style-name="ro55">
          <table:table-cell table:style-name="ce169"/>
          <table:table-cell table:style-name="ce179"/>
          <table:table-cell table:style-name="ce218"/>
          <table:table-cell table:number-columns-repeated="2"/>
        </table:table-row>
        <table:table-row table:style-name="ro55">
          <table:table-cell table:style-name="ce169"/>
          <table:table-cell table:style-name="ce178"/>
          <table:table-cell table:number-columns-repeated="3"/>
        </table:table-row>
        <table:table-row table:style-name="ro55" table:number-rows-repeated="2">
          <table:table-cell table:style-name="ce169"/>
          <table:table-cell table:style-name="ce178"/>
          <table:table-cell table:style-name="ce218"/>
          <table:table-cell table:number-columns-repeated="2"/>
        </table:table-row>
        <table:table-row table:style-name="ro55" table:number-rows-repeated="3">
          <table:table-cell table:style-name="ce169"/>
          <table:table-cell table:style-name="ce178"/>
          <table:table-cell table:number-columns-repeated="3"/>
        </table:table-row>
        <table:table-row table:style-name="ro55" table:number-rows-repeated="2">
          <table:table-cell table:style-name="ce169"/>
          <table:table-cell table:number-columns-repeated="4"/>
        </table:table-row>
        <table:table-row table:style-name="ro55">
          <table:table-cell table:style-name="ce169"/>
          <table:table-cell table:style-name="ce178"/>
          <table:table-cell table:number-columns-repeated="3"/>
        </table:table-row>
        <table:table-row table:style-name="ro55" table:number-rows-repeated="2">
          <table:table-cell table:style-name="ce169"/>
          <table:table-cell table:style-name="ce179"/>
          <table:table-cell table:number-columns-repeated="3"/>
        </table:table-row>
        <table:table-row table:style-name="ro55">
          <table:table-cell table:style-name="ce169"/>
          <table:table-cell table:number-columns-repeated="4"/>
        </table:table-row>
        <table:table-row table:style-name="ro55">
          <table:table-cell table:style-name="ce169"/>
          <table:table-cell/>
          <table:table-cell table:style-name="ce218"/>
          <table:table-cell table:number-columns-repeated="2"/>
        </table:table-row>
        <table:table-row table:style-name="ro55" table:number-rows-repeated="3">
          <table:table-cell table:style-name="ce169"/>
          <table:table-cell table:number-columns-repeated="4"/>
        </table:table-row>
        <table:table-row table:style-name="ro55">
          <table:table-cell table:style-name="ce169"/>
          <table:table-cell table:style-name="ce178"/>
          <table:table-cell table:style-name="ce218"/>
          <table:table-cell table:number-columns-repeated="2"/>
        </table:table-row>
        <table:table-row table:style-name="ro55">
          <table:table-cell table:style-name="ce169"/>
          <table:table-cell table:style-name="ce178"/>
          <table:table-cell table:number-columns-repeated="3"/>
        </table:table-row>
        <table:table-row table:style-name="ro55">
          <table:table-cell table:style-name="ce169" table:number-columns-repeated="2"/>
          <table:table-cell table:style-name="ce218"/>
          <table:table-cell table:number-columns-repeated="2"/>
        </table:table-row>
        <table:table-row table:style-name="ro55" table:number-rows-repeated="4">
          <table:table-cell table:style-name="ce169"/>
          <table:table-cell table:number-columns-repeated="4"/>
        </table:table-row>
        <table:table-row table:style-name="ro55">
          <table:table-cell table:style-name="ce169"/>
          <table:table-cell table:style-name="ce177"/>
          <table:table-cell table:number-columns-repeated="3"/>
        </table:table-row>
        <table:table-row table:style-name="ro55" table:number-rows-repeated="4">
          <table:table-cell table:style-name="ce169"/>
          <table:table-cell table:number-columns-repeated="4"/>
        </table:table-row>
        <table:table-row table:style-name="ro55">
          <table:table-cell table:style-name="ce169"/>
          <table:table-cell/>
          <table:table-cell table:style-name="ce218"/>
          <table:table-cell table:number-columns-repeated="2"/>
        </table:table-row>
        <table:table-row table:style-name="ro55" table:number-rows-repeated="4">
          <table:table-cell table:style-name="ce169"/>
          <table:table-cell table:number-columns-repeated="4"/>
        </table:table-row>
        <table:table-row table:style-name="ro55" table:number-rows-repeated="3">
          <table:table-cell table:style-name="ce169"/>
          <table:table-cell/>
          <table:table-cell table:style-name="ce218"/>
          <table:table-cell table:number-columns-repeated="2"/>
        </table:table-row>
        <table:table-row table:style-name="ro65">
          <table:table-cell table:style-name="ce170" table:number-columns-spanned="2" table:number-rows-spanned="1"/>
          <table:covered-table-cell table:style-name="ce180"/>
          <table:table-cell table:style-name="ce170" table:number-columns-repeated="2"/>
          <table:table-cell/>
        </table:table-row>
        <table:table-row table:style-name="ro55">
          <table:table-cell table:number-columns-repeated="2"/>
          <table:table-cell table:style-name="ce218"/>
          <table:table-cell table:number-columns-repeated="2"/>
        </table:table-row>
        <table:table-row table:style-name="ro55" table:number-rows-repeated="5">
          <table:table-cell table:number-columns-repeated="5"/>
        </table:table-row>
        <table:table-row table:style-name="ro55">
          <table:table-cell table:number-columns-repeated="2"/>
          <table:table-cell table:style-name="ce218"/>
          <table:table-cell table:number-columns-repeated="2"/>
        </table:table-row>
        <table:table-row table:style-name="ro55" table:number-rows-repeated="6">
          <table:table-cell table:number-columns-repeated="5"/>
        </table:table-row>
        <table:table-row table:style-name="ro55" table:number-rows-repeated="2">
          <table:table-cell table:number-columns-repeated="2"/>
          <table:table-cell table:style-name="ce218"/>
          <table:table-cell table:number-columns-repeated="2"/>
        </table:table-row>
        <table:table-row table:style-name="ro55" table:number-rows-repeated="4">
          <table:table-cell table:number-columns-repeated="5"/>
        </table:table-row>
        <table:table-row table:style-name="ro55">
          <table:table-cell/>
          <table:table-cell table:style-name="ce181"/>
          <table:table-cell table:number-columns-repeated="3"/>
        </table:table-row>
        <table:table-row table:style-name="ro55" table:number-rows-repeated="3">
          <table:table-cell table:number-columns-repeated="2"/>
          <table:table-cell table:style-name="ce218"/>
          <table:table-cell table:number-columns-repeated="2"/>
        </table:table-row>
        <table:table-row table:style-name="ro55" table:number-rows-repeated="12">
          <table:table-cell table:number-columns-repeated="5"/>
        </table:table-row>
        <table:table-row table:style-name="ro55">
          <table:table-cell/>
          <table:table-cell table:style-name="ce182"/>
          <table:table-cell table:number-columns-repeated="3"/>
        </table:table-row>
        <table:table-row table:style-name="ro55" table:number-rows-repeated="2">
          <table:table-cell table:number-columns-repeated="5"/>
        </table:table-row>
        <table:table-row table:style-name="ro55" table:number-rows-repeated="2">
          <table:table-cell table:number-columns-repeated="2"/>
          <table:table-cell table:style-name="ce218"/>
          <table:table-cell table:number-columns-repeated="2"/>
        </table:table-row>
        <table:table-row table:style-name="ro55" table:number-rows-repeated="4">
          <table:table-cell/>
          <table:table-cell table:style-name="ce182"/>
          <table:table-cell table:number-columns-repeated="3"/>
        </table:table-row>
        <table:table-row table:style-name="ro55" table:number-rows-repeated="2">
          <table:table-cell/>
          <table:table-cell table:style-name="ce183"/>
          <table:table-cell table:number-columns-repeated="3"/>
        </table:table-row>
        <table:table-row table:style-name="ro55">
          <table:table-cell/>
          <table:table-cell table:style-name="ce184"/>
          <table:table-cell table:number-columns-repeated="3"/>
        </table:table-row>
        <table:table-row table:style-name="ro55">
          <table:table-cell/>
          <table:table-cell table:style-name="ce182"/>
          <table:table-cell table:number-columns-repeated="3"/>
        </table:table-row>
        <table:table-row table:style-name="ro55">
          <table:table-cell/>
          <table:table-cell table:style-name="ce182"/>
          <table:table-cell table:style-name="ce218"/>
          <table:table-cell table:number-columns-repeated="2"/>
        </table:table-row>
        <table:table-row table:style-name="ro55" table:number-rows-repeated="2">
          <table:table-cell/>
          <table:table-cell table:style-name="ce182"/>
          <table:table-cell table:number-columns-repeated="3"/>
        </table:table-row>
        <table:table-row table:style-name="ro55">
          <table:table-cell/>
          <table:table-cell table:style-name="ce182"/>
          <table:table-cell table:style-name="ce218"/>
          <table:table-cell table:number-columns-repeated="2"/>
        </table:table-row>
        <table:table-row table:style-name="ro55">
          <table:table-cell/>
          <table:table-cell table:style-name="ce185"/>
          <table:table-cell table:style-name="ce218"/>
          <table:table-cell table:number-columns-repeated="2"/>
        </table:table-row>
        <table:table-row table:style-name="ro55">
          <table:table-cell/>
          <table:table-cell table:style-name="ce185"/>
          <table:table-cell table:style-name="ce220"/>
          <table:table-cell table:number-columns-repeated="2"/>
        </table:table-row>
        <table:table-row table:style-name="ro55">
          <table:table-cell/>
          <table:table-cell table:style-name="ce182"/>
          <table:table-cell table:style-name="ce218"/>
          <table:table-cell table:style-name="Default"/>
          <table:table-cell/>
        </table:table-row>
        <table:table-row table:style-name="ro55">
          <table:table-cell/>
          <table:table-cell table:style-name="ce182"/>
          <table:table-cell table:style-name="ce220"/>
          <table:table-cell table:style-name="Default"/>
          <table:table-cell/>
        </table:table-row>
        <table:table-row table:style-name="ro55">
          <table:table-cell/>
          <table:table-cell table:style-name="ce182"/>
          <table:table-cell table:style-name="ce218"/>
          <table:table-cell table:style-name="Default"/>
          <table:table-cell/>
        </table:table-row>
        <table:table-row table:style-name="ro55" table:number-rows-repeated="2">
          <table:table-cell/>
          <table:table-cell table:style-name="ce182"/>
          <table:table-cell table:number-columns-repeated="3"/>
        </table:table-row>
        <table:table-row table:style-name="ro55">
          <table:table-cell/>
          <table:table-cell table:style-name="ce182"/>
          <table:table-cell table:style-name="ce221"/>
          <table:table-cell table:number-columns-repeated="2"/>
        </table:table-row>
        <table:table-row table:style-name="ro55">
          <table:table-cell/>
          <table:table-cell table:style-name="ce185"/>
          <table:table-cell table:number-columns-repeated="3"/>
        </table:table-row>
        <table:table-row table:style-name="ro55">
          <table:table-cell/>
          <table:table-cell table:style-name="ce186"/>
          <table:table-cell table:number-columns-repeated="3"/>
        </table:table-row>
        <table:table-row table:style-name="ro55" table:number-rows-repeated="8">
          <table:table-cell/>
          <table:table-cell table:style-name="ce182"/>
          <table:table-cell table:number-columns-repeated="3"/>
        </table:table-row>
        <table:table-row table:style-name="ro55">
          <table:table-cell table:number-columns-repeated="5"/>
        </table:table-row>
        <table:table-row table:style-name="ro55">
          <table:table-cell/>
          <table:table-cell table:style-name="ce187"/>
          <table:table-cell table:number-columns-repeated="3"/>
        </table:table-row>
        <table:table-row table:style-name="ro55" table:number-rows-repeated="5">
          <table:table-cell table:number-columns-repeated="5"/>
        </table:table-row>
        <table:table-row table:style-name="ro55">
          <table:table-cell/>
          <table:table-cell table:style-name="ce188"/>
          <table:table-cell table:style-name="ce221"/>
          <table:table-cell table:number-columns-repeated="2"/>
        </table:table-row>
        <table:table-row table:style-name="ro55">
          <table:table-cell/>
          <table:table-cell table:style-name="ce189"/>
          <table:table-cell table:style-name="ce222"/>
          <table:table-cell table:number-columns-repeated="2"/>
        </table:table-row>
        <table:table-row table:style-name="ro65">
          <table:table-cell table:style-name="ce170" table:number-columns-spanned="2" table:number-rows-spanned="1"/>
          <table:covered-table-cell table:style-name="ce180"/>
          <table:table-cell table:style-name="ce170" table:number-columns-repeated="2"/>
          <table:table-cell/>
        </table:table-row>
        <table:table-row table:style-name="ro55">
          <table:table-cell table:style-name="ce172"/>
          <table:table-cell table:style-name="ce190"/>
          <table:table-cell table:style-name="ce218"/>
          <table:table-cell table:number-columns-repeated="2"/>
        </table:table-row>
        <table:table-row table:style-name="ro55">
          <table:table-cell table:style-name="ce172"/>
          <table:table-cell table:style-name="ce191"/>
          <table:table-cell table:style-name="ce218"/>
          <table:table-cell table:number-columns-repeated="2"/>
        </table:table-row>
        <table:table-row table:style-name="ro55">
          <table:table-cell table:style-name="ce172"/>
          <table:table-cell table:style-name="ce192"/>
          <table:table-cell table:number-columns-repeated="3"/>
        </table:table-row>
        <table:table-row table:style-name="ro55" table:number-rows-repeated="2">
          <table:table-cell table:style-name="ce172"/>
          <table:table-cell table:style-name="ce193"/>
          <table:table-cell table:number-columns-repeated="3"/>
        </table:table-row>
        <table:table-row table:style-name="ro55">
          <table:table-cell table:style-name="ce172"/>
          <table:table-cell table:style-name="ce194"/>
          <table:table-cell table:number-columns-repeated="3"/>
        </table:table-row>
        <table:table-row table:style-name="ro55" table:number-rows-repeated="2">
          <table:table-cell table:style-name="ce172"/>
          <table:table-cell table:style-name="ce195"/>
          <table:table-cell table:number-columns-repeated="3"/>
        </table:table-row>
        <table:table-row table:style-name="ro55">
          <table:table-cell table:style-name="ce172"/>
          <table:table-cell table:style-name="ce194"/>
          <table:table-cell table:number-columns-repeated="3"/>
        </table:table-row>
        <table:table-row table:style-name="ro55" table:number-rows-repeated="2">
          <table:table-cell table:style-name="ce172"/>
          <table:table-cell table:style-name="ce196"/>
          <table:table-cell table:number-columns-repeated="3"/>
        </table:table-row>
        <table:table-row table:style-name="ro55">
          <table:table-cell table:style-name="ce172"/>
          <table:table-cell table:style-name="ce195"/>
          <table:table-cell table:number-columns-repeated="3"/>
        </table:table-row>
        <table:table-row table:style-name="ro55" table:number-rows-repeated="3">
          <table:table-cell table:style-name="ce172"/>
          <table:table-cell table:style-name="ce197"/>
          <table:table-cell table:number-columns-repeated="3"/>
        </table:table-row>
        <table:table-row table:style-name="ro55">
          <table:table-cell table:style-name="ce172"/>
          <table:table-cell table:style-name="ce195"/>
          <table:table-cell table:number-columns-repeated="3"/>
        </table:table-row>
        <table:table-row table:style-name="ro66">
          <table:table-cell table:style-name="ce170" table:number-columns-spanned="2" table:number-rows-spanned="1"/>
          <table:covered-table-cell table:style-name="ce180"/>
          <table:table-cell table:style-name="ce170" table:number-columns-repeated="2"/>
          <table:table-cell/>
        </table:table-row>
        <table:table-row table:style-name="ro55">
          <table:table-cell table:style-name="ce172"/>
          <table:table-cell table:number-columns-repeated="4"/>
        </table:table-row>
        <table:table-row table:style-name="ro55">
          <table:table-cell table:style-name="ce172"/>
          <table:table-cell/>
          <table:table-cell table:style-name="ce218"/>
          <table:table-cell table:number-columns-repeated="2"/>
        </table:table-row>
        <table:table-row table:style-name="ro55" table:number-rows-repeated="2">
          <table:table-cell table:style-name="ce172"/>
          <table:table-cell table:number-columns-repeated="4"/>
        </table:table-row>
        <table:table-row table:style-name="ro55">
          <table:table-cell table:style-name="ce172"/>
          <table:table-cell table:style-name="ce191"/>
          <table:table-cell table:number-columns-repeated="3"/>
        </table:table-row>
        <table:table-row table:style-name="ro55">
          <table:table-cell table:style-name="ce172"/>
          <table:table-cell table:style-name="ce198"/>
          <table:table-cell table:number-columns-repeated="3"/>
        </table:table-row>
        <table:table-row table:style-name="ro55">
          <table:table-cell table:style-name="ce172"/>
          <table:table-cell table:style-name="ce190"/>
          <table:table-cell table:number-columns-repeated="3"/>
        </table:table-row>
        <table:table-row table:style-name="ro55" table:number-rows-repeated="2">
          <table:table-cell table:style-name="ce172"/>
          <table:table-cell table:style-name="ce198"/>
          <table:table-cell/>
          <table:table-cell table:style-name="ce214"/>
          <table:table-cell/>
        </table:table-row>
        <table:table-row table:style-name="ro55">
          <table:table-cell table:style-name="ce172"/>
          <table:table-cell table:style-name="ce199"/>
          <table:table-cell/>
          <table:table-cell table:style-name="ce214"/>
          <table:table-cell/>
        </table:table-row>
        <table:table-row table:style-name="ro55">
          <table:table-cell table:style-name="ce172"/>
          <table:table-cell table:style-name="ce200"/>
          <table:table-cell/>
          <table:table-cell table:style-name="ce214"/>
          <table:table-cell/>
        </table:table-row>
        <table:table-row table:style-name="ro55">
          <table:table-cell table:style-name="ce172"/>
          <table:table-cell table:style-name="ce198"/>
          <table:table-cell/>
          <table:table-cell table:style-name="ce214"/>
          <table:table-cell/>
        </table:table-row>
        <table:table-row table:style-name="ro55">
          <table:table-cell table:style-name="ce172"/>
          <table:table-cell table:style-name="ce201"/>
          <table:table-cell/>
          <table:table-cell table:style-name="ce214"/>
          <table:table-cell/>
        </table:table-row>
        <table:table-row table:style-name="ro55">
          <table:table-cell table:style-name="ce172"/>
          <table:table-cell table:style-name="ce198"/>
          <table:table-cell/>
          <table:table-cell table:style-name="ce214"/>
          <table:table-cell/>
        </table:table-row>
        <table:table-row table:style-name="ro55" table:number-rows-repeated="3">
          <table:table-cell table:style-name="ce172"/>
          <table:table-cell table:style-name="ce202"/>
          <table:table-cell/>
          <table:table-cell table:style-name="ce214"/>
          <table:table-cell/>
        </table:table-row>
        <table:table-row table:style-name="ro55">
          <table:table-cell table:style-name="ce172"/>
          <table:table-cell table:style-name="ce203"/>
          <table:table-cell/>
          <table:table-cell table:style-name="ce214"/>
          <table:table-cell/>
        </table:table-row>
        <table:table-row table:style-name="ro55">
          <table:table-cell table:style-name="ce172"/>
          <table:table-cell table:style-name="ce204"/>
          <table:table-cell/>
          <table:table-cell table:style-name="ce214"/>
          <table:table-cell/>
        </table:table-row>
        <table:table-row table:style-name="ro55" table:number-rows-repeated="5">
          <table:table-cell table:style-name="ce173"/>
          <table:table-cell table:style-name="ce214" table:number-columns-repeated="3"/>
          <table:table-cell table:style-name="ce223"/>
        </table:table-row>
        <table:table-row table:style-name="ro55" table:number-rows-repeated="9">
          <table:table-cell table:style-name="ce173"/>
          <table:table-cell table:style-name="ce214" table:number-columns-repeated="3"/>
          <table:table-cell/>
        </table:table-row>
        <table:table-row table:style-name="ro55" table:number-rows-repeated="10">
          <table:table-cell table:style-name="ce174"/>
          <table:table-cell table:style-name="Default" table:number-columns-repeated="3"/>
          <table:table-cell/>
        </table:table-row>
        <table:table-row table:style-name="ro55">
          <table:table-cell table:style-name="ce174"/>
          <table:table-cell table:style-name="Default" table:number-columns-repeated="3"/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ce106"/>
        <table:table-column table:style-name="co12" table:default-cell-style-name="ce106"/>
        <table:table-column table:style-name="co8" table:default-cell-style-name="ce106"/>
        <table:table-column table:style-name="co13" table:default-cell-style-name="ce123"/>
        <table:table-column table:style-name="co14" table:default-cell-style-name="ce128"/>
        <table:table-column table:style-name="co15" table:default-cell-style-name="ce123"/>
        <table:table-column table:style-name="co16" table:default-cell-style-name="ce123"/>
        <table:table-column table:style-name="co17" table:default-cell-style-name="ce123"/>
        <table:table-column table:style-name="co8" table:number-columns-repeated="1016" table:default-cell-style-name="ce123"/>
        <table:table-row table:style-name="ro12">
          <table:table-cell table:style-name="ce102"/>
          <table:table-cell table:style-name="ce107" office:value-type="string">
            <text:p>TEST CASES</text:p>
          </table:table-cell>
          <table:table-cell table:style-name="ce111"/>
          <table:table-cell table:style-name="ce115"/>
          <table:table-cell table:style-name="ce124"/>
          <table:table-cell table:style-name="ce129"/>
          <table:table-cell table:style-name="ce136"/>
          <table:table-cell table:style-name="ce115" table:number-columns-repeated="3"/>
          <table:table-cell table:style-name="ce146" office:value-type="string">
            <text:p>Passed</text:p>
          </table:table-cell>
          <table:table-cell table:style-name="ce146" table:formula="of:=COUNTIF([.L$7:.L$1049];[.$K1])" office:value-type="float" office:value="0">
            <text:p>0</text:p>
          </table:table-cell>
          <table:table-cell table:style-name="ce146" table:formula="of:=COUNTIF([.M$7:.M$1049];[.$K1])" office:value-type="float" office:value="0">
            <text:p>0</text:p>
          </table:table-cell>
          <table:table-cell table:style-name="ce146" table:formula="of:=COUNTIF([.N$7:.N$1049];[.$K1])" office:value-type="float" office:value="0">
            <text:p>0</text:p>
          </table:table-cell>
          <table:table-cell table:style-name="ce146" table:formula="of:=COUNTIF([.O$7:.O$1049];[.$K1])" office:value-type="float" office:value="0">
            <text:p>0</text:p>
          </table:table-cell>
          <table:table-cell table:style-name="ce115" table:number-columns-repeated="2"/>
          <table:table-cell table:number-columns-repeated="1007"/>
        </table:table-row>
        <table:table-row table:style-name="ro12">
          <table:table-cell table:style-name="ce102"/>
          <table:table-cell table:style-name="ce108" table:number-columns-repeated="2"/>
          <table:table-cell table:style-name="ce115"/>
          <table:table-cell table:style-name="ce124"/>
          <table:table-cell table:style-name="ce129"/>
          <table:table-cell table:style-name="ce136"/>
          <table:table-cell table:style-name="ce115" table:number-columns-repeated="3"/>
          <table:table-cell table:style-name="ce146" office:value-type="string">
            <text:p>Failed</text:p>
          </table:table-cell>
          <table:table-cell table:style-name="ce146" table:formula="of:=COUNTIF([.L$7:.L$1049];[.$K2])" office:value-type="float" office:value="0">
            <text:p>0</text:p>
          </table:table-cell>
          <table:table-cell table:style-name="ce146" table:formula="of:=COUNTIF([.M$7:.M$1049];[.$K2])" office:value-type="float" office:value="0">
            <text:p>0</text:p>
          </table:table-cell>
          <table:table-cell table:style-name="ce146" table:formula="of:=COUNTIF([.N$7:.N$1049];[.$K2])" office:value-type="float" office:value="0">
            <text:p>0</text:p>
          </table:table-cell>
          <table:table-cell table:style-name="ce146" table:formula="of:=COUNTIF([.O$7:.O$1049];[.$K2])" office:value-type="float" office:value="0">
            <text:p>0</text:p>
          </table:table-cell>
          <table:table-cell table:style-name="ce115" table:number-columns-repeated="2"/>
          <table:table-cell table:number-columns-repeated="1007"/>
        </table:table-row>
        <table:table-row table:style-name="ro13">
          <table:table-cell table:style-name="ce102"/>
          <table:table-cell table:style-name="ce109" office:value-type="string">
            <text:p>Functions List<text:span text:style-name="T1">:</text:span></text:p>
          </table:table-cell>
          <table:table-cell table:style-name="ce112" office:value-type="string" table:number-columns-spanned="3" table:number-rows-spanned="1">
            <text:p>Sniff Test </text:p>
          </table:table-cell>
          <table:covered-table-cell table:style-name="ce116"/>
          <table:covered-table-cell table:style-name="ce125"/>
          <table:table-cell table:style-name="ce129"/>
          <table:table-cell table:style-name="ce136" office:value-type="string">
            <text:p><text:s/></text:p>
          </table:table-cell>
          <table:table-cell table:style-name="ce139"/>
          <table:table-cell table:style-name="ce129" table:number-columns-repeated="2"/>
          <table:table-cell table:style-name="ce146" office:value-type="string">
            <text:p>Blocked</text:p>
          </table:table-cell>
          <table:table-cell table:style-name="ce146" table:formula="of:=COUNTIF([.L$7:.L$1049];[.$K3])" office:value-type="float" office:value="0">
            <text:p>0</text:p>
          </table:table-cell>
          <table:table-cell table:style-name="ce146" table:formula="of:=COUNTIF([.M$7:.M$1049];[.$K3])" office:value-type="float" office:value="0">
            <text:p>0</text:p>
          </table:table-cell>
          <table:table-cell table:style-name="ce146" table:formula="of:=COUNTIF([.N$7:.N$1049];[.$K3])" office:value-type="float" office:value="0">
            <text:p>0</text:p>
          </table:table-cell>
          <table:table-cell table:style-name="ce146" table:formula="of:=COUNTIF([.O$7:.O$1049];[.$K3])" office:value-type="float" office:value="0">
            <text:p>0</text:p>
          </table:table-cell>
          <table:table-cell table:style-name="ce149"/>
          <table:table-cell table:style-name="ce139"/>
          <table:table-cell table:number-columns-repeated="1007"/>
        </table:table-row>
        <table:table-row table:style-name="ro13">
          <table:table-cell table:style-name="ce102"/>
          <table:table-cell table:style-name="ce109" office:value-type="string">
            <text:p>Total Main Cases:</text:p>
          </table:table-cell>
          <table:table-cell table:style-name="ce112" table:formula="of:=MAX([.A7:.A6649])" office:value-type="float" office:value="43" table:number-columns-spanned="3" table:number-rows-spanned="1">
            <text:p>43</text:p>
          </table:table-cell>
          <table:covered-table-cell table:style-name="ce117"/>
          <table:covered-table-cell table:style-name="ce126"/>
          <table:table-cell table:style-name="ce129"/>
          <table:table-cell table:style-name="ce136"/>
          <table:table-cell table:style-name="ce139"/>
          <table:table-cell table:style-name="ce129" table:number-columns-repeated="2"/>
          <table:table-cell table:style-name="ce147" office:value-type="string">
            <text:p>Not run</text:p>
          </table:table-cell>
          <table:table-cell table:style-name="ce146" table:formula="of:=COUNTIF([.L$7:.L$1049];[.$K4])" office:value-type="float" office:value="0">
            <text:p>0</text:p>
          </table:table-cell>
          <table:table-cell table:style-name="ce146" table:formula="of:=COUNTIF([.M$7:.M$1049];[.$K4])" office:value-type="float" office:value="0">
            <text:p>0</text:p>
          </table:table-cell>
          <table:table-cell table:style-name="ce146" table:formula="of:=COUNTIF([.N$7:.N$1049];[.$K4])" office:value-type="float" office:value="0">
            <text:p>0</text:p>
          </table:table-cell>
          <table:table-cell table:style-name="ce146" table:formula="of:=COUNTIF([.O$7:.O$1049];[.$K4])" office:value-type="float" office:value="0">
            <text:p>0</text:p>
          </table:table-cell>
          <table:table-cell table:style-name="ce150"/>
          <table:table-cell table:style-name="ce139"/>
          <table:table-cell table:number-columns-repeated="1007"/>
        </table:table-row>
        <table:table-row table:style-name="ro14">
          <table:table-cell table:style-name="ce102" table:number-columns-repeated="3"/>
          <table:table-cell table:style-name="ce118"/>
          <table:table-cell table:style-name="ce127"/>
          <table:table-cell table:style-name="ce129"/>
          <table:table-cell table:style-name="ce136"/>
          <table:table-cell table:style-name="ce139"/>
          <table:table-cell table:style-name="ce129" table:number-columns-repeated="2"/>
          <table:table-cell office:value-type="string">
            <text:p>N/A</text:p>
          </table:table-cell>
          <table:table-cell table:style-name="ce146" table:formula="of:=COUNTIF([.L$7:.L$1049];[.$K5])" office:value-type="float" office:value="0">
            <text:p>0</text:p>
          </table:table-cell>
          <table:table-cell table:style-name="ce146" table:formula="of:=COUNTIF([.M$7:.M$1049];[.$K5])" office:value-type="float" office:value="0">
            <text:p>0</text:p>
          </table:table-cell>
          <table:table-cell table:style-name="ce146" table:formula="of:=COUNTIF([.N$7:.N$1049];[.$K5])" office:value-type="float" office:value="0">
            <text:p>0</text:p>
          </table:table-cell>
          <table:table-cell table:style-name="ce146" table:formula="of:=COUNTIF([.O$7:.O$1049];[.$K5])" office:value-type="float" office:value="0">
            <text:p>0</text:p>
          </table:table-cell>
          <table:table-cell table:style-name="ce150"/>
          <table:table-cell table:style-name="ce139"/>
          <table:table-cell table:number-columns-repeated="1007"/>
        </table:table-row>
        <table:table-row table:style-name="ro15">
          <table:table-cell table:style-name="ce103" office:value-type="string">
            <text:p>Case No</text:p>
          </table:table-cell>
          <table:table-cell table:style-name="ce110" office:value-type="string">
            <text:p>Related function</text:p>
          </table:table-cell>
          <table:table-cell table:style-name="ce110" office:value-type="string">
            <text:p>Case ID</text:p>
          </table:table-cell>
          <table:table-cell table:style-name="ce119" office:value-type="string">
            <text:p>Path</text:p>
          </table:table-cell>
          <table:table-cell table:style-name="ce119" office:value-type="string">
            <text:p>Case Description</text:p>
          </table:table-cell>
          <table:table-cell table:style-name="ce119" office:value-type="string">
            <text:p>Step Description</text:p>
          </table:table-cell>
          <table:table-cell table:style-name="ce119" office:value-type="string">
            <text:p>Steps to produce</text:p>
          </table:table-cell>
          <table:table-cell table:style-name="ce119" office:value-type="string">
            <text:p>Expected Output</text:p>
          </table:table-cell>
          <table:table-cell table:style-name="ce119" office:value-type="string">
            <text:p>Priority</text:p>
          </table:table-cell>
          <table:table-cell table:style-name="ce119" office:value-type="string">
            <text:p>Affect</text:p>
          </table:table-cell>
          <table:table-cell table:style-name="ce119" table:number-columns-repeated="9"/>
          <table:table-cell table:style-name="ce151" table:number-columns-repeated="1005"/>
        </table:table-row>
        <table:table-row table:style-name="ro16">
          <table:table-cell table:style-name="ce104" office:value-type="float" office:value="1">
            <text:p>001</text:p>
          </table:table-cell>
          <table:table-cell table:style-name="ce47" office:value-type="string">
            <text:p>SNF_IPA_LGN_01</text:p>
          </table:table-cell>
          <table:table-cell table:style-name="ce113" office:value-type="float" office:value="1">
            <text:p>001</text:p>
          </table:table-cell>
          <table:table-cell table:style-name="ce120" office:value-type="string">
            <text:p>Mobile/IPad/Login/Valid <text:s/>Authenticate </text:p>
          </table:table-cell>
          <table:table-cell table:style-name="ce55" office:value-type="string">
            <text:p>Sign in an eXo server with valid user/password</text:p>
          </table:table-cell>
          <table:table-cell table:style-name="ce130" office:value-type="string">
            <text:p>Step 1: Sign In</text:p>
          </table:table-cell>
          <table:table-cell table:style-name="ce130" office:value-type="string">
            <text:p><text:span text:style-name="T2">- Start the application on Mobile Device</text:span></text:p>
            <text:p><text:span text:style-name="T2">- Select a server in server list</text:span></text:p>
            <text:p>- Input valid user name &amp; password</text:p>
            <text:p>- Touch on the Sign In button</text:p>
          </table:table-cell>
          <table:table-cell table:style-name="ce140" office:value-type="string">
            <text:p>- The application shows a loader then the Home is displayed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29" table:number-columns-repeated="238"/>
          <table:table-cell table:number-columns-repeated="768"/>
        </table:table-row>
        <table:table-row table:style-name="ro17">
          <table:table-cell table:style-name="ce105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47" office:value-type="string">
            <text:p>SNF_IPA_LGN_02</text:p>
          </table:table-cell>
          <table:table-cell table:style-name="ce114" office:value-type="float" office:value="1">
            <text:p>001</text:p>
          </table:table-cell>
          <table:table-cell table:style-name="ce120" office:value-type="string">
            <text:p>Mobile/IPad/Login/Valid <text:s/>user name</text:p>
          </table:table-cell>
          <table:table-cell table:style-name="ce55" office:value-type="string">
            <text:p>Sign in an eXo server with invalid user name</text:p>
          </table:table-cell>
          <table:table-cell table:style-name="ce130" office:value-type="string">
            <text:p>Step 1: Sign In</text:p>
          </table:table-cell>
          <table:table-cell table:style-name="ce130" office:value-type="string">
            <text:p><text:span text:style-name="T2">- Start the application on Mobile Device</text:span></text:p>
            <text:p><text:span text:style-name="T2">- Select a server in server list</text:span></text:p>
            <text:p>- Input invalid user name &amp; valid password</text:p>
            <text:p>- Touch on the Sign In button</text:p>
          </table:table-cell>
          <table:table-cell table:style-name="ce140" office:value-type="string">
            <text:p>- The Application shows the loader then an error message is displayed 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29" table:number-columns-repeated="238"/>
          <table:table-cell table:number-columns-repeated="768"/>
        </table:table-row>
        <table:table-row table:style-name="ro17">
          <table:table-cell table:style-name="ce105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47" office:value-type="string">
            <text:p>SNF_IPA_LGN_03</text:p>
          </table:table-cell>
          <table:table-cell table:style-name="ce113" office:value-type="float" office:value="1">
            <text:p>001</text:p>
          </table:table-cell>
          <table:table-cell table:style-name="ce120" office:value-type="string">
            <text:p>Mobile/IPad/Login/Invalid password</text:p>
          </table:table-cell>
          <table:table-cell table:style-name="ce55" office:value-type="string">
            <text:p>Sign in an eXo server with invalid password</text:p>
          </table:table-cell>
          <table:table-cell table:style-name="ce130" office:value-type="string">
            <text:p>Step 1: Sign In</text:p>
          </table:table-cell>
          <table:table-cell table:style-name="ce130" office:value-type="string">
            <text:p><text:span text:style-name="T2">- Start the application on Mobile Device</text:span></text:p>
            <text:p><text:span text:style-name="T2">- Select a server in server list</text:span></text:p>
            <text:p>- Input valid user name &amp; invalid password</text:p>
            <text:p>- Touch on the Sign In button</text:p>
          </table:table-cell>
          <table:table-cell table:style-name="ce140" office:value-type="string">
            <text:p>- The Application shows the loader then an error message is displayed 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29" table:number-columns-repeated="238"/>
          <table:table-cell table:number-columns-repeated="768"/>
        </table:table-row>
        <table:table-row table:style-name="ro18">
          <table:table-cell table:style-name="ce105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47" office:value-type="string">
            <text:p>SNF_IPA_LGN_04</text:p>
          </table:table-cell>
          <table:table-cell table:style-name="ce113" office:value-type="float" office:value="1">
            <text:p>001</text:p>
          </table:table-cell>
          <table:table-cell table:style-name="ce120" office:value-type="string">
            <text:p>Mobile/IPad/Login/Remember Authenticate</text:p>
          </table:table-cell>
          <table:table-cell table:style-name="ce56" office:value-type="string">
            <text:p>Sign in an eXo server <text:s/>with Remember User &amp; Password</text:p>
          </table:table-cell>
          <table:table-cell table:style-name="ce130" office:value-type="string">
            <text:p>Step 1: Remember Me</text:p>
          </table:table-cell>
          <table:table-cell table:style-name="ce130" office:value-type="string">
            <text:p>- Enable "Remember Me" option, then sign In. Or sign In then enable "Remember Me" option.</text:p>
            <text:p>- After Sign In progress finished, sign out or exit the application <text:s/>(touch on physical home button)</text:p>
            <text:p>- Start application <text:s/>again</text:p>
          </table:table-cell>
          <table:table-cell table:style-name="ce130" office:value-type="string">
            <text:p>- User name &amp; password in the first sign in will be displayed.</text:p>
          </table:table-cell>
          <table:table-cell table:style-name="ce143" office:value-type="string">
            <text:p>High</text:p>
          </table:table-cell>
          <table:table-cell table:style-name="ce145"/>
          <table:table-cell table:style-name="ce148" table:number-columns-repeated="6"/>
          <table:table-cell table:style-name="ce145" table:number-columns-repeated="2"/>
          <table:table-cell table:style-name="ce129" table:number-columns-repeated="238"/>
          <table:table-cell table:number-columns-repeated="768"/>
        </table:table-row>
        <table:table-row table:style-name="ro16">
          <table:table-cell table:style-name="ce105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47" office:value-type="string">
            <text:p>SNF_IPA_LGN_05</text:p>
          </table:table-cell>
          <table:table-cell table:style-name="ce113" office:value-type="float" office:value="1">
            <text:p>001</text:p>
          </table:table-cell>
          <table:table-cell table:style-name="ce120" office:value-type="string">
            <text:p>Mobile/IPad/Login/Auto</text:p>
          </table:table-cell>
          <table:table-cell table:style-name="ce57" office:value-type="string">
            <text:p>Sign in an eXo server with Auto Sign In option</text:p>
          </table:table-cell>
          <table:table-cell table:style-name="ce130" office:value-type="string">
            <text:p>Step 1: Auto Sign In</text:p>
          </table:table-cell>
          <table:table-cell table:style-name="ce130" office:value-type="string">
            <text:p>- Enable "Auto Sign In" option then Sign In. Or Sign In then enable "Auto Sign In".</text:p>
            <text:p><text:span text:style-name="T3">- After SignIn progress finished, exit the app (touch on physical home button)</text:span></text:p>
          </table:table-cell>
          <table:table-cell table:style-name="ce130" office:value-type="string">
            <text:p>- Application will be automatically signed in.</text:p>
          </table:table-cell>
          <table:table-cell table:style-name="ce143" office:value-type="string">
            <text:p>High</text:p>
          </table:table-cell>
          <table:table-cell table:style-name="ce145"/>
          <table:table-cell table:style-name="ce148" table:number-columns-repeated="6"/>
          <table:table-cell table:style-name="ce145" table:number-columns-repeated="2"/>
          <table:table-cell table:style-name="ce129" table:number-columns-repeated="238"/>
          <table:table-cell table:number-columns-repeated="768"/>
        </table:table-row>
        <table:table-row table:style-name="ro19">
          <table:table-cell table:style-name="ce105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47" office:value-type="string">
            <text:p>SNF_IPA_LGO_06</text:p>
          </table:table-cell>
          <table:table-cell table:style-name="ce113" office:value-type="float" office:value="1">
            <text:p>001</text:p>
          </table:table-cell>
          <table:table-cell table:style-name="ce120" office:value-type="string">
            <text:p>Mobile/IPad/Logout</text:p>
          </table:table-cell>
          <table:table-cell table:style-name="ce55" office:value-type="string">
            <text:p>Logout of Home Screen</text:p>
          </table:table-cell>
          <table:table-cell table:style-name="ce130" office:value-type="string">
            <text:p>Step 1: Sign out</text:p>
          </table:table-cell>
          <table:table-cell table:style-name="ce131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  <text:p/>
          </table:table-cell>
          <table:table-cell table:style-name="ce140" office:value-type="string">
            <text:p>- A loader is displayed, then the authenticate screen is displayed with previous credentials.</text:p>
            <text:p/>
          </table:table-cell>
          <table:table-cell table:style-name="ce143" office:value-type="string">
            <text:p>High</text:p>
          </table:table-cell>
          <table:table-cell table:style-name="ce145"/>
          <table:table-cell table:style-name="ce148" table:number-columns-repeated="6"/>
          <table:table-cell table:style-name="ce145" table:number-columns-repeated="2"/>
          <table:table-cell table:style-name="ce129" table:number-columns-repeated="238"/>
          <table:table-cell table:number-columns-repeated="768"/>
        </table:table-row>
        <table:table-row table:style-name="ro20">
          <table:table-cell table:style-name="ce105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47" office:value-type="string">
            <text:p>SNF_IPA_SET_07</text:p>
          </table:table-cell>
          <table:table-cell table:style-name="ce113" office:value-type="float" office:value="1">
            <text:p>001</text:p>
          </table:table-cell>
          <table:table-cell table:style-name="ce120" office:value-type="string">
            <text:p>Mobile/IPad/Setting</text:p>
          </table:table-cell>
          <table:table-cell table:style-name="ce55" office:value-type="string">
            <text:p>Display Setting screen</text:p>
          </table:table-cell>
          <table:table-cell table:style-name="ce131" office:value-type="string">
            <text:p>Step 1: Start the application</text:p>
          </table:table-cell>
          <table:table-cell table:style-name="ce131" office:value-type="string">
            <text:p><text:span text:style-name="T4">- Start the application on mobile device</text:span> </text:p>
            <text:p>- On the authenticate screen, push the settings button</text:p>
          </table:table-cell>
          <table:table-cell table:style-name="ce141" office:value-type="string">
            <text:p>The application shows its settings. There is the possibility to change the language and change the server list </text:p>
          </table:table-cell>
          <table:table-cell table:style-name="ce143" office:value-type="string">
            <text:p>High</text:p>
          </table:table-cell>
          <table:table-cell table:style-name="ce145"/>
          <table:table-cell table:style-name="ce148" table:number-columns-repeated="6"/>
          <table:table-cell table:style-name="ce145" table:number-columns-repeated="2"/>
          <table:table-cell table:style-name="ce129" table:number-columns-repeated="238"/>
          <table:table-cell table:number-columns-repeated="768"/>
        </table:table-row>
        <table:table-row table:style-name="ro21">
          <table:table-cell table:style-name="ce105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47" office:value-type="string">
            <text:p>SNF_IPA_SEV_08</text:p>
          </table:table-cell>
          <table:table-cell table:style-name="ce113" office:value-type="float" office:value="1">
            <text:p>001</text:p>
          </table:table-cell>
          <table:table-cell table:style-name="ce120" office:value-type="string">
            <text:p>Mobile/IPad/Server List/Change Server</text:p>
          </table:table-cell>
          <table:table-cell table:style-name="ce55" office:value-type="string">
            <text:p>Change server</text:p>
          </table:table-cell>
          <table:table-cell table:style-name="ce130" office:value-type="string">
            <text:p>Step 1: Select server</text:p>
          </table:table-cell>
          <table:table-cell table:style-name="ce131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31" office:value-type="string">
            <text:p>The selected server on the previous screen is displayed with a small indicator.</text:p>
          </table:table-cell>
          <table:table-cell table:style-name="ce143" office:value-type="string">
            <text:p>High</text:p>
          </table:table-cell>
          <table:table-cell table:style-name="ce145"/>
          <table:table-cell table:style-name="ce148" table:number-columns-repeated="6"/>
          <table:table-cell table:style-name="ce145" table:number-columns-repeated="2"/>
          <table:table-cell table:style-name="ce129" table:number-columns-repeated="238"/>
          <table:table-cell table:number-columns-repeated="768"/>
        </table:table-row>
        <table:table-row table:style-name="ro22">
          <table:table-cell table:style-name="ce105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47" office:value-type="string">
            <text:p>SNF_IPA_SEV_09</text:p>
          </table:table-cell>
          <table:table-cell table:style-name="ce113" office:value-type="float" office:value="1">
            <text:p>001</text:p>
          </table:table-cell>
          <table:table-cell table:style-name="ce120" office:value-type="string">
            <text:p>Mobile/IPad/Server List/modify</text:p>
          </table:table-cell>
          <table:table-cell table:style-name="ce55" office:value-type="string">
            <text:p>Try to modify the selected server after being authenticate</text:p>
          </table:table-cell>
          <table:table-cell table:style-name="ce130" office:value-type="string">
            <text:p>Step 1: Select server</text:p>
          </table:table-cell>
          <table:table-cell table:style-name="ce131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131" office:value-type="string">
            <text:p>The selected server don't change. (because the user is already authenticate)</text:p>
          </table:table-cell>
          <table:table-cell table:style-name="ce143" office:value-type="string">
            <text:p>High</text:p>
          </table:table-cell>
          <table:table-cell table:style-name="ce145"/>
          <table:table-cell table:style-name="ce148" table:number-columns-repeated="6"/>
          <table:table-cell table:style-name="ce145" table:number-columns-repeated="2"/>
          <table:table-cell table:style-name="ce129" table:number-columns-repeated="238"/>
          <table:table-cell table:number-columns-repeated="768"/>
        </table:table-row>
        <table:table-row table:style-name="ro23">
          <table:table-cell table:style-name="ce105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47" office:value-type="string">
            <text:p>SNF_IPA_SEV_10</text:p>
          </table:table-cell>
          <table:table-cell table:style-name="ce113" office:value-type="float" office:value="1">
            <text:p>001</text:p>
          </table:table-cell>
          <table:table-cell table:style-name="ce120" office:value-type="string">
            <text:p>Mobile/IPad/Server List/Add server</text:p>
          </table:table-cell>
          <table:table-cell table:style-name="ce58" office:value-type="string">
            <text:p>Add a server into the list</text:p>
          </table:table-cell>
          <table:table-cell table:style-name="ce130" office:value-type="string">
            <text:p>Step 1: Add server</text:p>
          </table:table-cell>
          <table:table-cell table:style-name="ce131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[Url]</text:p>
            <text:p>- touch on [Done] button</text:p>
          </table:table-cell>
          <table:table-cell table:style-name="ce140" office:value-type="string">
            <text:p>New server is added and shown in server list</text:p>
          </table:table-cell>
          <table:table-cell table:style-name="ce143" office:value-type="string">
            <text:p>High</text:p>
          </table:table-cell>
          <table:table-cell table:style-name="ce145"/>
          <table:table-cell table:style-name="ce148" table:number-columns-repeated="6"/>
          <table:table-cell table:style-name="ce145" table:number-columns-repeated="2"/>
          <table:table-cell table:style-name="ce129" table:number-columns-repeated="238"/>
          <table:table-cell table:number-columns-repeated="768"/>
        </table:table-row>
        <table:table-row table:style-name="ro19">
          <table:table-cell table:style-name="ce105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47" office:value-type="string">
            <text:p>SNF_IPA_SEV_11</text:p>
          </table:table-cell>
          <table:table-cell table:style-name="ce113" office:value-type="float" office:value="1">
            <text:p>001</text:p>
          </table:table-cell>
          <table:table-cell table:style-name="ce120" office:value-type="string">
            <text:p>Mobile/IPad/Server List/Add existing Server</text:p>
          </table:table-cell>
          <table:table-cell table:style-name="ce59" office:value-type="string">
            <text:p>Add an existing server</text:p>
          </table:table-cell>
          <table:table-cell table:style-name="ce130" office:value-type="string">
            <text:p>Step 1: Add server</text:p>
          </table:table-cell>
          <table:table-cell table:style-name="ce131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[Url]</text:p>
            <text:p>- touch on [Done] button</text:p>
          </table:table-cell>
          <table:table-cell table:style-name="ce131" office:value-type="string">
            <text:p>An error message must be displayed with alert that the server is already present in the list.</text:p>
          </table:table-cell>
          <table:table-cell table:style-name="ce143" office:value-type="string">
            <text:p>High</text:p>
          </table:table-cell>
          <table:table-cell table:style-name="ce145"/>
          <table:table-cell table:style-name="ce148" table:number-columns-repeated="6"/>
          <table:table-cell table:style-name="ce145" table:number-columns-repeated="2"/>
          <table:table-cell table:style-name="ce129" table:number-columns-repeated="238"/>
          <table:table-cell table:number-columns-repeated="768"/>
        </table:table-row>
        <table:table-row table:style-name="ro19">
          <table:table-cell table:style-name="ce105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47" office:value-type="string">
            <text:p>SNF_IPA_SEV_12</text:p>
          </table:table-cell>
          <table:table-cell table:style-name="ce113" office:value-type="float" office:value="1">
            <text:p>001</text:p>
          </table:table-cell>
          <table:table-cell table:style-name="ce120" office:value-type="string">
            <text:p>Mobile/IPad/Server List/Edit Server</text:p>
          </table:table-cell>
          <table:table-cell table:style-name="ce59" office:value-type="string">
            <text:p>Edit a server</text:p>
          </table:table-cell>
          <table:table-cell table:style-name="ce130" office:value-type="string">
            <text:p>Step 1: Edit server</text:p>
          </table:table-cell>
          <table:table-cell table:style-name="ce131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</text:p>
            <text:p>- touch on [Done] button</text:p>
          </table:table-cell>
          <table:table-cell table:style-name="ce131" office:value-type="string">
            <text:p>The changed server is displayed with correct informations in server list</text:p>
          </table:table-cell>
          <table:table-cell table:style-name="ce143" office:value-type="string">
            <text:p>High</text:p>
          </table:table-cell>
          <table:table-cell table:style-name="ce145"/>
          <table:table-cell table:style-name="ce148" table:number-columns-repeated="6"/>
          <table:table-cell table:style-name="ce145" table:number-columns-repeated="2"/>
          <table:table-cell table:style-name="ce129" table:number-columns-repeated="238"/>
          <table:table-cell table:number-columns-repeated="768"/>
        </table:table-row>
        <table:table-row table:style-name="ro19">
          <table:table-cell table:style-name="ce105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47" office:value-type="string">
            <text:p>SNF_IPA_SEV_13</text:p>
          </table:table-cell>
          <table:table-cell table:style-name="ce113" office:value-type="float" office:value="1">
            <text:p>001</text:p>
          </table:table-cell>
          <table:table-cell table:style-name="ce120" office:value-type="string">
            <text:p>Mobile/IPad/Server List/Delete Server</text:p>
          </table:table-cell>
          <table:table-cell table:style-name="ce59" office:value-type="string">
            <text:p>Delete a server</text:p>
          </table:table-cell>
          <table:table-cell table:style-name="ce130" office:value-type="string">
            <text:p>Step 1: Delete server</text:p>
          </table:table-cell>
          <table:table-cell table:style-name="ce131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touch on [Delete] button</text:p>
            <text:p>- then touch on [Done] button</text:p>
          </table:table-cell>
          <table:table-cell table:style-name="ce131" office:value-type="string">
            <text:p>Selected server is removed in server list</text:p>
          </table:table-cell>
          <table:table-cell table:style-name="ce143" office:value-type="string">
            <text:p>High</text:p>
          </table:table-cell>
          <table:table-cell table:style-name="ce145"/>
          <table:table-cell table:style-name="ce148" table:number-columns-repeated="6"/>
          <table:table-cell table:style-name="ce145" table:number-columns-repeated="2"/>
          <table:table-cell table:style-name="ce129" table:number-columns-repeated="238"/>
          <table:table-cell table:number-columns-repeated="768"/>
        </table:table-row>
        <table:table-row table:style-name="ro24">
          <table:table-cell table:style-name="ce105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47" office:value-type="string">
            <text:p>SNF_IPA_GUI_14</text:p>
          </table:table-cell>
          <table:table-cell table:style-name="ce113" office:value-type="float" office:value="1">
            <text:p>001</text:p>
          </table:table-cell>
          <table:table-cell table:style-name="ce120" office:value-type="string">
            <text:p>Mobile/IPad/User guide</text:p>
          </table:table-cell>
          <table:table-cell table:style-name="ce56" office:value-type="string">
            <text:p>View User guide</text:p>
          </table:table-cell>
          <table:table-cell table:style-name="ce132" office:value-type="string">
            <text:p>Step 1: show user guide</text:p>
          </table:table-cell>
          <table:table-cell table:style-name="ce130" office:value-type="string">
            <text:p><text:span text:style-name="T5">- Start the application on mobile device </text:span></text:p>
            <text:p><text:span text:style-name="T5">- On the authenticate screen, push the settings button</text:span></text:p>
            <text:p>- Touch on the User Guide button</text:p>
          </table:table-cell>
          <table:table-cell table:style-name="ce130" office:value-type="string">
            <text:p>- The application <text:s/>will move user to the User guide screen.</text:p>
          </table:table-cell>
          <table:table-cell table:style-name="ce143" office:value-type="string">
            <text:p>High</text:p>
          </table:table-cell>
          <table:table-cell table:style-name="ce145"/>
          <table:table-cell table:style-name="ce148" table:number-columns-repeated="6"/>
          <table:table-cell table:style-name="ce145" table:number-columns-repeated="2"/>
          <table:table-cell table:style-name="ce129" table:number-columns-repeated="238"/>
          <table:table-cell table:number-columns-repeated="768"/>
        </table:table-row>
        <table:table-row table:style-name="ro25">
          <table:table-cell table:style-name="ce105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47" office:value-type="string">
            <text:p>SNF_IPA_LAG_15</text:p>
          </table:table-cell>
          <table:table-cell table:style-name="ce113" office:value-type="float" office:value="1">
            <text:p>001</text:p>
          </table:table-cell>
          <table:table-cell table:style-name="ce120" office:value-type="string">
            <text:p>Mobile/IPad/Setting language</text:p>
          </table:table-cell>
          <table:table-cell table:style-name="ce56" office:value-type="string">
            <text:p>Setting language</text:p>
          </table:table-cell>
          <table:table-cell table:style-name="ce132" office:value-type="string">
            <text:p>Step 1: select language</text:p>
          </table:table-cell>
          <table:table-cell table:style-name="ce131" office:value-type="string">
            <text:p><text:span text:style-name="T4">- Start the application on mobile device</text:span><text:span text:style-name="T6"> </text:span></text:p>
            <text:p><text:span text:style-name="T6">- On the authenticate screen, push the settings button</text:span></text:p>
            <text:p><text:span text:style-name="T6">- then, select a language in list</text:span></text:p>
          </table:table-cell>
          <table:table-cell table:style-name="ce130" office:value-type="string">
            <text:p>- All of UI control title on the application is displayed in selected language</text:p>
          </table:table-cell>
          <table:table-cell table:style-name="ce143" office:value-type="string">
            <text:p>High</text:p>
          </table:table-cell>
          <table:table-cell table:style-name="ce145"/>
          <table:table-cell table:style-name="ce148" table:number-columns-repeated="6"/>
          <table:table-cell table:style-name="ce145" table:number-columns-repeated="2"/>
          <table:table-cell table:style-name="ce129" table:number-columns-repeated="238"/>
          <table:table-cell table:number-columns-repeated="768"/>
        </table:table-row>
        <table:table-row table:style-name="ro26">
          <table:table-cell table:style-name="ce105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style-name="ce47" office:value-type="string">
            <text:p>SNF_IPA_HOM_16</text:p>
          </table:table-cell>
          <table:table-cell table:style-name="ce113" office:value-type="float" office:value="1">
            <text:p>001</text:p>
          </table:table-cell>
          <table:table-cell table:style-name="ce120" office:value-type="string">
            <text:p>Mobile/IPad/Home Screen/Horizontal</text:p>
          </table:table-cell>
          <table:table-cell table:style-name="ce60" office:value-type="string">
            <text:p>Check Home Screen </text:p>
          </table:table-cell>
          <table:table-cell table:style-name="ce132" office:value-type="string">
            <text:p>Step 1: Access Home screen</text:p>
          </table:table-cell>
          <table:table-cell table:style-name="ce131" office:value-type="string">
            <text:p>- Start the application on mobile device</text:p>
            <text:p>- Sign in with valid user name /password</text:p>
            <text:p/>
          </table:table-cell>
          <table:table-cell table:style-name="ce130" office:value-type="string">
            <text:p>- Home screen is displayed with applications</text:p>
            <text:p>- Applications is shown by icon and label at left panel. </text:p>
            <text:p>- Scroll bar will appear at left pane when have more applications</text:p>
            <text:p>- Unlimit the number of application at left pane</text:p>
            <text:p><text:s/></text:p>
          </table:table-cell>
          <table:table-cell table:style-name="ce143" office:value-type="string">
            <text:p>High</text:p>
          </table:table-cell>
          <table:table-cell table:style-name="ce145"/>
          <table:table-cell table:style-name="ce148" table:number-columns-repeated="6"/>
          <table:table-cell table:style-name="ce145" table:number-columns-repeated="2"/>
          <table:table-cell table:style-name="ce129" table:number-columns-repeated="238"/>
          <table:table-cell table:number-columns-repeated="768"/>
        </table:table-row>
        <table:table-row table:style-name="ro27">
          <table:table-cell table:style-name="ce105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style-name="ce47" office:value-type="string">
            <text:p>SNF_IPA_DAB_17</text:p>
          </table:table-cell>
          <table:table-cell table:style-name="ce113" office:value-type="float" office:value="1">
            <text:p>001</text:p>
          </table:table-cell>
          <table:table-cell table:style-name="ce121" office:value-type="string">
            <text:p>Mobile/IPad/Dashboard/Gadget/List View</text:p>
          </table:table-cell>
          <table:table-cell table:style-name="ce56" office:value-type="string">
            <text:p>Gadget List View</text:p>
          </table:table-cell>
          <table:table-cell table:style-name="ce132" office:value-type="string">
            <text:p>Step 1: List View</text:p>
          </table:table-cell>
          <table:table-cell table:style-name="ce131" office:value-type="string">
            <text:p><text:span text:style-name="T7">- Add some gadget into tabs on PLF 3.0 via browser</text:span></text:p>
            <text:p><text:span text:style-name="T4">- Start the application on mobile device </text:span></text:p>
            <text:p><text:span text:style-name="T4">- Sign in with valid user name /password</text:span></text:p>
            <text:p><text:span text:style-name="T4">- touch on an [Dashboard] application in Home Page</text:span></text:p>
          </table:table-cell>
          <table:table-cell table:style-name="ce130" office:value-type="string">
            <text:p>- Gadgets will be organized in the List View</text:p>
          </table:table-cell>
          <table:table-cell table:style-name="ce143" office:value-type="string">
            <text:p>High</text:p>
          </table:table-cell>
          <table:table-cell table:style-name="ce145"/>
          <table:table-cell table:style-name="ce148" table:number-columns-repeated="6"/>
          <table:table-cell table:style-name="ce145" table:number-columns-repeated="2"/>
          <table:table-cell table:style-name="ce129" table:number-columns-repeated="238"/>
          <table:table-cell table:number-columns-repeated="768"/>
        </table:table-row>
        <table:table-row table:style-name="ro28">
          <table:table-cell table:style-name="ce105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style-name="ce47" office:value-type="string">
            <text:p>SNF_IPA_DAB_18</text:p>
          </table:table-cell>
          <table:table-cell table:style-name="ce113" office:value-type="float" office:value="1">
            <text:p>001</text:p>
          </table:table-cell>
          <table:table-cell table:style-name="ce121" office:value-type="string">
            <text:p>Mobile/IPad/Dashboard/Gadget/Scroll List View</text:p>
          </table:table-cell>
          <table:table-cell table:style-name="ce56" office:value-type="string">
            <text:p>Scroll Gadget in List View</text:p>
          </table:table-cell>
          <table:table-cell table:style-name="ce132" office:value-type="string">
            <text:p>Step 1: Scroll in List View</text:p>
          </table:table-cell>
          <table:table-cell table:style-name="ce130" office:value-type="string">
            <text:p><text:span text:style-name="T7">- Add some gadget into tabs on PLF 3.0 via browser</text:span></text:p>
            <text:p><text:span text:style-name="T5">- Start the application on mobile device </text:span></text:p>
            <text:p><text:span text:style-name="T5">- Sign in with valid user name /password</text:span></text:p>
            <text:p><text:span text:style-name="T5">- touch on an [Dashboard] application in Home Page</text:span></text:p>
            <text:p>- In Gadgets List: touch and move scroll bar at right</text:p>
          </table:table-cell>
          <table:table-cell table:style-name="ce130" office:value-type="string">
            <text:p>- <text:s/>List view will be scrolled to move to other gadgets</text:p>
          </table:table-cell>
          <table:table-cell table:style-name="ce143" office:value-type="string">
            <text:p>High</text:p>
          </table:table-cell>
          <table:table-cell table:style-name="ce145"/>
          <table:table-cell table:style-name="ce148" table:number-columns-repeated="6"/>
          <table:table-cell table:style-name="ce145" table:number-columns-repeated="2"/>
          <table:table-cell table:style-name="ce129" table:number-columns-repeated="238"/>
          <table:table-cell table:number-columns-repeated="768"/>
        </table:table-row>
        <table:table-row table:style-name="ro29">
          <table:table-cell table:style-name="ce105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style-name="ce47" office:value-type="string">
            <text:p>SNF_IPA_DAB_19</text:p>
          </table:table-cell>
          <table:table-cell table:style-name="ce113" office:value-type="float" office:value="1">
            <text:p>001</text:p>
          </table:table-cell>
          <table:table-cell table:style-name="ce121" office:value-type="string">
            <text:p>Mobile/IPad/Dashboard/Dashboard tabs</text:p>
          </table:table-cell>
          <table:table-cell table:style-name="ce56" office:value-type="string">
            <text:p>View Dashboard tabs</text:p>
          </table:table-cell>
          <table:table-cell table:style-name="ce132" office:value-type="string">
            <text:p>Step 1: View Dashboard tabs</text:p>
          </table:table-cell>
          <table:table-cell table:style-name="ce130" office:value-type="string">
            <text:p>- Create some dashboard tabs on PLF 3.0 via browser.</text:p>
            <text:p><text:span text:style-name="T5">- Start the application on mobile device </text:span></text:p>
            <text:p><text:span text:style-name="T5">- Sign in with valid user name /password</text:span></text:p>
            <text:p><text:span text:style-name="T5">- touch on an [Dashboard] application in Home Page</text:span></text:p>
          </table:table-cell>
          <table:table-cell table:style-name="ce130" office:value-type="string">
            <text:p>- All tab names will be displayed </text:p>
          </table:table-cell>
          <table:table-cell table:style-name="ce143" office:value-type="string">
            <text:p>High</text:p>
          </table:table-cell>
          <table:table-cell table:style-name="ce145"/>
          <table:table-cell table:style-name="ce148" table:number-columns-repeated="6"/>
          <table:table-cell table:style-name="ce145" table:number-columns-repeated="2"/>
          <table:table-cell table:style-name="ce129" table:number-columns-repeated="238"/>
          <table:table-cell table:number-columns-repeated="768"/>
        </table:table-row>
        <table:table-row table:style-name="ro30">
          <table:table-cell table:style-name="ce105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style-name="ce47" office:value-type="string">
            <text:p>SNF_IPA_DAB_20</text:p>
          </table:table-cell>
          <table:table-cell table:style-name="ce113" office:value-type="float" office:value="1">
            <text:p>001</text:p>
          </table:table-cell>
          <table:table-cell table:style-name="ce121" office:value-type="string">
            <text:p>Mobile/IPad/Dashboard/update tabs</text:p>
          </table:table-cell>
          <table:table-cell table:style-name="ce56" office:value-type="string">
            <text:p>Update Dashboard tabs</text:p>
          </table:table-cell>
          <table:table-cell table:style-name="ce132" office:value-type="string">
            <text:p>Step 1: Update Dashboard tab tabs</text:p>
          </table:table-cell>
          <table:table-cell table:style-name="ce137" office:value-type="string">
            <text:p>- Create new more some dashboard tabs or delete some existed dashboard tabs</text:p>
            <text:p><text:span text:style-name="T5">- Start the application on mobile device </text:span></text:p>
            <text:p><text:span text:style-name="T5">- Sign out &amp; Sign in again or exit application → start application → sign in</text:span></text:p>
            <text:p><text:span text:style-name="T5">- Touch on [Dashboard] application in Home page and <text:s/>then touch on tab</text:span></text:p>
          </table:table-cell>
          <table:table-cell table:style-name="ce130" office:value-type="string">
            <text:p>- <text:s/>Dashboard tabs list will be updated (added or removed)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29" table:number-columns-repeated="238"/>
          <table:table-cell table:number-columns-repeated="768"/>
        </table:table-row>
        <table:table-row table:style-name="ro31">
          <table:table-cell table:style-name="ce105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style-name="ce47" office:value-type="string">
            <text:p>SNF_IPA_DAB_21</text:p>
          </table:table-cell>
          <table:table-cell table:style-name="ce113" office:value-type="float" office:value="1">
            <text:p>001</text:p>
          </table:table-cell>
          <table:table-cell table:style-name="ce121" office:value-type="string">
            <text:p>Mobile/IPad/Dashboard/Gadget List</text:p>
          </table:table-cell>
          <table:table-cell table:style-name="ce57" office:value-type="string">
            <text:p>View gadget list in Dashboard</text:p>
          </table:table-cell>
          <table:table-cell table:style-name="ce133" office:value-type="string">
            <text:p>Step 1: View Gadget List</text:p>
          </table:table-cell>
          <table:table-cell table:style-name="ce137" office:value-type="string">
            <text:p><text:span text:style-name="T3">- Add some gadget into tabs on PLF 3.0 via browser.</text:span></text:p>
            <text:p><text:span text:style-name="T5">- Start the application on mobile device </text:span></text:p>
            <text:p><text:span text:style-name="T5">- Sign in with valid User Name/Password</text:span></text:p>
            <text:p><text:span text:style-name="T5">- Touch on [Dashboard] application in Home page</text:span></text:p>
            <text:p><text:span text:style-name="T3">- Touch on Gadget tab item</text:span></text:p>
          </table:table-cell>
          <table:table-cell table:style-name="ce130" office:value-type="string">
            <text:p>- All gadgets added in Dashboard tab will be displayed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29" table:number-columns-repeated="238"/>
          <table:table-cell table:number-columns-repeated="768"/>
        </table:table-row>
        <table:table-row table:style-name="ro32">
          <table:table-cell table:style-name="ce105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style-name="ce47" office:value-type="string">
            <text:p>SNF_IPA_DAB_22</text:p>
          </table:table-cell>
          <table:table-cell table:style-name="ce113" office:value-type="float" office:value="1">
            <text:p>001</text:p>
          </table:table-cell>
          <table:table-cell table:style-name="ce121" office:value-type="string">
            <text:p>Mobile/IPad/Dashboard/Update Gadget List</text:p>
          </table:table-cell>
          <table:table-cell table:style-name="ce57" office:value-type="string">
            <text:p>Update gadget list in Dashboard</text:p>
          </table:table-cell>
          <table:table-cell table:style-name="ce132" office:value-type="string">
            <text:p>Step 1: Update Gadget List</text:p>
          </table:table-cell>
          <table:table-cell table:style-name="ce137" office:value-type="string">
            <text:p><text:span text:style-name="T3">- Added new more some gadget into dashboard tabs or delete some existed gadgets via browser</text:span></text:p>
            <text:p><text:span text:style-name="T5">- Start the application on mobile device </text:span></text:p>
            <text:p><text:span text:style-name="T3">- Sign out &amp; Sign in again or exit application → start application → sign in </text:span></text:p>
            <text:p><text:span text:style-name="T5">- Touch on [Dashboard] application in Home page</text:span></text:p>
            <text:p><text:span text:style-name="T3">- Touch on Gadget tab item</text:span></text:p>
          </table:table-cell>
          <table:table-cell table:style-name="ce130" office:value-type="string">
            <text:p>- Gadget List will be updated (added or removed)</text:p>
          </table:table-cell>
          <table:table-cell table:style-name="ce143" office:value-type="string">
            <text:p>High</text:p>
          </table:table-cell>
          <table:table-cell table:style-name="ce145"/>
          <table:table-cell table:style-name="ce148" table:number-columns-repeated="6"/>
          <table:table-cell table:style-name="ce145" table:number-columns-repeated="2"/>
          <table:table-cell table:style-name="ce129" table:number-columns-repeated="238"/>
          <table:table-cell table:number-columns-repeated="768"/>
        </table:table-row>
        <table:table-row table:style-name="ro33">
          <table:table-cell table:style-name="ce105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style-name="ce47" office:value-type="string">
            <text:p>SNF_IPA_DAB_23</text:p>
          </table:table-cell>
          <table:table-cell table:style-name="ce113" office:value-type="float" office:value="1">
            <text:p>001</text:p>
          </table:table-cell>
          <table:table-cell table:style-name="ce121" office:value-type="string">
            <text:p>Mobile/IPad/Dashboard/Launch</text:p>
          </table:table-cell>
          <table:table-cell table:style-name="ce57" office:value-type="string">
            <text:p>View Content of Gadget</text:p>
          </table:table-cell>
          <table:table-cell table:style-name="ce132" office:value-type="string">
            <text:p>Step 1: Gadget Content</text:p>
          </table:table-cell>
          <table:table-cell table:style-name="ce137" office:value-type="string">
            <text:p><text:span text:style-name="T3">- Added new more some gadget into dashboard tabs or delete some existed gadgets via browser</text:span></text:p>
            <text:p><text:span text:style-name="T5">- Start the application on mobile device </text:span></text:p>
            <text:p><text:span text:style-name="T3">- Sign out &amp; Sign in again or exit application → start application → sign in </text:span></text:p>
            <text:p><text:span text:style-name="T5">- Touch on [Dashboard] application in Home page</text:span></text:p>
            <text:p>- Touch on each Gadget tab</text:p>
            <text:p>- select any Gadget item in the Gadget list</text:p>
          </table:table-cell>
          <table:table-cell table:style-name="ce130" office:value-type="string">
            <text:p>- An Activity indicator will show to indicate that the gadget application is in the loading progress.</text:p>
            <text:p>- Then gadget application will be showed on the screen.</text:p>
          </table:table-cell>
          <table:table-cell table:style-name="ce143" office:value-type="string">
            <text:p>High</text:p>
          </table:table-cell>
          <table:table-cell table:style-name="ce145"/>
          <table:table-cell table:style-name="ce148" table:number-columns-repeated="6"/>
          <table:table-cell table:style-name="ce145" table:number-columns-repeated="2"/>
          <table:table-cell table:style-name="ce129" table:number-columns-repeated="238"/>
          <table:table-cell table:number-columns-repeated="768"/>
        </table:table-row>
        <table:table-row table:style-name="ro21">
          <table:table-cell table:style-name="ce105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style-name="ce47" office:value-type="string">
            <text:p>SNF_IPA_CHA_24</text:p>
          </table:table-cell>
          <table:table-cell table:style-name="ce113" office:value-type="float" office:value="1">
            <text:p>001</text:p>
          </table:table-cell>
          <table:table-cell table:style-name="ce121" office:value-type="string">
            <text:p>Mobile/IPad/Chat / Open Chat application</text:p>
          </table:table-cell>
          <table:table-cell table:style-name="ce56" office:value-type="string">
            <text:p>View Chat application screen</text:p>
          </table:table-cell>
          <table:table-cell table:style-name="ce132" office:value-type="string">
            <text:p>Step 1: Open Chat application </text:p>
          </table:table-cell>
          <table:table-cell table:style-name="ce130" office:value-type="string">
            <text:p><text:span text:style-name="T2">- Start the application on mobile device </text:span></text:p>
            <text:p><text:span text:style-name="T3">- Sign In with valid User name/Password</text:span></text:p>
            <text:p><text:span text:style-name="T3">- Touch on [Chat] application on Home page</text:span></text:p>
          </table:table-cell>
          <table:table-cell table:style-name="ce137" office:value-type="string">
            <text:p><text:span text:style-name="T3">- Chat application will be showed on the screen with list of contacts.</text:span></text:p>
            <text:p><text:span text:style-name="T3">- Online user will be showed with green icon. Offline user will be showed with gray icon.</text:span></text:p>
          </table:table-cell>
          <table:table-cell table:style-name="ce143" office:value-type="string">
            <text:p>High</text:p>
          </table:table-cell>
          <table:table-cell table:style-name="ce145"/>
          <table:table-cell table:style-name="ce148" table:number-columns-repeated="6"/>
          <table:table-cell table:style-name="ce145" table:number-columns-repeated="2"/>
          <table:table-cell table:style-name="ce129" table:number-columns-repeated="238"/>
          <table:table-cell table:number-columns-repeated="768"/>
        </table:table-row>
        <table:table-row table:style-name="ro34">
          <table:table-cell table:style-name="ce105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style-name="ce47" office:value-type="string">
            <text:p>SNF_IPA_CHA_25</text:p>
          </table:table-cell>
          <table:table-cell table:style-name="ce113" office:value-type="float" office:value="1">
            <text:p>001</text:p>
          </table:table-cell>
          <table:table-cell table:style-name="ce121" office:value-type="string">
            <text:p>Mobile/IPad/Chat /Close Chat application</text:p>
          </table:table-cell>
          <table:table-cell table:style-name="ce56" office:value-type="string">
            <text:p>Close Chat application screen</text:p>
          </table:table-cell>
          <table:table-cell table:style-name="ce132" office:value-type="string">
            <text:p>Step 1: Closing Chat application</text:p>
          </table:table-cell>
          <table:table-cell table:style-name="ce130" office:value-type="string">
            <text:p><text:span text:style-name="T2">- Start the application on mobile device </text:span></text:p>
            <text:p><text:span text:style-name="T3">- Sign In with valid User name/Password</text:span></text:p>
            <text:p><text:span text:style-name="T3">- Touch on [Chat] application on Home page</text:span></text:p>
            <text:p>- Touch on the [Close] button on the navigation bar.</text:p>
          </table:table-cell>
          <table:table-cell table:style-name="ce130" office:value-type="string">
            <text:p>- Chat application will closed and back to Home screen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29" table:number-columns-repeated="238"/>
          <table:table-cell table:number-columns-repeated="768"/>
        </table:table-row>
        <table:table-row table:style-name="ro35">
          <table:table-cell table:style-name="ce105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style-name="ce47" office:value-type="string">
            <text:p>SNF_IPA_CHA_26</text:p>
          </table:table-cell>
          <table:table-cell table:style-name="ce113" office:value-type="float" office:value="1">
            <text:p>001</text:p>
          </table:table-cell>
          <table:table-cell table:style-name="ce121" office:value-type="string">
            <text:p>Mobile/IPad/Chat /Open Chat window</text:p>
          </table:table-cell>
          <table:table-cell table:style-name="ce56" office:value-type="string">
            <text:p>View Chat window</text:p>
          </table:table-cell>
          <table:table-cell table:style-name="ce132" office:value-type="string">
            <text:p>Step 1: Open Chat window</text:p>
          </table:table-cell>
          <table:table-cell table:style-name="ce130" office:value-type="string">
            <text:p><text:span text:style-name="T2">- Start the application on mobile device </text:span></text:p>
            <text:p><text:span text:style-name="T3">- Sign In with valid User name/Password</text:span></text:p>
            <text:p><text:span text:style-name="T3">- Touch on [Chat] application on Home page</text:span></text:p>
            <text:p>- Touch on <text:s/>any person in the contact list</text:p>
          </table:table-cell>
          <table:table-cell table:style-name="ce130" office:value-type="string">
            <text:p>- The chat window will be showed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29" table:number-columns-repeated="238"/>
          <table:table-cell table:number-columns-repeated="768"/>
        </table:table-row>
        <table:table-row table:style-name="ro36">
          <table:table-cell table:style-name="ce105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style-name="ce47" office:value-type="string">
            <text:p>SNF_IPA_CHA_27</text:p>
          </table:table-cell>
          <table:table-cell table:style-name="ce113" office:value-type="float" office:value="1">
            <text:p>001</text:p>
          </table:table-cell>
          <table:table-cell table:style-name="ce121" office:value-type="string">
            <text:p>Mobile/IPad/Chat /Typing message</text:p>
          </table:table-cell>
          <table:table-cell table:style-name="ce56" office:value-type="string">
            <text:p>Typing message</text:p>
          </table:table-cell>
          <table:table-cell table:style-name="ce132" office:value-type="string">
            <text:p>Step 1: Typing message</text:p>
          </table:table-cell>
          <table:table-cell table:style-name="ce130" office:value-type="string">
            <text:p><text:span text:style-name="T2">- Start the application on mobile device </text:span></text:p>
            <text:p><text:span text:style-name="T3">- Sign In with valid User name/Password</text:span></text:p>
            <text:p><text:span text:style-name="T3">- Touch on [Chat] application on Home page</text:span></text:p>
            <text:p><text:span text:style-name="T3">- Touch on <text:s/>any person in the contact list</text:span></text:p>
            <text:p>- Input message into text box on chat window</text:p>
          </table:table-cell>
          <table:table-cell table:style-name="ce130" office:value-type="string">
            <text:p>- The keyboard display &amp; the Chat window will be move up.</text:p>
            <text:p>- Touch on other area (differ from keyboard area), the keyboard will be hidden and the Chat window move down.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29" table:number-columns-repeated="238"/>
          <table:table-cell table:number-columns-repeated="768"/>
        </table:table-row>
        <table:table-row table:style-name="ro37">
          <table:table-cell table:style-name="ce105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style-name="ce47" office:value-type="string">
            <text:p>SNF_IPA_CHA_28</text:p>
          </table:table-cell>
          <table:table-cell table:style-name="ce113" office:value-type="float" office:value="1">
            <text:p>001</text:p>
          </table:table-cell>
          <table:table-cell table:style-name="ce121" office:value-type="string">
            <text:p>Mobile/IPad/Chat/Send message</text:p>
          </table:table-cell>
          <table:table-cell table:style-name="ce56" office:value-type="string">
            <text:p>Send message</text:p>
          </table:table-cell>
          <table:table-cell table:style-name="ce132" office:value-type="string">
            <text:p>Step 1: Sending message</text:p>
          </table:table-cell>
          <table:table-cell table:style-name="ce138" office:value-type="string">
            <text:p><text:span text:style-name="T2"><text:s/></text:span><text:span text:style-name="T2">Start the application on mobile device </text:span></text:p>
            <text:p><text:span text:style-name="T3">- Sign In with valid User name/Password</text:span></text:p>
            <text:p><text:span text:style-name="T3">- Touch on [Chat] application on Home page</text:span></text:p>
            <text:p><text:span text:style-name="T3">- Touch on <text:s/>any person in the contact list</text:span></text:p>
            <text:p>- Typing some characters on chat window</text:p>
            <text:p>- Touch on the Send button.</text:p>
          </table:table-cell>
          <table:table-cell table:style-name="ce138" office:value-type="string">
            <text:p>- The message will be sent to the user, and be displayed in the chat window.</text:p>
            <text:p>- Check from user (on browser or other client) whether message arrived or not.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29" table:number-columns-repeated="238"/>
          <table:table-cell table:number-columns-repeated="768"/>
        </table:table-row>
        <table:table-row table:style-name="ro38">
          <table:table-cell table:style-name="ce105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style-name="ce47" office:value-type="string">
            <text:p>SNF_IPA_CHA_29</text:p>
          </table:table-cell>
          <table:table-cell table:style-name="ce113" office:value-type="float" office:value="1">
            <text:p>001</text:p>
          </table:table-cell>
          <table:table-cell table:style-name="ce121" office:value-type="string">
            <text:p>Mobile/IPad/Chat /Clear message</text:p>
          </table:table-cell>
          <table:table-cell table:style-name="ce56" office:value-type="string">
            <text:p>Clear message</text:p>
          </table:table-cell>
          <table:table-cell table:style-name="ce132" office:value-type="string">
            <text:p>Step 1: Clearing message</text:p>
          </table:table-cell>
          <table:table-cell table:style-name="ce138" office:value-type="string">
            <text:p><text:span text:style-name="T2"><text:s/></text:span><text:span text:style-name="T2">Start the application on mobile device </text:span></text:p>
            <text:p><text:span text:style-name="T3">- Sign In with valid User name/Password</text:span></text:p>
            <text:p><text:span text:style-name="T3">- Touch on [Chat] application on Home page</text:span></text:p>
            <text:p><text:span text:style-name="T3">- Touch on <text:s/>any person in the contact list</text:span></text:p>
            <text:p><text:span text:style-name="T3">- Typing some characters on chat window and send</text:span></text:p>
            <text:p>- then Touch on the Clear button on the navigation bar</text:p>
          </table:table-cell>
          <table:table-cell table:style-name="ce138" office:value-type="string">
            <text:p>- All of messages on the Chat window will be clean.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29" table:number-columns-repeated="238"/>
          <table:table-cell table:number-columns-repeated="768"/>
        </table:table-row>
        <table:table-row table:style-name="ro39">
          <table:table-cell table:style-name="ce105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table:style-name="ce47" office:value-type="string">
            <text:p>SNF_IPA_CHA_30</text:p>
          </table:table-cell>
          <table:table-cell table:style-name="ce113" office:value-type="float" office:value="1">
            <text:p>001</text:p>
          </table:table-cell>
          <table:table-cell table:style-name="ce122" office:value-type="string">
            <text:p>Mobile/IPad/Chat /Back Chat Previous</text:p>
          </table:table-cell>
          <table:table-cell table:style-name="ce56" office:value-type="string">
            <text:p>Back to user chat previous</text:p>
          </table:table-cell>
          <table:table-cell table:style-name="ce132" office:value-type="string">
            <text:p>Step 1: Go back to chat with <text:s/>previous user.</text:p>
          </table:table-cell>
          <table:table-cell table:style-name="ce131" office:value-type="string">
            <text:p><text:span text:style-name="T2">- Start the application on mobile device </text:span></text:p>
            <text:p><text:span text:style-name="T8">- Sign In with valid User name/Password</text:span></text:p>
            <text:p><text:span text:style-name="T8">- Touch on [Chat] application on Home page</text:span></text:p>
            <text:p><text:span text:style-name="T9">- In the contact list, select any user to chat.</text:span></text:p>
            <text:p><text:span text:style-name="T9">- send some messages to him (her)-first person</text:span></text:p>
            <text:p><text:span text:style-name="T9">- close the chat window to go back the contact list.</text:span></text:p>
            <text:p><text:span text:style-name="T9">- select another user.</text:span></text:p>
            <text:p><text:span text:style-name="T9">- send some messages to him (her)-second person</text:span></text:p>
            <text:p><text:span text:style-name="T9">- close the chat window to go back the contact list again.</text:span></text:p>
            <text:p><text:span text:style-name="T9">- select the first user again.</text:span></text:p>
          </table:table-cell>
          <table:table-cell table:style-name="ce130" office:value-type="string">
            <text:p>- All the old message sent to first person (or message come from him) still remain on the chat window.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29" table:number-columns-repeated="238"/>
          <table:table-cell table:number-columns-repeated="768"/>
        </table:table-row>
        <table:table-row table:style-name="ro40">
          <table:table-cell table:style-name="ce105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table:style-name="ce47" office:value-type="string">
            <text:p>SNF_IPA_CHA_31</text:p>
          </table:table-cell>
          <table:table-cell table:style-name="ce113" office:value-type="float" office:value="1">
            <text:p>001</text:p>
          </table:table-cell>
          <table:table-cell table:style-name="ce121" office:value-type="string">
            <text:p>Mobile/IPad/Chat /Notify message</text:p>
          </table:table-cell>
          <table:table-cell table:style-name="ce56" office:value-type="string">
            <text:p>Notify message</text:p>
          </table:table-cell>
          <table:table-cell table:style-name="ce132" office:value-type="string">
            <text:p>Step 1: Check Notifying new message.</text:p>
          </table:table-cell>
          <table:table-cell table:style-name="ce138" office:value-type="string">
            <text:p><text:span text:style-name="T10">- Start the application on mobile device </text:span></text:p>
            <text:p><text:span text:style-name="T3">- Sign In with valid User name/Password</text:span></text:p>
            <text:p><text:span text:style-name="T3">- Touch on [Chat] application on Home page</text:span></text:p>
            <text:p>- In the contact list, select any user to chat to move to the chat window.</text:p>
            <text:p>- send message from another person in the contact list (using browser or chat client)</text:p>
          </table:table-cell>
          <table:table-cell table:style-name="ce138" office:value-type="string">
            <text:p>- One notification icon will be showed on the Application Toolbar.</text:p>
            <text:p>- Go back to the main Chat application (the screen with contact list), there is notification (red icon) with the number of new message will be showed on user icon.</text:p>
            <text:p>- Touch on user <text:s/>(user with new messages), all notification icons will be hidden.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29" table:number-columns-repeated="238"/>
          <table:table-cell table:number-columns-repeated="768"/>
        </table:table-row>
        <table:table-row table:style-name="ro41">
          <table:table-cell table:style-name="ce105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table:style-name="ce47" office:value-type="string">
            <text:p>SNF_IPA_DOC_32</text:p>
          </table:table-cell>
          <table:table-cell table:style-name="ce113" office:value-type="float" office:value="1">
            <text:p>001</text:p>
          </table:table-cell>
          <table:table-cell table:style-name="ce122" office:value-type="string">
            <text:p>Mobile/IPad//Documents/Open Document Application</text:p>
          </table:table-cell>
          <table:table-cell table:style-name="ce60" office:value-type="string">
            <text:p>View Documents application</text:p>
          </table:table-cell>
          <table:table-cell table:style-name="ce132" office:value-type="string">
            <text:p>Step 1: Open Document application</text:p>
          </table:table-cell>
          <table:table-cell table:style-name="ce138" office:value-type="string">
            <text:p><text:span text:style-name="T2">- Start the application on mobile device </text:span></text:p>
            <text:p><text:span text:style-name="T3">- Sign In with valid User name/Password</text:span></text:p>
            <text:p><text:span text:style-name="T3">- Touch on [Document] application on Home page</text:span></text:p>
          </table:table-cell>
          <table:table-cell table:style-name="ce142" office:value-type="string">
            <text:p>- An Activity indicator will show on the navigation bar to indicate that the Document application is in the loading progress.</text:p>
            <text:p>- After loading progress finishes, Document application will be showed on the screen with items list in user's personal driver .</text:p>
            <text:p>- Folder items will be showed with folder icon.</text:p>
            <text:p>- File items will be showed with icon suitable with file format. 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29" table:number-columns-repeated="238"/>
          <table:table-cell table:number-columns-repeated="768"/>
        </table:table-row>
        <table:table-row table:style-name="ro41">
          <table:table-cell table:style-name="ce105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table:style-name="ce47" office:value-type="string">
            <text:p>SNF_IPA_DOC_33</text:p>
          </table:table-cell>
          <table:table-cell table:style-name="ce113" office:value-type="float" office:value="1">
            <text:p>001</text:p>
          </table:table-cell>
          <table:table-cell table:style-name="ce121" office:value-type="string">
            <text:p>Mobile/IPad/Documents/Close Documents application</text:p>
          </table:table-cell>
          <table:table-cell table:style-name="ce60" office:value-type="string">
            <text:p>Close Documents application</text:p>
          </table:table-cell>
          <table:table-cell table:style-name="ce132" office:value-type="string">
            <text:p>Step 1: Close Document application</text:p>
          </table:table-cell>
          <table:table-cell table:style-name="ce138" office:value-type="string">
            <text:p><text:span text:style-name="T2">- Start the application on mobile device </text:span></text:p>
            <text:p><text:span text:style-name="T3">- Sign In with valid User name/Password</text:span></text:p>
            <text:p><text:span text:style-name="T3">- Touch on [Documents] application on Home page</text:span></text:p>
            <text:p>- then Touch on [Close] button on Navigation bar screen..</text:p>
          </table:table-cell>
          <table:table-cell table:style-name="ce142" office:value-type="string">
            <text:p>- An Activity indicator will show on the navigation bar to indicate that the Documents application is in the loading progress.</text:p>
            <text:p>- After loading progress finishes, Documents application will be showed on the screen with items list in user's personal driver .</text:p>
            <text:p>- Folder items will be showed with folder icon.</text:p>
            <text:p>- File items will be showed with icon suitable with file format.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29" table:number-columns-repeated="238"/>
          <table:table-cell table:number-columns-repeated="768"/>
        </table:table-row>
        <table:table-row table:style-name="ro42">
          <table:table-cell table:style-name="ce105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table:style-name="ce47" office:value-type="string">
            <text:p>SNF_IPA_DOC_34</text:p>
          </table:table-cell>
          <table:table-cell table:style-name="ce113" office:value-type="float" office:value="1">
            <text:p>001</text:p>
          </table:table-cell>
          <table:table-cell table:style-name="ce121" office:value-type="string">
            <text:p>Mobile/IPad/Documents/View Folder</text:p>
          </table:table-cell>
          <table:table-cell table:style-name="ce56" office:value-type="string">
            <text:p>View Folder</text:p>
          </table:table-cell>
          <table:table-cell table:style-name="ce134" office:value-type="string">
            <text:p>Step 1: Open Folder</text:p>
          </table:table-cell>
          <table:table-cell table:style-name="ce138" office:value-type="string">
            <text:p><text:span text:style-name="T2">- Start the application on mobile device </text:span></text:p>
            <text:p><text:span text:style-name="T3">- Sign In with valid User name/Password</text:span></text:p>
            <text:p><text:span text:style-name="T3">- Touch on [Documents] application on Home page</text:span></text:p>
            <text:p>- Touch on any item with folder icon.</text:p>
          </table:table-cell>
          <table:table-cell table:style-name="ce142" office:value-type="string">
            <text:p><text:span text:style-name="T3">- An Activity indicator will show on the navigation bar to indicate that items in the folder are in the loading progress.</text:span></text:p>
            <text:p><text:span text:style-name="T3">- After loading progress finishes, items in this folder will be showed.</text:span></text:p>
            <text:p><text:span text:style-name="T3">- Folder items will be showed with folder icon.</text:span></text:p>
            <text:p><text:span text:style-name="T3">- File items will be showed with icon suitable with file format.</text:span>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29" table:number-columns-repeated="238"/>
          <table:table-cell table:number-columns-repeated="768"/>
        </table:table-row>
        <table:table-row table:style-name="ro36">
          <table:table-cell table:style-name="ce105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table:style-name="ce47" office:value-type="string">
            <text:p>SNF_IPA_DOC_35</text:p>
          </table:table-cell>
          <table:table-cell table:style-name="ce113" office:value-type="float" office:value="1">
            <text:p>001</text:p>
          </table:table-cell>
          <table:table-cell table:style-name="ce121" office:value-type="string">
            <text:p>Mobile/IPad/Documents/Back Folder List </text:p>
          </table:table-cell>
          <table:table-cell table:style-name="ce60" office:value-type="string">
            <text:p>Back Folder List </text:p>
          </table:table-cell>
          <table:table-cell table:style-name="ce132" office:value-type="string">
            <text:p>Step 1: Go back to Folder list</text:p>
          </table:table-cell>
          <table:table-cell table:style-name="ce138" office:value-type="string">
            <text:p><text:span text:style-name="T2">- Start the application on mobile device </text:span></text:p>
            <text:p><text:span text:style-name="T3">- Sign In with valid User name/Password</text:span></text:p>
            <text:p><text:span text:style-name="T3">- Touch on [Documents] application on Home page</text:span></text:p>
            <text:p><text:span text:style-name="T3">- Touch on any item in folder list</text:span></text:p>
            <text:p>- Touch on the Back button on the navigation bar.</text:p>
          </table:table-cell>
          <table:table-cell table:style-name="ce142" office:value-type="string">
            <text:p>- Document application will shown with Folder list screen</text:p>
            <text:p>- Folder items will be showed with folder icon.</text:p>
            <text:p>- File items will be showed with icon suitable with file format.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29" table:number-columns-repeated="238"/>
          <table:table-cell table:number-columns-repeated="768"/>
        </table:table-row>
        <table:table-row table:style-name="ro43">
          <table:table-cell table:style-name="ce105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table:style-name="ce47" office:value-type="string">
            <text:p>SNF_IPA_DOC_36</text:p>
          </table:table-cell>
          <table:table-cell table:style-name="ce113" office:value-type="float" office:value="1">
            <text:p>001</text:p>
          </table:table-cell>
          <table:table-cell table:style-name="ce121" office:value-type="string">
            <text:p>Mobile/IPad/Documents/View File</text:p>
          </table:table-cell>
          <table:table-cell table:style-name="ce57" office:value-type="string">
            <text:p>View a File</text:p>
          </table:table-cell>
          <table:table-cell table:style-name="ce132" office:value-type="string">
            <text:p>Step 1: Open a File</text:p>
          </table:table-cell>
          <table:table-cell table:style-name="ce138" office:value-type="string">
            <text:p><text:span text:style-name="T2">- Start the application on mobile device </text:span></text:p>
            <text:p><text:span text:style-name="T3">- Sign In with valid User name/Password</text:span></text:p>
            <text:p><text:span text:style-name="T3">- Touch on [Documents] application on Home page</text:span></text:p>
            <text:p>- Touch on any file items (such as image, document, music...)</text:p>
          </table:table-cell>
          <table:table-cell table:style-name="ce142" office:value-type="string">
            <text:p>- The file content will be showed on the screen.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29" table:number-columns-repeated="238"/>
          <table:table-cell table:number-columns-repeated="768"/>
        </table:table-row>
        <table:table-row table:style-name="ro18">
          <table:table-cell table:style-name="ce105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table:style-name="ce47" office:value-type="string">
            <text:p>SNF_IPA_DOC_37</text:p>
          </table:table-cell>
          <table:table-cell table:style-name="ce113" office:value-type="float" office:value="1">
            <text:p>001</text:p>
          </table:table-cell>
          <table:table-cell table:style-name="ce121" office:value-type="string">
            <text:p>Mobile/IPad/Documents/Open Menu Action</text:p>
          </table:table-cell>
          <table:table-cell table:style-name="ce60" office:value-type="string">
            <text:p>View menu action of File/Folder</text:p>
          </table:table-cell>
          <table:table-cell table:style-name="ce132" office:value-type="string">
            <text:p>Step 1: Show action dialog</text:p>
          </table:table-cell>
          <table:table-cell table:style-name="ce138" office:value-type="string">
            <text:p><text:span text:style-name="T2">- Start the application on mobile device </text:span></text:p>
            <text:p><text:span text:style-name="T3">- Sign In with valid User name/Password</text:span></text:p>
            <text:p><text:span text:style-name="T3">- Touch on [Documents] application on Home page</text:span></text:p>
            <text:p>- Touch on the actions button on each item to show the action dialog</text:p>
          </table:table-cell>
          <table:table-cell table:style-name="ce142" office:value-type="string">
            <text:p>- The action dialog will be showed with actions (take a picture, delete, copy, move, paste, cancel). All of actions will affect to the item with name on this dialog.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29" table:number-columns-repeated="238"/>
          <table:table-cell table:number-columns-repeated="768"/>
        </table:table-row>
        <table:table-row table:style-name="ro44">
          <table:table-cell table:style-name="ce105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table:style-name="ce47" office:value-type="string">
            <text:p>SNF_IPA_DOC_38</text:p>
          </table:table-cell>
          <table:table-cell table:style-name="ce113" office:value-type="float" office:value="1">
            <text:p>001</text:p>
          </table:table-cell>
          <table:table-cell table:style-name="ce121" office:value-type="string">
            <text:p>Mobile/IPad/Documents/Close Menu Action</text:p>
          </table:table-cell>
          <table:table-cell table:style-name="ce60" office:value-type="string">
            <text:p>Close menu action of File/Folder</text:p>
          </table:table-cell>
          <table:table-cell table:style-name="ce132" office:value-type="string">
            <text:p>Step 1: Closing action dialog</text:p>
          </table:table-cell>
          <table:table-cell table:style-name="ce138" office:value-type="string">
            <text:p><text:span text:style-name="T2">- Start the application on mobile device </text:span></text:p>
            <text:p><text:span text:style-name="T3">- Sign In with valid User name/Password</text:span></text:p>
            <text:p><text:span text:style-name="T3">- Touch on [Documents] application on Home page</text:span></text:p>
            <text:p><text:span text:style-name="T3">- Touch on the actions button on each item to show the action dialog</text:span></text:p>
            <text:p>- Touch on the [Close] button to close the action dialog</text:p>
          </table:table-cell>
          <table:table-cell table:style-name="ce142" office:value-type="string">
            <text:p>- The action dialog will be hidden.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29" table:number-columns-repeated="238"/>
          <table:table-cell table:number-columns-repeated="768"/>
        </table:table-row>
        <table:table-row table:style-name="ro45">
          <table:table-cell table:style-name="ce105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table:style-name="ce47" office:value-type="string">
            <text:p>SNF_IPA_DOC_39</text:p>
          </table:table-cell>
          <table:table-cell table:style-name="ce113" office:value-type="float" office:value="1">
            <text:p>001</text:p>
          </table:table-cell>
          <table:table-cell table:style-name="ce121" office:value-type="string">
            <text:p>Mobile/IPad/Documents/Action /Delete </text:p>
          </table:table-cell>
          <table:table-cell table:style-name="ce61" office:value-type="string">
            <text:p>Delete a File/Folder</text:p>
          </table:table-cell>
          <table:table-cell table:style-name="ce132" office:value-type="string">
            <text:p>Step 1: Deleting a File/Folder</text:p>
          </table:table-cell>
          <table:table-cell table:style-name="ce138" office:value-type="string">
            <text:p><text:span text:style-name="T2">- Start the application on mobile device </text:span></text:p>
            <text:p><text:span text:style-name="T3">- Sign In with valid User name/Password</text:span></text:p>
            <text:p><text:span text:style-name="T3">- Touch on [Documents] application on Home page</text:span></text:p>
            <text:p><text:span text:style-name="T3">- Touch on the actions button on any File/Folder and select [Delete] action on menu</text:span></text:p>
          </table:table-cell>
          <table:table-cell table:style-name="ce142" office:value-type="string">
            <text:p>Selected File/Folder will be deleted and removed from list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29" table:number-columns-repeated="238"/>
          <table:table-cell table:number-columns-repeated="768"/>
        </table:table-row>
        <table:table-row table:style-name="ro41">
          <table:table-cell table:style-name="ce105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table:style-name="ce47" office:value-type="string">
            <text:p>SNF_IPA_DOC_40</text:p>
          </table:table-cell>
          <table:table-cell table:style-name="ce113" office:value-type="float" office:value="1">
            <text:p>001</text:p>
          </table:table-cell>
          <table:table-cell table:style-name="ce121" office:value-type="string">
            <text:p>Mobile/IPad/Documents/Action /Copy</text:p>
          </table:table-cell>
          <table:table-cell table:style-name="ce62" office:value-type="string">
            <text:p>Copy/Paste a File/Folder</text:p>
          </table:table-cell>
          <table:table-cell table:style-name="ce132" office:value-type="string">
            <text:p>Step 1: Copying a File/Folder</text:p>
          </table:table-cell>
          <table:table-cell table:style-name="ce138" office:value-type="string">
            <text:p><text:span text:style-name="T2">- Start the application on mobile device </text:span></text:p>
            <text:p><text:span text:style-name="T3">- Sign In with valid User name/Password</text:span></text:p>
            <text:p><text:span text:style-name="T3">- Touch on [Documents] application on Home page</text:span></text:p>
            <text:p><text:span text:style-name="T3">- Touch on the actions button on any File/Folder and select [copy] action on it.</text:span></text:p>
            <text:p>- then touch on action button of another folder and select [Paste] action.</text:p>
          </table:table-cell>
          <table:table-cell table:style-name="ce142" office:value-type="string">
            <text:p>- Selected file/folder will be copied to the new folder.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29" table:number-columns-repeated="238"/>
          <table:table-cell table:number-columns-repeated="768"/>
        </table:table-row>
        <table:table-row table:style-name="ro41">
          <table:table-cell table:style-name="ce105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table:style-name="ce47" office:value-type="string">
            <text:p>SNF_IPA_DOC_41</text:p>
          </table:table-cell>
          <table:table-cell table:style-name="ce113" office:value-type="float" office:value="1">
            <text:p>001</text:p>
          </table:table-cell>
          <table:table-cell table:style-name="ce121" office:value-type="string">
            <text:p>Mobile/IPad/Documents/Action /Move</text:p>
          </table:table-cell>
          <table:table-cell table:style-name="ce62" office:value-type="string">
            <text:p>Cut/Paste a File/Folder</text:p>
          </table:table-cell>
          <table:table-cell table:style-name="ce132" office:value-type="string">
            <text:p>Step 1: Moving</text:p>
          </table:table-cell>
          <table:table-cell table:style-name="ce138" office:value-type="string">
            <text:p><text:span text:style-name="T2">- Start the application on mobile device </text:span></text:p>
            <text:p><text:span text:style-name="T3">- Sign In with valid User name/Password</text:span></text:p>
            <text:p><text:span text:style-name="T3">- Touch on [Documents] application on Home page</text:span></text:p>
            <text:p><text:span text:style-name="T3">- Touch on the actions button on any File/Folder and <text:s/>select [Move] action on it.</text:span></text:p>
            <text:p><text:span text:style-name="T3">- then touch on action button of another folder and select [Paste] action.</text:span></text:p>
          </table:table-cell>
          <table:table-cell table:style-name="ce142" office:value-type="string">
            <text:p>- Selected file/folder will be moved to the new folder.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29" table:number-columns-repeated="238"/>
          <table:table-cell table:number-columns-repeated="768"/>
        </table:table-row>
        <table:table-row table:style-name="ro46">
          <table:table-cell table:style-name="ce105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table:style-name="ce47" office:value-type="string">
            <text:p>SNF_IPA_DOC_42</text:p>
          </table:table-cell>
          <table:table-cell table:style-name="ce113" office:value-type="float" office:value="1">
            <text:p>001</text:p>
          </table:table-cell>
          <table:table-cell table:style-name="ce121" office:value-type="string">
            <text:p>Mobile/IPad/Documents/Action /Create new Folder</text:p>
          </table:table-cell>
          <table:table-cell table:style-name="ce56" office:value-type="string">
            <text:p>Create new Folder</text:p>
          </table:table-cell>
          <table:table-cell table:style-name="ce132" office:value-type="string">
            <text:p>Step 1: Creating new folder</text:p>
          </table:table-cell>
          <table:table-cell table:style-name="ce130" office:value-type="string">
            <text:p><text:span text:style-name="T2">- Start the application on mobile device </text:span></text:p>
            <text:p><text:span text:style-name="T3">- Sign In with valid User name/Password</text:span></text:p>
            <text:p><text:span text:style-name="T3">- Touch on [Documents] application on Home page</text:span></text:p>
            <text:p><text:span text:style-name="T3">- Touch on the actions button on any File/Folder and select [Create new folder] on menu</text:span></text:p>
            <text:p>- A dialog will be showed in order to user input the name for folder.</text:p>
            <text:p>- Touch on OK button</text:p>
            <text:p/>
          </table:table-cell>
          <table:table-cell table:style-name="ce137" office:value-type="string">
            <text:p><text:s/>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29" table:number-columns-repeated="238"/>
          <table:table-cell table:number-columns-repeated="768"/>
        </table:table-row>
        <table:table-row table:style-name="ro46">
          <table:table-cell table:style-name="ce105"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table:style-name="ce47" office:value-type="string">
            <text:p>SNF_IPA_DOC_43</text:p>
          </table:table-cell>
          <table:table-cell table:style-name="ce113" office:value-type="float" office:value="1">
            <text:p>001</text:p>
          </table:table-cell>
          <table:table-cell table:style-name="ce121" office:value-type="string">
            <text:p>Mobile/IPad/Documents/Action /Rename</text:p>
          </table:table-cell>
          <table:table-cell table:style-name="ce56" office:value-type="string">
            <text:p>Rename Folder</text:p>
          </table:table-cell>
          <table:table-cell table:style-name="ce132" office:value-type="string">
            <text:p>Step 1: Renaming File/Folder</text:p>
          </table:table-cell>
          <table:table-cell table:style-name="ce130" office:value-type="string">
            <text:p><text:span text:style-name="T2">- Start the application on mobile device </text:span></text:p>
            <text:p><text:span text:style-name="T3">- Sign In with valid User name/Password</text:span></text:p>
            <text:p><text:span text:style-name="T3">- Touch on [Documents] application on Home page</text:span></text:p>
            <text:p><text:span text:style-name="T3">- Touch on the actions button on any File/Folder and select [rename] action on menu</text:span></text:p>
            <text:p>- A dialog will be showed in order to user input the new name for item.</text:p>
            <text:p>- Touch on OK button</text:p>
            <text:p/>
          </table:table-cell>
          <table:table-cell table:style-name="ce137" office:value-type="string">
            <text:p>- The item will be renamed and updated in the table View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29" table:number-columns-repeated="238"/>
          <table:table-cell table:number-columns-repeated="768"/>
        </table:table-row>
        <table:table-row table:style-name="ro15" table:number-rows-repeated="2">
          <table:table-cell table:number-columns-repeated="9"/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29" table:number-columns-repeated="238"/>
          <table:table-cell table:number-columns-repeated="768"/>
        </table:table-row>
        <table:table-row table:style-name="ro15">
          <table:table-cell table:number-columns-repeated="6"/>
          <table:table-cell office:value-type="string">
            <text:p><text:s/></text:p>
          </table:table-cell>
          <table:table-cell table:number-columns-repeated="2"/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29" table:number-columns-repeated="238"/>
          <table:table-cell table:number-columns-repeated="768"/>
        </table:table-row>
        <table:table-row table:style-name="ro15" table:number-rows-repeated="3">
          <table:table-cell table:number-columns-repeated="9"/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29" table:number-columns-repeated="238"/>
          <table:table-cell table:number-columns-repeated="768"/>
        </table:table-row>
        <table:table-row table:style-name="ro15">
          <table:table-cell table:style-name="ce102" table:number-columns-repeated="3"/>
          <table:table-cell table:style-name="ce118"/>
          <table:table-cell table:style-name="ce127"/>
          <table:table-cell table:style-name="ce135" table:number-columns-repeated="3"/>
          <table:table-cell table:style-name="ce129"/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29" table:number-columns-repeated="238"/>
          <table:table-cell table:number-columns-repeated="768"/>
        </table:table-row>
        <table:table-row table:style-name="ro15" table:number-rows-repeated="8">
          <table:table-cell table:style-name="ce102" table:number-columns-repeated="3"/>
          <table:table-cell table:style-name="ce118"/>
          <table:table-cell table:style-name="ce127"/>
          <table:table-cell table:style-name="ce129" table:number-columns-repeated="4"/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29" table:number-columns-repeated="238"/>
          <table:table-cell table:number-columns-repeated="768"/>
        </table:table-row>
        <table:table-row table:style-name="ro47">
          <table:table-cell table:style-name="ce102" table:number-columns-repeated="3"/>
          <table:table-cell table:style-name="ce118"/>
          <table:table-cell table:style-name="ce127"/>
          <table:table-cell table:style-name="ce129" table:number-columns-repeated="4"/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29" table:number-columns-repeated="238"/>
          <table:table-cell table:number-columns-repeated="768"/>
        </table:table-row>
        <table:table-row table:style-name="ro15" table:number-rows-repeated="2">
          <table:table-cell table:style-name="ce102" table:number-columns-repeated="3"/>
          <table:table-cell table:style-name="ce118"/>
          <table:table-cell table:style-name="ce127"/>
          <table:table-cell table:style-name="ce129" table:number-columns-repeated="4"/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29" table:number-columns-repeated="238"/>
          <table:table-cell table:number-columns-repeated="768"/>
        </table:table-row>
        <table:table-row table:style-name="ro15" table:number-rows-repeated="17">
          <table:table-cell table:number-columns-repeated="9"/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29" table:number-columns-repeated="238"/>
          <table:table-cell table:number-columns-repeated="768"/>
        </table:table-row>
        <table:table-row table:style-name="ro15" table:number-rows-repeated="32">
          <table:table-cell table:number-columns-repeated="1024"/>
        </table:table-row>
        <table:table-row table:style-name="ro15" table:number-rows-repeated="12">
          <table:table-cell table:number-columns-repeated="9"/>
          <table:table-cell table:style-name="ce129" table:number-columns-repeated="247"/>
          <table:table-cell table:number-columns-repeated="768"/>
        </table:table-row>
        <table:table-row table:style-name="ro15" table:number-rows-repeated="1048447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Summary_Report" table:style-name="ta1" table:print="false">
        <office:forms form:automatic-focus="false" form:apply-design-mode="false"/>
        <table:table-column table:style-name="co12" table:default-cell-style-name="ce47"/>
        <table:table-column table:style-name="co25" table:default-cell-style-name="ce138"/>
        <table:table-column table:style-name="co26" table:default-cell-style-name="ce138"/>
        <table:table-column table:style-name="co27" table:default-cell-style-name="ce56"/>
        <table:table-column table:style-name="co28" table:default-cell-style-name="ce138"/>
        <table:table-column table:style-name="co8" table:default-cell-style-name="ce211"/>
        <table:table-column table:style-name="co8" table:number-columns-repeated="243" table:default-cell-style-name="ce213"/>
        <table:table-row table:style-name="ro58">
          <table:table-cell table:style-name="ce205" office:value-type="string" table:number-columns-spanned="5" table:number-rows-spanned="2">
            <text:p>Ipad SniffTest List</text:p>
          </table:table-cell>
          <table:covered-table-cell table:style-name="ce208"/>
          <table:covered-table-cell table:style-name="ce208"/>
          <table:covered-table-cell table:style-name="ce208"/>
          <table:covered-table-cell table:style-name="ce208"/>
          <table:table-cell table:style-name="ce158" office:value-type="string" table:number-columns-spanned="1" table:number-rows-spanned="3">
            <text:p>Cases</text:p>
          </table:table-cell>
          <table:table-cell table:style-name="Default" table:number-columns-repeated="243"/>
        </table:table-row>
        <table:table-row table:style-name="ro58">
          <table:covered-table-cell table:style-name="ce206"/>
          <table:covered-table-cell table:style-name="ce208"/>
          <table:covered-table-cell table:style-name="ce208"/>
          <table:covered-table-cell table:style-name="ce208"/>
          <table:covered-table-cell table:style-name="ce208"/>
          <table:covered-table-cell table:style-name="ce158" office:value-type="string">
            <text:p>Cases</text:p>
          </table:covered-table-cell>
          <table:table-cell table:style-name="Default" table:number-columns-repeated="243"/>
        </table:table-row>
        <table:table-row table:style-name="ro59">
          <table:table-cell table:style-name="ce158" office:value-type="string">
            <text:p>ID</text:p>
          </table:table-cell>
          <table:table-cell table:style-name="ce158" office:value-type="string">
            <text:p>Portlet</text:p>
          </table:table-cell>
          <table:table-cell table:style-name="ce158" office:value-type="string">
            <text:p>Functional Group</text:p>
          </table:table-cell>
          <table:table-cell table:style-name="ce158" office:value-type="string">
            <text:p>Functionality</text:p>
          </table:table-cell>
          <table:table-cell table:style-name="ce158" office:value-type="string">
            <text:p>Functionality summary</text:p>
          </table:table-cell>
          <table:covered-table-cell table:style-name="ce158" office:value-type="string">
            <text:p>Cases</text:p>
          </table:covered-table-cell>
          <table:table-cell table:style-name="Default" table:number-columns-repeated="243"/>
        </table:table-row>
        <table:table-row table:style-name="ro60">
          <table:table-cell office:value-type="string">
            <text:p>SNF_IPA_LGN_01</text:p>
          </table:table-cell>
          <table:table-cell office:value-type="string">
            <text:p>Ipad</text:p>
          </table:table-cell>
          <table:table-cell table:style-name="ce120" office:value-type="string">
            <text:p>Mobile/IPad/Authenticate</text:p>
          </table:table-cell>
          <table:table-cell table:style-name="ce55" office:value-type="string">
            <text:p>Sign in an eXo server with valid user/password</text:p>
          </table:table-cell>
          <table:table-cell/>
          <table:table-cell table:formula="of:=SUMPRODUCT(([SniffTest.B$7:SniffTest.B$921]=[.$A4])*([SniffTest.A$7:SniffTest.A$921]&lt;&gt;&quot;&quot;))" office:value-type="float" office:value="1">
            <text:p>1</text:p>
          </table:table-cell>
          <table:table-cell table:style-name="Default"/>
          <table:table-cell table:number-columns-repeated="242"/>
        </table:table-row>
        <table:table-row table:style-name="ro60">
          <table:table-cell office:value-type="string">
            <text:p>SNF_IPA_LGN_02</text:p>
          </table:table-cell>
          <table:table-cell office:value-type="string">
            <text:p>Ipad</text:p>
          </table:table-cell>
          <table:table-cell table:style-name="ce120" office:value-type="string">
            <text:p>Mobile/IPad/Authenticate</text:p>
          </table:table-cell>
          <table:table-cell table:style-name="ce55" office:value-type="string">
            <text:p>Sign in an eXo server with invalid user name</text:p>
          </table:table-cell>
          <table:table-cell/>
          <table:table-cell table:formula="of:=SUMPRODUCT(([SniffTest.B$7:SniffTest.B$921]=[.$A5])*([SniffTest.A$7:SniffTest.A$921]&lt;&gt;&quot;&quot;))" office:value-type="float" office:value="1">
            <text:p>1</text:p>
          </table:table-cell>
          <table:table-cell table:number-columns-repeated="243"/>
        </table:table-row>
        <table:table-row table:style-name="ro60">
          <table:table-cell office:value-type="string">
            <text:p>SNF_IPA_LGN_03</text:p>
          </table:table-cell>
          <table:table-cell office:value-type="string">
            <text:p>Ipad</text:p>
          </table:table-cell>
          <table:table-cell table:style-name="ce120" office:value-type="string">
            <text:p>Mobile/IPad/Authenticate</text:p>
          </table:table-cell>
          <table:table-cell table:style-name="ce55" office:value-type="string">
            <text:p>Sign in an eXo server with invalid password</text:p>
          </table:table-cell>
          <table:table-cell/>
          <table:table-cell table:formula="of:=SUMPRODUCT(([SniffTest.B$7:SniffTest.B$921]=[.$A6])*([SniffTest.A$7:SniffTest.A$921]&lt;&gt;&quot;&quot;))" office:value-type="float" office:value="1">
            <text:p>1</text:p>
          </table:table-cell>
          <table:table-cell table:number-columns-repeated="243"/>
        </table:table-row>
        <table:table-row table:style-name="ro61">
          <table:table-cell office:value-type="string">
            <text:p>SNF_IPA_LGN_04</text:p>
          </table:table-cell>
          <table:table-cell office:value-type="string">
            <text:p>Ipad</text:p>
          </table:table-cell>
          <table:table-cell table:style-name="ce120" office:value-type="string">
            <text:p>Mobile/IPad/Authenticate</text:p>
          </table:table-cell>
          <table:table-cell office:value-type="string">
            <text:p>Sign in an eXo server <text:s/>with Remember User &amp; Password</text:p>
          </table:table-cell>
          <table:table-cell table:style-name="ce210"/>
          <table:table-cell table:formula="of:=SUMPRODUCT(([SniffTest.B$7:SniffTest.B$921]=[.$A7])*([SniffTest.A$7:SniffTest.A$921]&lt;&gt;&quot;&quot;))" office:value-type="float" office:value="1">
            <text:p>1</text:p>
          </table:table-cell>
          <table:table-cell table:number-columns-repeated="243"/>
        </table:table-row>
        <table:table-row table:style-name="ro60">
          <table:table-cell office:value-type="string">
            <text:p>SNF_IPA_LGN_05</text:p>
          </table:table-cell>
          <table:table-cell office:value-type="string">
            <text:p>Ipad</text:p>
          </table:table-cell>
          <table:table-cell table:style-name="ce120" office:value-type="string">
            <text:p>Authenticate</text:p>
          </table:table-cell>
          <table:table-cell table:style-name="ce57" office:value-type="string">
            <text:p>Sign in an eXo server with Auto Sign In option</text:p>
          </table:table-cell>
          <table:table-cell table:style-name="ce210"/>
          <table:table-cell table:formula="of:=SUMPRODUCT(([SniffTest.B$7:SniffTest.B$921]=[.$A8])*([SniffTest.A$7:SniffTest.A$921]&lt;&gt;&quot;&quot;))" office:value-type="float" office:value="1">
            <text:p>1</text:p>
          </table:table-cell>
          <table:table-cell table:number-columns-repeated="243"/>
        </table:table-row>
        <table:table-row table:style-name="ro15">
          <table:table-cell office:value-type="string">
            <text:p>SNF_IPA_LGO_06</text:p>
          </table:table-cell>
          <table:table-cell office:value-type="string">
            <text:p>Ipad</text:p>
          </table:table-cell>
          <table:table-cell table:style-name="ce120" office:value-type="string">
            <text:p>Authenticate</text:p>
          </table:table-cell>
          <table:table-cell table:style-name="ce55" office:value-type="string">
            <text:p>Logout of Home Screen</text:p>
          </table:table-cell>
          <table:table-cell/>
          <table:table-cell table:formula="of:=SUMPRODUCT(([SniffTest.B$7:SniffTest.B$921]=[.$A9])*([SniffTest.A$7:SniffTest.A$921]&lt;&gt;&quot;&quot;))" office:value-type="float" office:value="1">
            <text:p>1</text:p>
          </table:table-cell>
          <table:table-cell table:number-columns-repeated="243"/>
        </table:table-row>
        <table:table-row table:style-name="ro15">
          <table:table-cell office:value-type="string">
            <text:p>SNF_IPA_SET_07</text:p>
          </table:table-cell>
          <table:table-cell office:value-type="string">
            <text:p>Ipad</text:p>
          </table:table-cell>
          <table:table-cell table:style-name="ce120" office:value-type="string">
            <text:p>Setting</text:p>
          </table:table-cell>
          <table:table-cell table:style-name="ce55" office:value-type="string">
            <text:p>Display Setting screen</text:p>
          </table:table-cell>
          <table:table-cell/>
          <table:table-cell table:formula="of:=SUMPRODUCT(([SniffTest.B$7:SniffTest.B$921]=[.$A10])*([SniffTest.A$7:SniffTest.A$921]&lt;&gt;&quot;&quot;))" office:value-type="float" office:value="1">
            <text:p>1</text:p>
          </table:table-cell>
          <table:table-cell table:number-columns-repeated="243"/>
        </table:table-row>
        <table:table-row table:style-name="ro15">
          <table:table-cell office:value-type="string">
            <text:p>SNF_IPA_SEV_08</text:p>
          </table:table-cell>
          <table:table-cell office:value-type="string">
            <text:p>Ipad</text:p>
          </table:table-cell>
          <table:table-cell table:style-name="ce120" office:value-type="string">
            <text:p>Authenticate</text:p>
          </table:table-cell>
          <table:table-cell table:style-name="ce55" office:value-type="string">
            <text:p>Change server</text:p>
          </table:table-cell>
          <table:table-cell/>
          <table:table-cell table:formula="of:=SUMPRODUCT(([SniffTest.B$7:SniffTest.B$921]=[.$A11])*([SniffTest.A$7:SniffTest.A$921]&lt;&gt;&quot;&quot;))" office:value-type="float" office:value="1">
            <text:p>1</text:p>
          </table:table-cell>
          <table:table-cell table:number-columns-repeated="243"/>
        </table:table-row>
        <table:table-row table:style-name="ro61">
          <table:table-cell office:value-type="string">
            <text:p>SNF_IPA_SEV_09</text:p>
          </table:table-cell>
          <table:table-cell office:value-type="string">
            <text:p>Ipad</text:p>
          </table:table-cell>
          <table:table-cell office:value-type="string">
            <text:p>Server List</text:p>
          </table:table-cell>
          <table:table-cell table:style-name="ce55" office:value-type="string">
            <text:p>Try to modify the selected server after being authenticate</text:p>
          </table:table-cell>
          <table:table-cell/>
          <table:table-cell table:formula="of:=SUMPRODUCT(([SniffTest.B$7:SniffTest.B$921]=[.$A12])*([SniffTest.A$7:SniffTest.A$921]&lt;&gt;&quot;&quot;))" office:value-type="float" office:value="1">
            <text:p>1</text:p>
          </table:table-cell>
          <table:table-cell table:number-columns-repeated="243"/>
        </table:table-row>
        <table:table-row table:style-name="ro15">
          <table:table-cell office:value-type="string">
            <text:p>SNF_IPA_SEV_10</text:p>
          </table:table-cell>
          <table:table-cell office:value-type="string">
            <text:p>Ipad</text:p>
          </table:table-cell>
          <table:table-cell office:value-type="string">
            <text:p>Server List</text:p>
          </table:table-cell>
          <table:table-cell table:style-name="ce58" office:value-type="string">
            <text:p>Add a server into the list</text:p>
          </table:table-cell>
          <table:table-cell/>
          <table:table-cell table:formula="of:=SUMPRODUCT(([SniffTest.B$7:SniffTest.B$921]=[.$A13])*([SniffTest.A$7:SniffTest.A$921]&lt;&gt;&quot;&quot;))" office:value-type="float" office:value="1">
            <text:p>1</text:p>
          </table:table-cell>
          <table:table-cell table:number-columns-repeated="243"/>
        </table:table-row>
        <table:table-row table:style-name="ro15">
          <table:table-cell office:value-type="string">
            <text:p>SNF_IPA_SEV_11</text:p>
          </table:table-cell>
          <table:table-cell office:value-type="string">
            <text:p>Ipad</text:p>
          </table:table-cell>
          <table:table-cell office:value-type="string">
            <text:p>Server List</text:p>
          </table:table-cell>
          <table:table-cell table:style-name="ce59" office:value-type="string">
            <text:p>Add an existing server</text:p>
          </table:table-cell>
          <table:table-cell/>
          <table:table-cell table:formula="of:=SUMPRODUCT(([SniffTest.B$7:SniffTest.B$921]=[.$A14])*([SniffTest.A$7:SniffTest.A$921]&lt;&gt;&quot;&quot;))" office:value-type="float" office:value="1">
            <text:p>1</text:p>
          </table:table-cell>
          <table:table-cell table:number-columns-repeated="243"/>
        </table:table-row>
        <table:table-row table:style-name="ro15">
          <table:table-cell office:value-type="string">
            <text:p>SNF_IPA_SEV_12</text:p>
          </table:table-cell>
          <table:table-cell office:value-type="string">
            <text:p>Ipad</text:p>
          </table:table-cell>
          <table:table-cell office:value-type="string">
            <text:p>Server List</text:p>
          </table:table-cell>
          <table:table-cell table:style-name="ce59" office:value-type="string">
            <text:p>Edit a server</text:p>
          </table:table-cell>
          <table:table-cell table:style-name="ce210"/>
          <table:table-cell table:formula="of:=SUMPRODUCT(([SniffTest.B$7:SniffTest.B$921]=[.$A15])*([SniffTest.A$7:SniffTest.A$921]&lt;&gt;&quot;&quot;))" office:value-type="float" office:value="1">
            <text:p>1</text:p>
          </table:table-cell>
          <table:table-cell table:number-columns-repeated="243"/>
        </table:table-row>
        <table:table-row table:style-name="ro15">
          <table:table-cell office:value-type="string">
            <text:p>SNF_IPA_SEV_13</text:p>
          </table:table-cell>
          <table:table-cell office:value-type="string">
            <text:p>Ipad</text:p>
          </table:table-cell>
          <table:table-cell office:value-type="string">
            <text:p>Server List</text:p>
          </table:table-cell>
          <table:table-cell table:style-name="ce59" office:value-type="string">
            <text:p>Delete a server</text:p>
          </table:table-cell>
          <table:table-cell/>
          <table:table-cell table:formula="of:=SUMPRODUCT(([SniffTest.B$7:SniffTest.B$921]=[.$A16])*([SniffTest.A$7:SniffTest.A$921]&lt;&gt;&quot;&quot;))" office:value-type="float" office:value="1">
            <text:p>1</text:p>
          </table:table-cell>
          <table:table-cell table:number-columns-repeated="243"/>
        </table:table-row>
        <table:table-row table:style-name="ro15">
          <table:table-cell office:value-type="string">
            <text:p>SNF_IPA_GUI_14</text:p>
          </table:table-cell>
          <table:table-cell office:value-type="string">
            <text:p>Ipad</text:p>
          </table:table-cell>
          <table:table-cell office:value-type="string">
            <text:p>User guide</text:p>
          </table:table-cell>
          <table:table-cell office:value-type="string">
            <text:p>View User guide</text:p>
          </table:table-cell>
          <table:table-cell/>
          <table:table-cell table:formula="of:=SUMPRODUCT(([SniffTest.B$7:SniffTest.B$921]=[.$A17])*([SniffTest.A$7:SniffTest.A$921]&lt;&gt;&quot;&quot;))" office:value-type="float" office:value="1">
            <text:p>1</text:p>
          </table:table-cell>
          <table:table-cell table:number-columns-repeated="243"/>
        </table:table-row>
        <table:table-row table:style-name="ro60">
          <table:table-cell office:value-type="string">
            <text:p>SNF_IPA_LAG_15</text:p>
          </table:table-cell>
          <table:table-cell office:value-type="string">
            <text:p>Ipad</text:p>
          </table:table-cell>
          <table:table-cell table:style-name="ce120" office:value-type="string">
            <text:p>Setting language</text:p>
          </table:table-cell>
          <table:table-cell office:value-type="string">
            <text:p>Setting language</text:p>
          </table:table-cell>
          <table:table-cell/>
          <table:table-cell table:formula="of:=SUMPRODUCT(([SniffTest.B$7:SniffTest.B$921]=[.$A18])*([SniffTest.A$7:SniffTest.A$921]&lt;&gt;&quot;&quot;))" office:value-type="float" office:value="1">
            <text:p>1</text:p>
          </table:table-cell>
          <table:table-cell table:number-columns-repeated="243"/>
        </table:table-row>
        <table:table-row table:style-name="ro15">
          <table:table-cell office:value-type="string">
            <text:p>SNF_IPA_HOM_16</text:p>
          </table:table-cell>
          <table:table-cell office:value-type="string">
            <text:p>Ipad</text:p>
          </table:table-cell>
          <table:table-cell table:style-name="ce120" office:value-type="string">
            <text:p>Home Screen</text:p>
          </table:table-cell>
          <table:table-cell table:style-name="ce60" office:value-type="string">
            <text:p>Check Home Screen </text:p>
          </table:table-cell>
          <table:table-cell/>
          <table:table-cell table:formula="of:=SUMPRODUCT(([SniffTest.B$7:SniffTest.B$921]=[.$A19])*([SniffTest.A$7:SniffTest.A$921]&lt;&gt;&quot;&quot;))" office:value-type="float" office:value="1">
            <text:p>1</text:p>
          </table:table-cell>
          <table:table-cell table:number-columns-repeated="243"/>
        </table:table-row>
        <table:table-row table:style-name="ro15">
          <table:table-cell office:value-type="string">
            <text:p>SNF_IPA_DAB_17</text:p>
          </table:table-cell>
          <table:table-cell office:value-type="string">
            <text:p>Ipad</text:p>
          </table:table-cell>
          <table:table-cell table:style-name="ce120" office:value-type="string">
            <text:p>Dashboard</text:p>
          </table:table-cell>
          <table:table-cell office:value-type="string">
            <text:p>Gadget List View</text:p>
          </table:table-cell>
          <table:table-cell/>
          <table:table-cell table:formula="of:=SUMPRODUCT(([SniffTest.B$7:SniffTest.B$921]=[.$A20])*([SniffTest.A$7:SniffTest.A$921]&lt;&gt;&quot;&quot;))" office:value-type="float" office:value="1">
            <text:p>1</text:p>
          </table:table-cell>
          <table:table-cell table:number-columns-repeated="243"/>
        </table:table-row>
        <table:table-row table:style-name="ro15">
          <table:table-cell office:value-type="string">
            <text:p>SNF_IPA_DAB_18</text:p>
          </table:table-cell>
          <table:table-cell office:value-type="string">
            <text:p>Ipad</text:p>
          </table:table-cell>
          <table:table-cell table:style-name="ce120" office:value-type="string">
            <text:p>Dashboard</text:p>
          </table:table-cell>
          <table:table-cell office:value-type="string">
            <text:p>Scroll Gadget in List View</text:p>
          </table:table-cell>
          <table:table-cell/>
          <table:table-cell table:formula="of:=SUMPRODUCT(([SniffTest.B$7:SniffTest.B$921]=[.$A21])*([SniffTest.A$7:SniffTest.A$921]&lt;&gt;&quot;&quot;))" office:value-type="float" office:value="1">
            <text:p>1</text:p>
          </table:table-cell>
          <table:table-cell table:number-columns-repeated="243"/>
        </table:table-row>
        <table:table-row table:style-name="ro15">
          <table:table-cell office:value-type="string">
            <text:p>SNF_IPA_DAB_19</text:p>
          </table:table-cell>
          <table:table-cell office:value-type="string">
            <text:p>Ipad</text:p>
          </table:table-cell>
          <table:table-cell table:style-name="ce120" office:value-type="string">
            <text:p>Dashboard</text:p>
          </table:table-cell>
          <table:table-cell office:value-type="string">
            <text:p>View Dashboard tabs</text:p>
          </table:table-cell>
          <table:table-cell/>
          <table:table-cell table:formula="of:=SUMPRODUCT(([SniffTest.B$7:SniffTest.B$921]=[.$A22])*([SniffTest.A$7:SniffTest.A$921]&lt;&gt;&quot;&quot;))" office:value-type="float" office:value="1">
            <text:p>1</text:p>
          </table:table-cell>
          <table:table-cell table:number-columns-repeated="243"/>
        </table:table-row>
        <table:table-row table:style-name="ro15">
          <table:table-cell office:value-type="string">
            <text:p>SNF_IPA_DAB_20</text:p>
          </table:table-cell>
          <table:table-cell office:value-type="string">
            <text:p>Ipad</text:p>
          </table:table-cell>
          <table:table-cell table:style-name="ce120" office:value-type="string">
            <text:p>Dashboard</text:p>
          </table:table-cell>
          <table:table-cell office:value-type="string">
            <text:p>Update Dashboard tabs</text:p>
          </table:table-cell>
          <table:table-cell/>
          <table:table-cell table:formula="of:=SUMPRODUCT(([SniffTest.B$7:SniffTest.B$921]=[.$A23])*([SniffTest.A$7:SniffTest.A$921]&lt;&gt;&quot;&quot;))" office:value-type="float" office:value="1">
            <text:p>1</text:p>
          </table:table-cell>
          <table:table-cell table:number-columns-repeated="243"/>
        </table:table-row>
        <table:table-row table:style-name="ro60">
          <table:table-cell office:value-type="string">
            <text:p>SNF_IPA_DAB_21</text:p>
          </table:table-cell>
          <table:table-cell office:value-type="string">
            <text:p>Ipad</text:p>
          </table:table-cell>
          <table:table-cell table:style-name="ce120" office:value-type="string">
            <text:p>Dashboard</text:p>
          </table:table-cell>
          <table:table-cell table:style-name="ce57" office:value-type="string">
            <text:p>View gadget list in Dashboard</text:p>
          </table:table-cell>
          <table:table-cell/>
          <table:table-cell table:formula="of:=SUMPRODUCT(([SniffTest.B$7:SniffTest.B$921]=[.$A24])*([SniffTest.A$7:SniffTest.A$921]&lt;&gt;&quot;&quot;))" office:value-type="float" office:value="1">
            <text:p>1</text:p>
          </table:table-cell>
          <table:table-cell table:number-columns-repeated="243"/>
        </table:table-row>
        <table:table-row table:style-name="ro60">
          <table:table-cell office:value-type="string">
            <text:p>SNF_IPA_DAB_22</text:p>
          </table:table-cell>
          <table:table-cell office:value-type="string">
            <text:p>Ipad</text:p>
          </table:table-cell>
          <table:table-cell table:style-name="ce120" office:value-type="string">
            <text:p>Dashboard</text:p>
          </table:table-cell>
          <table:table-cell table:style-name="ce57" office:value-type="string">
            <text:p>Update gadget list in Dashboard</text:p>
          </table:table-cell>
          <table:table-cell/>
          <table:table-cell table:formula="of:=SUMPRODUCT(([SniffTest.B$7:SniffTest.B$921]=[.$A25])*([SniffTest.A$7:SniffTest.A$921]&lt;&gt;&quot;&quot;))" office:value-type="float" office:value="1">
            <text:p>1</text:p>
          </table:table-cell>
          <table:table-cell table:number-columns-repeated="243"/>
        </table:table-row>
        <table:table-row table:style-name="ro15">
          <table:table-cell office:value-type="string">
            <text:p>SNF_IPA_DAB_23</text:p>
          </table:table-cell>
          <table:table-cell office:value-type="string">
            <text:p>Ipad</text:p>
          </table:table-cell>
          <table:table-cell table:style-name="ce120" office:value-type="string">
            <text:p>Dashboard</text:p>
          </table:table-cell>
          <table:table-cell table:style-name="ce57" office:value-type="string">
            <text:p>View Content of Gadget</text:p>
          </table:table-cell>
          <table:table-cell/>
          <table:table-cell table:formula="of:=SUMPRODUCT(([SniffTest.B$7:SniffTest.B$921]=[.$A26])*([SniffTest.A$7:SniffTest.A$921]&lt;&gt;&quot;&quot;))" office:value-type="float" office:value="1">
            <text:p>1</text:p>
          </table:table-cell>
          <table:table-cell table:number-columns-repeated="243"/>
        </table:table-row>
        <table:table-row table:style-name="ro60">
          <table:table-cell office:value-type="string">
            <text:p>SNF_IPA_CHA_24</text:p>
          </table:table-cell>
          <table:table-cell office:value-type="string">
            <text:p>Ipad</text:p>
          </table:table-cell>
          <table:table-cell office:value-type="string">
            <text:p>Chat</text:p>
          </table:table-cell>
          <table:table-cell office:value-type="string">
            <text:p>View Chat application screen</text:p>
          </table:table-cell>
          <table:table-cell/>
          <table:table-cell table:formula="of:=SUMPRODUCT(([SniffTest.B$7:SniffTest.B$921]=[.$A27])*([SniffTest.A$7:SniffTest.A$921]&lt;&gt;&quot;&quot;))" office:value-type="float" office:value="1">
            <text:p>1</text:p>
          </table:table-cell>
          <table:table-cell table:number-columns-repeated="243"/>
        </table:table-row>
        <table:table-row table:style-name="ro60">
          <table:table-cell office:value-type="string">
            <text:p>SNF_IPA_CHA_25</text:p>
          </table:table-cell>
          <table:table-cell office:value-type="string">
            <text:p>Ipad</text:p>
          </table:table-cell>
          <table:table-cell office:value-type="string">
            <text:p>Chat</text:p>
          </table:table-cell>
          <table:table-cell office:value-type="string">
            <text:p>Close Chat application screen</text:p>
          </table:table-cell>
          <table:table-cell/>
          <table:table-cell table:formula="of:=SUMPRODUCT(([SniffTest.B$7:SniffTest.B$921]=[.$A28])*([SniffTest.A$7:SniffTest.A$921]&lt;&gt;&quot;&quot;))" office:value-type="float" office:value="1">
            <text:p>1</text:p>
          </table:table-cell>
          <table:table-cell table:number-columns-repeated="243"/>
        </table:table-row>
        <table:table-row table:style-name="ro15">
          <table:table-cell office:value-type="string">
            <text:p>SNF_IPA_CHA_26</text:p>
          </table:table-cell>
          <table:table-cell office:value-type="string">
            <text:p>Ipad</text:p>
          </table:table-cell>
          <table:table-cell office:value-type="string">
            <text:p>Chat</text:p>
          </table:table-cell>
          <table:table-cell office:value-type="string">
            <text:p>View Chat window</text:p>
          </table:table-cell>
          <table:table-cell/>
          <table:table-cell table:formula="of:=SUMPRODUCT(([SniffTest.B$7:SniffTest.B$921]=[.$A29])*([SniffTest.A$7:SniffTest.A$921]&lt;&gt;&quot;&quot;))" office:value-type="float" office:value="1">
            <text:p>1</text:p>
          </table:table-cell>
          <table:table-cell table:number-columns-repeated="243"/>
        </table:table-row>
        <table:table-row table:style-name="ro15">
          <table:table-cell office:value-type="string">
            <text:p>SNF_IPA_CHA_27</text:p>
          </table:table-cell>
          <table:table-cell office:value-type="string">
            <text:p>Ipad</text:p>
          </table:table-cell>
          <table:table-cell office:value-type="string">
            <text:p>Chat</text:p>
          </table:table-cell>
          <table:table-cell office:value-type="string">
            <text:p>Typing message</text:p>
          </table:table-cell>
          <table:table-cell/>
          <table:table-cell table:formula="of:=SUMPRODUCT(([SniffTest.B$7:SniffTest.B$921]=[.$A30])*([SniffTest.A$7:SniffTest.A$921]&lt;&gt;&quot;&quot;))" office:value-type="float" office:value="1">
            <text:p>1</text:p>
          </table:table-cell>
          <table:table-cell table:number-columns-repeated="243"/>
        </table:table-row>
        <table:table-row table:style-name="ro15">
          <table:table-cell office:value-type="string">
            <text:p>SNF_IPA_CHA_28</text:p>
          </table:table-cell>
          <table:table-cell office:value-type="string">
            <text:p>Ipad</text:p>
          </table:table-cell>
          <table:table-cell office:value-type="string">
            <text:p>Chat</text:p>
          </table:table-cell>
          <table:table-cell office:value-type="string">
            <text:p>Send message</text:p>
          </table:table-cell>
          <table:table-cell/>
          <table:table-cell table:formula="of:=SUMPRODUCT(([SniffTest.B$7:SniffTest.B$921]=[.$A31])*([SniffTest.A$7:SniffTest.A$921]&lt;&gt;&quot;&quot;))" office:value-type="float" office:value="1">
            <text:p>1</text:p>
          </table:table-cell>
          <table:table-cell table:number-columns-repeated="243"/>
        </table:table-row>
        <table:table-row table:style-name="ro15">
          <table:table-cell office:value-type="string">
            <text:p>SNF_IPA_CHA_29</text:p>
          </table:table-cell>
          <table:table-cell office:value-type="string">
            <text:p>Ipad</text:p>
          </table:table-cell>
          <table:table-cell office:value-type="string">
            <text:p>Chat</text:p>
          </table:table-cell>
          <table:table-cell office:value-type="string">
            <text:p>Clear message</text:p>
          </table:table-cell>
          <table:table-cell/>
          <table:table-cell table:formula="of:=SUMPRODUCT(([SniffTest.B$7:SniffTest.B$921]=[.$A32])*([SniffTest.A$7:SniffTest.A$921]&lt;&gt;&quot;&quot;))" office:value-type="float" office:value="1">
            <text:p>1</text:p>
          </table:table-cell>
          <table:table-cell table:number-columns-repeated="243"/>
        </table:table-row>
        <table:table-row table:style-name="ro15">
          <table:table-cell office:value-type="string">
            <text:p>SNF_IPA_CHA_30</text:p>
          </table:table-cell>
          <table:table-cell office:value-type="string">
            <text:p>Ipad</text:p>
          </table:table-cell>
          <table:table-cell office:value-type="string">
            <text:p>Chat</text:p>
          </table:table-cell>
          <table:table-cell office:value-type="string">
            <text:p>Back to user chat previous</text:p>
          </table:table-cell>
          <table:table-cell/>
          <table:table-cell table:formula="of:=SUMPRODUCT(([SniffTest.B$7:SniffTest.B$921]=[.$A33])*([SniffTest.A$7:SniffTest.A$921]&lt;&gt;&quot;&quot;))" office:value-type="float" office:value="1">
            <text:p>1</text:p>
          </table:table-cell>
          <table:table-cell table:number-columns-repeated="243"/>
        </table:table-row>
        <table:table-row table:style-name="ro15">
          <table:table-cell office:value-type="string">
            <text:p>SNF_IPA_CHA_31</text:p>
          </table:table-cell>
          <table:table-cell office:value-type="string">
            <text:p>Ipad</text:p>
          </table:table-cell>
          <table:table-cell office:value-type="string">
            <text:p>Chat</text:p>
          </table:table-cell>
          <table:table-cell office:value-type="string">
            <text:p>Notify message</text:p>
          </table:table-cell>
          <table:table-cell/>
          <table:table-cell table:formula="of:=SUMPRODUCT(([SniffTest.B$7:SniffTest.B$921]=[.$A34])*([SniffTest.A$7:SniffTest.A$921]&lt;&gt;&quot;&quot;))" office:value-type="float" office:value="1">
            <text:p>1</text:p>
          </table:table-cell>
          <table:table-cell table:number-columns-repeated="243"/>
        </table:table-row>
        <table:table-row table:style-name="ro60">
          <table:table-cell office:value-type="string">
            <text:p>SNF_IPA_DOC_32</text:p>
          </table:table-cell>
          <table:table-cell office:value-type="string">
            <text:p>Ipad</text:p>
          </table:table-cell>
          <table:table-cell office:value-type="string">
            <text:p>Chat</text:p>
          </table:table-cell>
          <table:table-cell table:style-name="ce60" office:value-type="string">
            <text:p>View Documents application</text:p>
          </table:table-cell>
          <table:table-cell/>
          <table:table-cell table:formula="of:=SUMPRODUCT(([SniffTest.B$7:SniffTest.B$921]=[.$A35])*([SniffTest.A$7:SniffTest.A$921]&lt;&gt;&quot;&quot;))" office:value-type="float" office:value="1">
            <text:p>1</text:p>
          </table:table-cell>
          <table:table-cell table:number-columns-repeated="243"/>
        </table:table-row>
        <table:table-row table:style-name="ro60">
          <table:table-cell office:value-type="string">
            <text:p>SNF_IPA_DOC_33</text:p>
          </table:table-cell>
          <table:table-cell office:value-type="string">
            <text:p>Ipad</text:p>
          </table:table-cell>
          <table:table-cell office:value-type="string">
            <text:p>Chat</text:p>
          </table:table-cell>
          <table:table-cell table:style-name="ce60" office:value-type="string">
            <text:p>Close Documents application</text:p>
          </table:table-cell>
          <table:table-cell/>
          <table:table-cell table:formula="of:=SUMPRODUCT(([SniffTest.B$7:SniffTest.B$921]=[.$A36])*([SniffTest.A$7:SniffTest.A$921]&lt;&gt;&quot;&quot;))" office:value-type="float" office:value="1">
            <text:p>1</text:p>
          </table:table-cell>
          <table:table-cell table:number-columns-repeated="243"/>
        </table:table-row>
        <table:table-row table:style-name="ro15">
          <table:table-cell office:value-type="string">
            <text:p>SNF_IPA_DOC_34</text:p>
          </table:table-cell>
          <table:table-cell office:value-type="string">
            <text:p>Ipad</text:p>
          </table:table-cell>
          <table:table-cell office:value-type="string">
            <text:p>Chat</text:p>
          </table:table-cell>
          <table:table-cell office:value-type="string">
            <text:p>View Folder</text:p>
          </table:table-cell>
          <table:table-cell/>
          <table:table-cell table:formula="of:=SUMPRODUCT(([SniffTest.B$7:SniffTest.B$921]=[.$A37])*([SniffTest.A$7:SniffTest.A$921]&lt;&gt;&quot;&quot;))" office:value-type="float" office:value="1">
            <text:p>1</text:p>
          </table:table-cell>
          <table:table-cell table:number-columns-repeated="243"/>
        </table:table-row>
        <table:table-row table:style-name="ro15">
          <table:table-cell office:value-type="string">
            <text:p>SNF_IPA_DOC_35</text:p>
          </table:table-cell>
          <table:table-cell office:value-type="string">
            <text:p>Ipad</text:p>
          </table:table-cell>
          <table:table-cell office:value-type="string">
            <text:p>Chat</text:p>
          </table:table-cell>
          <table:table-cell table:style-name="ce60" office:value-type="string">
            <text:p>Back Folder List </text:p>
          </table:table-cell>
          <table:table-cell/>
          <table:table-cell table:formula="of:=SUMPRODUCT(([SniffTest.B$7:SniffTest.B$921]=[.$A38])*([SniffTest.A$7:SniffTest.A$921]&lt;&gt;&quot;&quot;))" office:value-type="float" office:value="1">
            <text:p>1</text:p>
          </table:table-cell>
          <table:table-cell table:number-columns-repeated="243"/>
        </table:table-row>
        <table:table-row table:style-name="ro15">
          <table:table-cell office:value-type="string">
            <text:p>SNF_IPA_DOC_36</text:p>
          </table:table-cell>
          <table:table-cell office:value-type="string">
            <text:p>Ipad</text:p>
          </table:table-cell>
          <table:table-cell office:value-type="string">
            <text:p>Chat</text:p>
          </table:table-cell>
          <table:table-cell table:style-name="ce57" office:value-type="string">
            <text:p>View a File</text:p>
          </table:table-cell>
          <table:table-cell/>
          <table:table-cell table:formula="of:=SUMPRODUCT(([SniffTest.B$7:SniffTest.B$921]=[.$A39])*([SniffTest.A$7:SniffTest.A$921]&lt;&gt;&quot;&quot;))" office:value-type="float" office:value="1">
            <text:p>1</text:p>
          </table:table-cell>
          <table:table-cell table:number-columns-repeated="243"/>
        </table:table-row>
        <table:table-row table:style-name="ro60">
          <table:table-cell office:value-type="string">
            <text:p>SNF_IPA_DOC_37</text:p>
          </table:table-cell>
          <table:table-cell office:value-type="string">
            <text:p>Ipad</text:p>
          </table:table-cell>
          <table:table-cell office:value-type="string">
            <text:p>Chat</text:p>
          </table:table-cell>
          <table:table-cell table:style-name="ce60" office:value-type="string">
            <text:p>View menu action of File/Folder</text:p>
          </table:table-cell>
          <table:table-cell/>
          <table:table-cell table:formula="of:=SUMPRODUCT(([SniffTest.B$7:SniffTest.B$921]=[.$A40])*([SniffTest.A$7:SniffTest.A$921]&lt;&gt;&quot;&quot;))" office:value-type="float" office:value="1">
            <text:p>1</text:p>
          </table:table-cell>
          <table:table-cell table:number-columns-repeated="243"/>
        </table:table-row>
        <table:table-row table:style-name="ro60">
          <table:table-cell office:value-type="string">
            <text:p>SNF_IPA_DOC_38</text:p>
          </table:table-cell>
          <table:table-cell office:value-type="string">
            <text:p>Ipad</text:p>
          </table:table-cell>
          <table:table-cell office:value-type="string">
            <text:p>Chat</text:p>
          </table:table-cell>
          <table:table-cell table:style-name="ce60" office:value-type="string">
            <text:p>Close menu action of File/Folder</text:p>
          </table:table-cell>
          <table:table-cell/>
          <table:table-cell table:formula="of:=SUMPRODUCT(([SniffTest.B$7:SniffTest.B$921]=[.$A41])*([SniffTest.A$7:SniffTest.A$921]&lt;&gt;&quot;&quot;))" office:value-type="float" office:value="1">
            <text:p>1</text:p>
          </table:table-cell>
          <table:table-cell table:number-columns-repeated="243"/>
        </table:table-row>
        <table:table-row table:style-name="ro15">
          <table:table-cell office:value-type="string">
            <text:p>SNF_IPA_DOC_39</text:p>
          </table:table-cell>
          <table:table-cell office:value-type="string">
            <text:p>Ipad</text:p>
          </table:table-cell>
          <table:table-cell office:value-type="string">
            <text:p>Chat</text:p>
          </table:table-cell>
          <table:table-cell table:style-name="ce61" office:value-type="string">
            <text:p>Delete a File/Folder</text:p>
          </table:table-cell>
          <table:table-cell/>
          <table:table-cell table:formula="of:=SUMPRODUCT(([SniffTest.B$7:SniffTest.B$921]=[.$A42])*([SniffTest.A$7:SniffTest.A$921]&lt;&gt;&quot;&quot;))" office:value-type="float" office:value="1">
            <text:p>1</text:p>
          </table:table-cell>
          <table:table-cell table:number-columns-repeated="243"/>
        </table:table-row>
        <table:table-row table:style-name="ro15">
          <table:table-cell office:value-type="string">
            <text:p>SNF_IPA_DOC_40</text:p>
          </table:table-cell>
          <table:table-cell office:value-type="string">
            <text:p>Ipad</text:p>
          </table:table-cell>
          <table:table-cell table:style-name="ce209" office:value-type="string">
            <text:p>Documents</text:p>
          </table:table-cell>
          <table:table-cell table:style-name="ce62" office:value-type="string">
            <text:p>Copy/Paste a File/Folder</text:p>
          </table:table-cell>
          <table:table-cell/>
          <table:table-cell table:formula="of:=SUMPRODUCT(([SniffTest.B$7:SniffTest.B$921]=[.$A43])*([SniffTest.A$7:SniffTest.A$921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5">
          <table:table-cell office:value-type="string">
            <text:p>SNF_IPA_DOC_41</text:p>
          </table:table-cell>
          <table:table-cell office:value-type="string">
            <text:p>Ipad</text:p>
          </table:table-cell>
          <table:table-cell table:style-name="ce209" office:value-type="string">
            <text:p>Documents</text:p>
          </table:table-cell>
          <table:table-cell table:style-name="ce62" office:value-type="string">
            <text:p>Cut/Paste a File/Folder</text:p>
          </table:table-cell>
          <table:table-cell/>
          <table:table-cell table:formula="of:=SUMPRODUCT(([SniffTest.B$7:SniffTest.B$921]=[.$A44])*([SniffTest.A$7:SniffTest.A$921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5">
          <table:table-cell office:value-type="string">
            <text:p>SNF_IPA_DOC_42</text:p>
          </table:table-cell>
          <table:table-cell office:value-type="string">
            <text:p>Ipad</text:p>
          </table:table-cell>
          <table:table-cell table:style-name="ce209" office:value-type="string">
            <text:p>Documents</text:p>
          </table:table-cell>
          <table:table-cell office:value-type="string">
            <text:p>Create new Folder</text:p>
          </table:table-cell>
          <table:table-cell/>
          <table:table-cell table:formula="of:=SUMPRODUCT(([SniffTest.B$7:SniffTest.B$921]=[.$A45])*([SniffTest.A$7:SniffTest.A$921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5">
          <table:table-cell office:value-type="string">
            <text:p>SNF_IPA_DOC_43</text:p>
          </table:table-cell>
          <table:table-cell office:value-type="string">
            <text:p>Ipad</text:p>
          </table:table-cell>
          <table:table-cell table:style-name="ce209" office:value-type="string">
            <text:p>Documents</text:p>
          </table:table-cell>
          <table:table-cell office:value-type="string">
            <text:p>Rename Folder</text:p>
          </table:table-cell>
          <table:table-cell/>
          <table:table-cell table:formula="of:=SUMPRODUCT(([SniffTest.B$7:SniffTest.B$921]=[.$A46])*([SniffTest.A$7:SniffTest.A$921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55">
          <table:table-cell table:style-name="ce207" office:value-type="string" table:number-columns-spanned="5" table:number-rows-spanned="1">
            <text:p>TOTAL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212" table:formula="of:=SUM([.F4:.F46])" office:value-type="float" office:value="43">
            <text:p>43</text:p>
          </table:table-cell>
          <table:table-cell table:style-name="Default" table:number-columns-repeated="243"/>
        </table:table-row>
      </table:table>
      <table:named-expressions>
        <table:named-range table:name="creat_new_account" table:base-cell-address="$SniffTest.$E$13" table:cell-range-address="$SniffTest.$E$7"/>
        <table:named-expression table:name="Add_gadget_into_container" table:base-cell-address="$Cover.$E$64" table:expression="$#REF!.$E$#REF!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currency-style style:name="N23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1P0"/>
    </number:currency-style>
    <number:number-style style:name="N232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2">06/02/2011</text:date>, <text:time>17:10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Minh Nguyen</meta:initial-creator>
    <meta:creation-date>2009-02-26T17:47:58</meta:creation-date>
    <dc:date>2011-06-02T17:10:17</dc:date>
    <meta:editing-cycles>827</meta:editing-cycles>
    <meta:editing-duration>PT292H10M47S</meta:editing-duration>
    <dc:creator>exoplatform </dc:creator>
    <meta:document-statistic meta:table-count="4" meta:cell-count="822" meta:object-count="5"/>
    <meta:user-defined meta:name="Info 1"/>
    <meta:user-defined meta:name="Info 2"/>
    <meta:user-defined meta:name="Info 3"/>
    <meta:user-defined meta:name="Info 4"/>
  </office:meta>
</office:document-meta>
</file>